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manifest.rdf" manifest:media-type="application/rdf+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5" manifest:media-type="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"/>
  <manifest:file-entry manifest:full-path="ObjectReplacements/Object 21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"/>
  <manifest:file-entry manifest:full-path="ObjectReplacements/Object 19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 195/content.xml" manifest:media-type="text/xml"/>
  <manifest:file-entry manifest:full-path="Object 195/settings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Pictures/2000000700001BD700002E9560031D6ABDDAA432.svm" manifest:media-type=""/>
  <manifest:file-entry manifest:full-path="Pictures/20000007000021A1000037F4DCEA65F48D107F5A.svm" manifest:media-type=""/>
  <manifest:file-entry manifest:full-path="Pictures/20000007000031E300002A2CE8E99E1C6597BBF5.svm" manifest:media-type=""/>
  <manifest:file-entry manifest:full-path="Pictures/20000007000031E300002A2C21264340A7616BC7.svm" manifest:media-type=""/>
  <manifest:file-entry manifest:full-path="Pictures/200000070000327100002A7306766459C7DF04B1.svm" manifest:media-type=""/>
  <manifest:file-entry manifest:full-path="Pictures/20000007000022BB000036DA8C85A061CD0AD369.svm" manifest:media-type=""/>
  <manifest:file-entry manifest:full-path="Pictures/2000000700001E0B00001F26778FAC3435D29519.svm" manifest:media-type=""/>
  <manifest:file-entry manifest:full-path="Pictures/2000000700001D7E00003693CA556005DEEC5A1E.svm" manifest:media-type=""/>
  <manifest:file-entry manifest:full-path="Pictures/200000070000410C000020402E7D71E7E9CE1299.svm" manifest:media-type=""/>
  <manifest:file-entry manifest:full-path="Pictures/2000000700002FF6000028CB6112680F724DC1C6.svm" manifest:media-type=""/>
  <manifest:file-entry manifest:full-path="Pictures/20000007000052F60000319D2D0FE1B919232AEE.svm" manifest:media-type=""/>
  <manifest:file-entry manifest:full-path="Pictures/2000000700001FB300002B8D004DDC0E2D25FCB6.svm" manifest:media-type=""/>
  <manifest:file-entry manifest:full-path="Pictures/200000070000357900002BD46338474305FBD011.svm" manifest:media-type=""/>
  <manifest:file-entry manifest:full-path="Pictures/2000000700003DBD00001E0CA7188080845AFF28.svm" manifest:media-type="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2.409cm" style:rel-column-width="47800*"/>
    </style:style>
    <style:style style:name="Tableau2.B" style:family="table-column">
      <style:table-column-properties style:column-width="4.604cm" style:rel-column-width="17735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D" style:family="table-column">
      <style:table-column-properties style:column-width="4.251cm" style:rel-column-width="16386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0.05pt solid #000000" fo:border-top="none" fo:border-bottom="none"/>
    </style:style>
    <style:style style:name="Tableau7.C1" style:family="table-cell">
      <style:table-cell-properties fo:padding="0.097cm" fo:border-left="none" fo:border-right="0.05pt solid #000000" fo:border-top="none" fo:border-bottom="none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9.419cm" style:rel-column-width="36283*"/>
    </style:style>
    <style:style style:name="Tableau8.B" style:family="table-column">
      <style:table-column-properties style:column-width="7.594cm" style:rel-column-width="29252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12.118cm" style:rel-column-width="46679*"/>
    </style:style>
    <style:style style:name="Tableau9.B" style:family="table-column">
      <style:table-column-properties style:column-width="4.895cm" style:rel-column-width="18856*"/>
    </style:style>
    <style:style style:name="Tableau9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9.684cm" style:rel-column-width="37302*"/>
    </style:style>
    <style:style style:name="Tableau3.B" style:family="table-column">
      <style:table-column-properties style:column-width="7.329cm" style:rel-column-width="28233*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12.541cm" style:rel-column-width="48310*"/>
    </style:style>
    <style:style style:name="Tableau5.B" style:family="table-column">
      <style:table-column-properties style:column-width="4.471cm" style:rel-column-width="17225*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9.128cm" style:rel-column-width="35162*"/>
    </style:style>
    <style:style style:name="Tableau4.B" style:family="table-column">
      <style:table-column-properties style:column-width="7.885cm" style:rel-column-width="30373*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7.272cm" fo:margin-left="0cm" fo:margin-right="-0.272cm" table:align="margins"/>
    </style:style>
    <style:style style:name="Tableau6.A" style:family="table-column">
      <style:table-column-properties style:column-width="2.752cm" style:rel-column-width="10440*"/>
    </style:style>
    <style:style style:name="Tableau6.B" style:family="table-column">
      <style:table-column-properties style:column-width="3.63cm" style:rel-column-width="13773*"/>
    </style:style>
    <style:style style:name="Tableau6.E" style:family="table-column">
      <style:table-column-properties style:column-width="3.63cm" style:rel-column-width="13776*"/>
    </style:style>
    <style:style style:name="Tableau6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B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e6e6e6" fo:padding="0.097cm" fo:border-left="0.05pt solid #000000" fo:border-right="none" fo:border-top="1pt solid #000000" fo:border-bottom="1pt solid #000000">
        <style:background-image/>
      </style:table-cell-properties>
    </style:style>
    <style:style style:name="Tableau6.B2" style:family="table-cell">
      <style:table-cell-properties style:vertical-align="middle" fo:padding="0.097cm" fo:border-left="0.05pt solid #000000" fo:border-right="none" fo:border-top="1pt solid #000000" fo:border-bottom="1pt solid #000000"/>
    </style:style>
    <style:style style:name="Tableau6.C2" style:family="table-cell">
      <style:table-cell-properties style:vertical-align="middle" fo:padding="0.097cm" fo:border-left="0.05pt solid #000000" fo:border-right="none" fo:border-top="1pt solid #000000" fo:border-bottom="1pt solid #000000"/>
    </style:style>
    <style:style style:name="Tableau6.D2" style:family="table-cell">
      <style:table-cell-properties style:vertical-align="middle" fo:padding="0.097cm" fo:border-left="0.05pt solid #000000" fo:border-right="none" fo:border-top="1pt solid #000000" fo:border-bottom="1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1pt solid #000000" fo:border-bottom="1pt solid #000000"/>
    </style:style>
    <style:style style:name="Tableau6.A3" style:family="table-cell">
      <style:table-cell-properties style:vertical-align="middle" fo:background-color="#e6e6e6" fo:padding="0.097cm" fo:border-left="0.05pt solid #000000" fo:border-right="none" fo:border-top="none" fo:border-bottom="1pt solid #000000">
        <style:background-image/>
      </style:table-cell-properties>
    </style:style>
    <style:style style:name="Tableau6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6.C3" style:family="table-cell">
      <style:table-cell-properties style:vertical-align="middle" fo:padding="0.097cm" fo:border-left="0.05pt solid #000000" fo:border-right="none" fo:border-top="0.05pt solid #000000" fo:border-bottom="1pt solid #000000"/>
    </style:style>
    <style:style style:name="Tableau6.D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E3" style:family="table-cell">
      <style:table-cell-properties style:vertical-align="middle" fo:padding="0.097cm" fo:border="0.05pt solid #000000"/>
    </style:style>
    <style:style style:name="Tableau6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6.C4" style:family="table-cell">
      <style:table-cell-properties style:vertical-align="middle" fo:padding="0.097cm" fo:border-left="0.05pt solid #000000" fo:border-right="none" fo:border-top="0.05pt solid #000000" fo:border-bottom="1pt solid #000000"/>
    </style:style>
    <style:style style:name="Tableau6.D4" style:family="table-cell">
      <style:table-cell-properties style:vertical-align="middle" fo:padding="0.097cm" fo:border-left="0.05pt solid #000000" fo:border-right="0.05pt solid #000000" fo:border-top="none" fo:border-bottom="1pt solid #000000"/>
    </style:style>
    <style:style style:name="Tableau6.B5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6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B6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6.C6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6.D6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6.E6" style:family="table-cell">
      <style:table-cell-properties style:vertical-align="middle" fo:padding="0.097cm" fo:border-left="0.05pt solid #000000" fo:border-right="0.05pt solid #000000" fo:border-top="none" fo:border-bottom="1pt solid #000000"/>
    </style:style>
    <style:style style:name="Tableau10" style:family="table">
      <style:table-properties style:width="16.956cm" fo:margin-left="0.021cm" fo:margin-right="0.023cm" table:align="margins" style:writing-mode="lr-tb"/>
    </style:style>
    <style:style style:name="Tableau10.A" style:family="table-column">
      <style:table-column-properties style:column-width="5.652cm" style:rel-column-width="21845*"/>
    </style:style>
    <style:style style:name="Tableau10.B" style:family="table-column">
      <style:table-column-properties style:column-width="5.821cm" style:rel-column-width="22500*"/>
    </style:style>
    <style:style style:name="Tableau10.C" style:family="table-column">
      <style:table-column-properties style:column-width="5.482cm" style:rel-column-width="21190*"/>
    </style:style>
    <style:style style:name="Tableau10.1" style:family="table-row">
      <style:table-row-properties style:row-height="0.787cm" fo:keep-together="auto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2" style:family="table-row">
      <style:table-row-properties style:row-height="8.902cm" fo:keep-together="auto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text-properties style:font-name="Times" fo:font-style="italic" style:font-style-asian="italic" style:font-style-complex="italic"/>
    </style:style>
    <style:style style:name="P4" style:family="paragraph" style:parent-style-name="Standard">
      <style:text-properties style:font-name="Times" fo:font-style="normal" style:font-style-asian="normal" style:font-style-complex="normal"/>
    </style:style>
    <style:style style:name="P5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Times" style:text-underline-style="non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able_20_Contents">
      <style:text-properties style:font-name="Times"/>
    </style:style>
    <style:style style:name="P17" style:family="paragraph" style:parent-style-name="Table_20_Contents">
      <style:text-properties style:font-name="Times" fo:font-size="8pt" style:font-size-asian="8pt" style:font-size-complex="8pt"/>
    </style:style>
    <style:style style:name="P18" style:family="paragraph" style:parent-style-name="Table_20_Contents">
      <style:text-properties style:font-name="Times" fo:font-size="2pt" style:font-size-asian="1.75pt" style:font-size-complex="2pt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break-before="page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Heading_20_2">
      <style:text-properties style:text-underline-style="solid" style:text-underline-width="auto" style:text-underline-color="font-color"/>
    </style:style>
    <style:style style:name="P28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29" style:family="paragraph" style:parent-style-name="Heading_20_1">
      <style:text-properties style:text-underline-style="solid" style:text-underline-width="auto" style:text-underline-color="font-color"/>
    </style:style>
    <style:style style:name="P30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1" style:family="paragraph" style:parent-style-name="Text_20_body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 style:list-style-name="L1"/>
    <style:style style:name="P33" style:family="paragraph" style:parent-style-name="Standard" style:list-style-name="L1">
      <style:text-properties style:text-underline-style="none"/>
    </style:style>
    <style:style style:name="P34" style:family="paragraph" style:parent-style-name="Standard" style:list-style-name="L2"/>
    <style:style style:name="P35" style:family="paragraph" style:parent-style-name="Standard" style:list-style-name="L3">
      <style:text-properties fo:font-style="italic" style:font-style-asian="italic" style:font-style-complex="italic"/>
    </style:style>
    <style:style style:name="P36" style:family="paragraph" style:parent-style-name="Standard" style:list-style-name="L4"/>
    <style:style style:name="P37" style:family="paragraph" style:parent-style-name="Standard" style:list-style-name="L5">
      <style:text-properties style:font-name="Times"/>
    </style:style>
    <style:style style:name="P38" style:family="paragraph" style:parent-style-name="Standard" style:list-style-name="L7">
      <style:text-properties style:font-name="Times"/>
    </style:style>
    <style:style style:name="P39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none"/>
    </style:style>
    <style:style style:name="P41" style:family="paragraph" style:parent-style-name="Standard">
      <loext:graphic-properties draw:fill="solid" draw:fill-color="#dddddd" draw:opacity="100%"/>
      <style:paragraph-properties fo:background-color="#dddddd"/>
      <style:text-properties style:font-name="Times"/>
    </style:style>
    <style:style style:name="P4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/>
    </style:style>
    <style:style style:name="P43" style:family="paragraph" style:parent-style-name="Standard" style:list-style-name="L6"/>
    <style:style style:name="P44" style:family="paragraph" style:parent-style-name="Standard">
      <loext:graphic-properties draw:fill="solid" draw:fill-color="#dddddd" draw:opacity="100%"/>
      <style:paragraph-properties fo:background-color="#dddddd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OpenSymbol1"/>
    </style:style>
    <style:style style:name="T5" style:family="text">
      <style:text-properties style:font-name="OpenSymbol1" fo:font-style="normal" style:text-underline-style="none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"/>
    </style:style>
    <style:style style:name="T8" style:family="text">
      <style:text-properties style:font-name="Times" style:text-underline-style="none"/>
    </style:style>
    <style:style style:name="T9" style:family="text">
      <style:text-properties style:font-name="Times" fo:font-style="italic" style:font-style-asian="italic" style:font-style-complex="italic"/>
    </style:style>
    <style:style style:name="T10" style:family="text">
      <style:text-properties style:font-name="Times" fo:font-style="italic" style:text-underline-style="none" style:font-style-asian="italic" style:font-style-complex="italic"/>
    </style:style>
    <style:style style:name="T11" style:family="text">
      <style:text-properties style:font-name="Times" fo:font-style="normal" style:text-underline-style="none" style:font-style-asian="normal" style:font-style-complex="normal"/>
    </style:style>
    <style:style style:name="T12" style:family="text">
      <style:text-properties style:font-name="Times" fo:font-style="normal" style:font-style-asian="normal" style:font-style-complex="normal"/>
    </style:style>
    <style:style style:name="T13" style:family="text">
      <style:text-properties style:font-name="Times" fo:font-weight="bold" style:font-weight-asian="bold" style:font-weight-complex="bold"/>
    </style:style>
    <style:style style:name="T14" style:family="text">
      <style:text-properties style:font-name="OpenSymbol3"/>
    </style:style>
    <style:style style:name="T15" style:family="text">
      <style:text-properties style:font-name="OpenSymbol3" fo:font-style="italic" style:font-style-asian="italic" style:font-style-complex="italic"/>
    </style:style>
    <style:style style:name="T16" style:family="text">
      <style:text-properties style:font-name="OpenSymbol3" fo:font-style="normal" style:font-style-asian="normal" style:font-style-complex="normal"/>
    </style:style>
    <style:style style:name="T17" style:family="text">
      <style:text-properties style:text-position="super 58%" style:font-name="Times" fo:font-style="normal" style:text-underline-style="none" style:font-style-asian="normal" style:font-style-complex="normal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font-style="italic" style:font-size-asian="8pt" style:font-style-asian="italic" style:font-size-complex="8pt" style:font-style-complex="italic"/>
    </style:style>
    <style:style style:name="T20" style:family="text">
      <style:text-properties style:font-name="Atalante" fo:font-style="normal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">Chapitre 2</text:p>
            <text:p text:style-name="P24">Géométrie plane</text:p>
          </table:table-cell>
        </table:table-row>
      </table:table>
      <text:h text:style-name="P29" text:outline-level="1">Colinéarité de deux vecteurs</text:h>
      <text:h text:style-name="P27" text:outline-level="2">Vecteurs colinéaires</text:h>
      <text:p text:style-name="P31">Définition :</text:p>
      <text:p text:style-name="P44">Soit <draw:frame draw:style-name="fr5" draw:name="Objet1" text:anchor-type="as-char" svg:width="0.423cm" svg:height="0.467cm" draw:z-index="0"><draw:object xlink:href="./Object 1" xlink:type="simple" xlink:show="embed" xlink:actuate="onLoad"/><draw:image xlink:href="./ObjectReplacements/Object 1" xlink:type="simple" xlink:show="embed" xlink:actuate="onLoad"/></draw:frame> et <draw:frame draw:style-name="fr5" draw:name="Objet2" text:anchor-type="as-char" svg:width="0.422cm" svg:height="0.467cm" draw:z-index="1"><draw:object xlink:href="./Object 2" xlink:type="simple" xlink:show="embed" xlink:actuate="onLoad"/><draw:image xlink:href="./ObjectReplacements/Object 2" xlink:type="simple" xlink:show="embed" xlink:actuate="onLoad"/></draw:frame> deux vecteurs non nuls.</text:p>
      <text:p text:style-name="P44">Les vecteurs <draw:frame draw:style-name="fr5" draw:name="Objet3" text:anchor-type="as-char" svg:width="0.423cm" svg:height="0.467cm" draw:z-index="2"><draw:object xlink:href="./Object 3" xlink:type="simple" xlink:show="embed" xlink:actuate="onLoad"/><draw:image xlink:href="./ObjectReplacements/Object 3" xlink:type="simple" xlink:show="embed" xlink:actuate="onLoad"/></draw:frame> et <draw:frame draw:style-name="fr5" draw:name="Objet4" text:anchor-type="as-char" svg:width="0.422cm" svg:height="0.467cm" draw:z-index="3"><draw:object xlink:href="./Object 4" xlink:type="simple" xlink:show="embed" xlink:actuate="onLoad"/><draw:image xlink:href="./ObjectReplacements/Object 4" xlink:type="simple" xlink:show="embed" xlink:actuate="onLoad"/></draw:frame> sont <text:span text:style-name="T3">colinéaires</text:span> si l'un est le produit de l'autre par un réel non nul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5" draw:name="Objet5" text:anchor-type="as-char" svg:width="0.423cm" svg:height="0.467cm" draw:z-index="5"><draw:object xlink:href="./Object 5" xlink:type="simple" xlink:show="embed" xlink:actuate="onLoad"/><draw:image xlink:href="./ObjectReplacements/Object 5" xlink:type="simple" xlink:show="embed" xlink:actuate="onLoad"/></draw:frame> et <draw:frame draw:style-name="fr5" draw:name="Objet6" text:anchor-type="as-char" svg:width="0.422cm" svg:height="0.467cm" draw:z-index="6"><draw:object xlink:href="./Object 6" xlink:type="simple" xlink:show="embed" xlink:actuate="onLoad"/><draw:image xlink:href="./ObjectReplacements/Object 6" xlink:type="simple" xlink:show="embed" xlink:actuate="onLoad"/></draw:frame> colinéaires <text:span text:style-name="T4">⇔</text:span> <text:span text:style-name="T4">∃</text:span> <text:span text:style-name="T6">k</text:span><text:span text:style-name="T15">≠</text:span>0 tel que <draw:frame draw:style-name="fr5" draw:name="Objet7" text:anchor-type="as-char" svg:width="1.279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19"/>
            <text:p text:style-name="Table_20_Contents"><text:span text:style-name="T6">k</text:span> est le <text:span text:style-name="T3">coefficient de colinéarité</text:span></text:p>
          </table:table-cell>
          <table:table-cell table:style-name="Tableau2.B1" office:value-type="string">
            <text:p text:style-name="Table_20_Contents"><draw:frame draw:style-name="fr1" draw:name="images1" text:anchor-type="paragraph" svg:width="3.38cm" svg:height="2.605cm" draw:z-index="4"><draw:image xlink:href="Pictures/2000000700001E0B00001F26778FAC3435D29519.svm" xlink:type="simple" xlink:show="embed" xlink:actuate="onLoad"/></draw:frame></text:p>
          </table:table-cell>
        </table:table-row>
      </table:table>
      <text:p text:style-name="P8">Remarques :</text:p>
      <text:list xml:id="list4956603571800032067" text:style-name="L1">
        <text:list-item>
          <text:p text:style-name="P32">Deux vecteurs non nuls sont colinéaires s'ils ont même direction.</text:p>
        </text:list-item>
        <text:list-item>
          <text:p text:style-name="P33">Par convention, le vecteur nul <draw:frame draw:style-name="fr5" draw:name="Objet85" text:anchor-type="as-char" svg:width="0.427cm" svg:height="0.526cm" draw:z-index="58"><draw:object xlink:href="./Object 78" xlink:type="simple" xlink:show="embed" xlink:actuate="onLoad"/><draw:image xlink:href="./ObjectReplacements/Object 78" xlink:type="simple" xlink:show="embed" xlink:actuate="onLoad"/></draw:frame> est colinéaire à tout vecteur.</text:p>
        </text:list-item>
      </text:list>
      <text:h text:style-name="P27" text:outline-level="2">Décomposition de vecteurs</text:h>
      <text:p text:style-name="P39">Définition :</text:p>
      <text:p text:style-name="P40">On appelle <text:span text:style-name="T3">base</text:span> du plan vectoriel tout couple de deux vecteurs <text:span text:style-name="T3">non colinéaires</text:span>.</text:p>
      <text:p text:style-name="P44"><text:span text:style-name="T8">Deux vecteurs </text:span><text:span text:style-name="T8"><draw:frame draw:style-name="fr5" draw:name="Objet156" text:anchor-type="as-char" svg:width="0.423cm" svg:height="0.467cm" draw:z-index="59"><draw:object xlink:href="./Object 155" xlink:type="simple" xlink:show="embed" xlink:actuate="onLoad"/><draw:image xlink:href="./ObjectReplacements/Object 155" xlink:type="simple" xlink:show="embed" xlink:actuate="onLoad"/></draw:frame></text:span><text:span text:style-name="T8"> et </text:span><text:span text:style-name="T8"><draw:frame draw:style-name="fr5" draw:name="Objet157" text:anchor-type="as-char" svg:width="0.422cm" svg:height="0.467cm" draw:z-index="60"><draw:object xlink:href="./Object 156" xlink:type="simple" xlink:show="embed" xlink:actuate="onLoad"/><draw:image xlink:href="./ObjectReplacements/Object 156" xlink:type="simple" xlink:show="embed" xlink:actuate="onLoad"/></draw:frame></text:span><text:span text:style-name="T8"> non colinéaires forment une base notée </text:span><text:span text:style-name="T8"><draw:frame draw:style-name="fr5" draw:name="Objet158" text:anchor-type="as-char" svg:width="1.184cm" svg:height="0.483cm" draw:z-index="61"><draw:object xlink:href="./Object 157" xlink:type="simple" xlink:show="embed" xlink:actuate="onLoad"/><draw:image xlink:href="./ObjectReplacements/Object 157" xlink:type="simple" xlink:show="embed" xlink:actuate="onLoad"/></draw:frame></text:span><text:span text:style-name="T8">.</text:span></text:p>
      <text:p text:style-name="P7"/>
      <text:p text:style-name="P6">Exemple :</text:p>
      <text:p text:style-name="P7">Les côtés d'un triangle ABC quelconque, non aplati, permettent de former des bases.</text:p>
      <table:table table:name="Tableau7" table:style-name="Tableau7">
        <table:table-column table:style-name="Tableau7.A" table:number-columns-repeated="3"/>
        <table:table-column table:style-name="Tableau7.D"/>
        <table:table-row>
          <table:table-cell table:style-name="Tableau7.A1" office:value-type="string">
            <text:p text:style-name="Table_20_Contents"><draw:frame draw:style-name="fr2" draw:name="images9" text:anchor-type="paragraph" svg:width="4.055cm" svg:height="3.411cm" draw:z-index="42"><draw:image xlink:href="Pictures/200000070000327100002A7306766459C7DF04B1.svm" xlink:type="simple" xlink:show="embed" xlink:actuate="onLoad"/></draw:frame></text:p>
          </table:table-cell>
          <table:table-cell table:style-name="Tableau7.B1" office:value-type="string">
            <text:p text:style-name="Table_20_Contents"><draw:frame draw:style-name="fr3" draw:name="images10" text:anchor-type="paragraph" svg:width="4.057cm" svg:height="3.429cm" draw:z-index="53"><draw:image xlink:href="Pictures/20000007000031E300002A2C21264340A7616BC7.svm" xlink:type="simple" xlink:show="embed" xlink:actuate="onLoad"/></draw:frame></text:p>
          </table:table-cell>
          <table:table-cell table:style-name="Tableau7.C1" office:value-type="string">
            <text:p text:style-name="Table_20_Contents"><draw:frame draw:style-name="fr3" draw:name="images11" text:anchor-type="paragraph" svg:width="4.055cm" svg:height="3.427cm" draw:z-index="54"><draw:image xlink:href="Pictures/20000007000031E300002A2CE8E99E1C6597BBF5.svm" xlink:type="simple" xlink:show="embed" xlink:actuate="onLoad"/></draw:frame></text:p>
          </table:table-cell>
          <table:table-cell table:style-name="Tableau7.A1" office:value-type="string">
            <text:p text:style-name="Table_20_Contents"><draw:frame draw:style-name="fr2" draw:name="images12" text:anchor-type="paragraph" svg:width="4.057cm" svg:height="3.45cm" draw:z-index="55"><draw:image xlink:href="Pictures/2000000700002FF6000028CB6112680F724DC1C6.svm" xlink:type="simple" xlink:show="embed" xlink:actuate="onLoad"/></draw:frame></text:p>
          </table:table-cell>
        </table:table-row>
        <table:table-row>
          <table:table-cell table:style-name="Tableau7.A1" office:value-type="string">
            <text:p text:style-name="P21">base <draw:frame draw:style-name="fr5" draw:name="Objet159" text:anchor-type="as-char" svg:width="1.986cm" svg:height="0.543cm" draw:z-index="62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7.B1" office:value-type="string">
            <text:p text:style-name="P21">base <draw:frame draw:style-name="fr5" draw:name="Objet160" text:anchor-type="as-char" svg:width="1.889cm" svg:height="0.543cm" draw:z-index="63"><draw:object xlink:href="./Object 163" xlink:type="simple" xlink:show="embed" xlink:actuate="onLoad"/><draw:image xlink:href="./ObjectReplacements/Object 163" xlink:type="simple" xlink:show="embed" xlink:actuate="onLoad"/><svg:desc>formule</svg:desc></draw:frame></text:p>
          </table:table-cell>
          <table:table-cell table:style-name="Tableau7.C1" office:value-type="string">
            <text:p text:style-name="P21">base <draw:frame draw:style-name="fr5" draw:name="Objet161" text:anchor-type="as-char" svg:width="1.976cm" svg:height="0.543cm" draw:z-index="64"><draw:object xlink:href="./Object 164" xlink:type="simple" xlink:show="embed" xlink:actuate="onLoad"/><draw:image xlink:href="./ObjectReplacements/Object 164" xlink:type="simple" xlink:show="embed" xlink:actuate="onLoad"/><svg:desc>formule</svg:desc></draw:frame></text:p>
          </table:table-cell>
          <table:table-cell table:style-name="Tableau7.A1" office:value-type="string">
            <text:p text:style-name="P21">base <draw:frame draw:style-name="fr5" draw:name="Objet162" text:anchor-type="as-char" svg:width="1.986cm" svg:height="0.543cm" draw:z-index="65"><draw:object xlink:href="./Object 165" xlink:type="simple" xlink:show="embed" xlink:actuate="onLoad"/><draw:image xlink:href="./ObjectReplacements/Object 165" xlink:type="simple" xlink:show="embed" xlink:actuate="onLoad"/><svg:desc>formule</svg:desc></draw:frame></text:p>
          </table:table-cell>
        </table:table-row>
      </table:table>
      <text:p text:style-name="Standard"/>
      <text:p text:style-name="P8">Remarques :</text:p>
      <text:list xml:id="list4640745407059831511" text:style-name="L2">
        <text:list-item>
          <text:p text:style-name="P34">Soit <text:span text:style-name="T6">A</text:span>, <text:span text:style-name="T6">B</text:span>, <text:span text:style-name="T6">C</text:span> trois points non alignés du plan. </text:p>
          <text:p text:style-name="P34">On dit que <draw:frame draw:style-name="fr5" draw:name="Objet177" text:anchor-type="as-char" svg:width="2.489cm" svg:height="0.543cm" draw:z-index="66"><draw:object xlink:href="./Object 177" xlink:type="simple" xlink:show="embed" xlink:actuate="onLoad"/><draw:image xlink:href="./ObjectReplacements/Object 177" xlink:type="simple" xlink:show="embed" xlink:actuate="onLoad"/></draw:frame> est un repère du plan.</text:p>
        </text:list-item>
        <text:list-item>
          <text:p text:style-name="P34"><draw:frame draw:style-name="fr5" draw:name="Objet178" text:anchor-type="as-char" svg:width="1.707cm" svg:height="0.483cm" draw:z-index="67"><draw:object xlink:href="./Object 178" xlink:type="simple" xlink:show="embed" xlink:actuate="onLoad"/><draw:image xlink:href="./ObjectReplacements/Object 178" xlink:type="simple" xlink:show="embed" xlink:actuate="onLoad"/></draw:frame> dans le repère <draw:frame draw:style-name="fr5" draw:name="Objet179" text:anchor-type="as-char" svg:width="2.489cm" svg:height="0.543cm" draw:z-index="68"><draw:object xlink:href="./Object 179" xlink:type="simple" xlink:show="embed" xlink:actuate="onLoad"/><draw:image xlink:href="./ObjectReplacements/Object 179" xlink:type="simple" xlink:show="embed" xlink:actuate="onLoad"/><svg:desc>formule</svg:desc></draw:frame> signifie que <draw:frame draw:style-name="fr5" draw:name="Objet180" text:anchor-type="as-char" svg:width="0.961cm" svg:height="0.526cm" draw:z-index="69"><draw:object xlink:href="./Object 180" xlink:type="simple" xlink:show="embed" xlink:actuate="onLoad"/><draw:image xlink:href="./ObjectReplacements/Object 180" xlink:type="simple" xlink:show="embed" xlink:actuate="onLoad"/></draw:frame>=<text:span text:style-name="T6">x</text:span><draw:frame draw:style-name="fr5" draw:name="Objet181" text:anchor-type="as-char" svg:width="0.783cm" svg:height="0.527cm" draw:z-index="70"><draw:object xlink:href="./Object 181" xlink:type="simple" xlink:show="embed" xlink:actuate="onLoad"/><draw:image xlink:href="./ObjectReplacements/Object 181" xlink:type="simple" xlink:show="embed" xlink:actuate="onLoad"/></draw:frame>+<text:span text:style-name="T6">y</text:span><draw:frame draw:style-name="fr5" draw:name="Objet182" text:anchor-type="as-char" svg:width="0.836cm" svg:height="0.527cm" draw:z-index="71"><draw:object xlink:href="./Object 182" xlink:type="simple" xlink:show="embed" xlink:actuate="onLoad"/><draw:image xlink:href="./ObjectReplacements/Object 182" xlink:type="simple" xlink:show="embed" xlink:actuate="onLoad"/></draw:frame>.</text:p>
        </text:list-item>
        <text:list-item>
          <text:p text:style-name="P34"><draw:frame draw:style-name="fr5" draw:name="Objet185" text:anchor-type="as-char" svg:width="1.707cm" svg:height="0.483cm" draw:z-index="72"><draw:object xlink:href="./Object 185" xlink:type="simple" xlink:show="embed" xlink:actuate="onLoad"/><draw:image xlink:href="./ObjectReplacements/Object 185" xlink:type="simple" xlink:show="embed" xlink:actuate="onLoad"/><svg:desc>formule</svg:desc></draw:frame> dans le repère <draw:frame draw:style-name="fr5" draw:name="Objet186" text:anchor-type="as-char" svg:width="1.842cm" svg:height="0.483cm" draw:z-index="73"><draw:object xlink:href="./Object 186" xlink:type="simple" xlink:show="embed" xlink:actuate="onLoad"/><draw:image xlink:href="./ObjectReplacements/Object 186" xlink:type="simple" xlink:show="embed" xlink:actuate="onLoad"/><svg:desc>formule</svg:desc></draw:frame> signifie que <draw:frame draw:style-name="fr5" draw:name="Objet187" text:anchor-type="as-char" svg:width="0.967cm" svg:height="0.527cm" draw:z-index="74"><draw:object xlink:href="./Object 187" xlink:type="simple" xlink:show="embed" xlink:actuate="onLoad"/><draw:image xlink:href="./ObjectReplacements/Object 187" xlink:type="simple" xlink:show="embed" xlink:actuate="onLoad"/><svg:desc>formule</svg:desc></draw:frame>=<text:span text:style-name="T6">x</text:span><draw:frame draw:style-name="fr5" draw:name="Objet188" text:anchor-type="as-char" svg:width="0.702cm" svg:height="0.527cm" draw:z-index="75"><draw:object xlink:href="./Object 188" xlink:type="simple" xlink:show="embed" xlink:actuate="onLoad"/><draw:image xlink:href="./ObjectReplacements/Object 188" xlink:type="simple" xlink:show="embed" xlink:actuate="onLoad"/><svg:desc>formule</svg:desc></draw:frame>+<text:span text:style-name="T6">y</text:span><draw:frame draw:style-name="fr5" draw:name="Objet189" text:anchor-type="as-char" svg:width="0.766cm" svg:height="0.526cm" draw:z-index="76"><draw:object xlink:href="./Object 189" xlink:type="simple" xlink:show="embed" xlink:actuate="onLoad"/><draw:image xlink:href="./ObjectReplacements/Object 189" xlink:type="simple" xlink:show="embed" xlink:actuate="onLoad"/><svg:desc>formule</svg:desc></draw:frame>.</text:p>
        </text:list-item>
      </text:list>
      <text:p text:style-name="P45"><text:soft-page-break/>Théorème :</text:p>
      <text:p text:style-name="P44">Soit <draw:frame draw:style-name="fr5" draw:name="Objet163" text:anchor-type="as-char" svg:width="0.423cm" svg:height="0.467cm" draw:z-index="113"><draw:object xlink:href="./Object 158" xlink:type="simple" xlink:show="embed" xlink:actuate="onLoad"/><draw:image xlink:href="./ObjectReplacements/Object 158" xlink:type="simple" xlink:show="embed" xlink:actuate="onLoad"/></draw:frame> et <draw:frame draw:style-name="fr5" draw:name="Objet164" text:anchor-type="as-char" svg:width="0.422cm" svg:height="0.467cm" draw:z-index="115"><draw:object xlink:href="./Object 159" xlink:type="simple" xlink:show="embed" xlink:actuate="onLoad"/><draw:image xlink:href="./ObjectReplacements/Object 159" xlink:type="simple" xlink:show="embed" xlink:actuate="onLoad"/></draw:frame> deux vecteurs <text:span text:style-name="T3">non colinéaires</text:span> du plan.</text:p>
      <text:p text:style-name="P44">Pour tout vecteur <draw:frame draw:style-name="fr5" draw:name="Objet165" text:anchor-type="as-char" svg:width="0.499cm" svg:height="0.467cm" draw:z-index="116"><draw:object xlink:href="./Object 160" xlink:type="simple" xlink:show="embed" xlink:actuate="onLoad"/><draw:image xlink:href="./ObjectReplacements/Object 160" xlink:type="simple" xlink:show="embed" xlink:actuate="onLoad"/></draw:frame> du plan, il existe un couple unique de réel <draw:frame draw:style-name="fr5" draw:name="Objet166" text:anchor-type="as-char" svg:width="0.866cm" svg:height="1.113cm" draw:z-index="118"><draw:object xlink:href="./Object 161" xlink:type="simple" xlink:show="embed" xlink:actuate="onLoad"/><draw:image xlink:href="./ObjectReplacements/Object 161" xlink:type="simple" xlink:show="embed" xlink:actuate="onLoad"/></draw:frame> tels que :</text:p>
      <text:p text:style-name="P46"><draw:frame draw:style-name="fr5" draw:name="Objet167" text:anchor-type="as-char" svg:width="0.499cm" svg:height="0.467cm" draw:z-index="120"><draw:object xlink:href="./Object 166" xlink:type="simple" xlink:show="embed" xlink:actuate="onLoad"/><draw:image xlink:href="./ObjectReplacements/Object 166" xlink:type="simple" xlink:show="embed" xlink:actuate="onLoad"/></draw:frame>=<text:span text:style-name="T6">a</text:span><draw:frame draw:style-name="fr5" draw:name="Objet168" text:anchor-type="as-char" svg:width="0.423cm" svg:height="0.467cm" draw:z-index="123"><draw:object xlink:href="./Object 167" xlink:type="simple" xlink:show="embed" xlink:actuate="onLoad"/><draw:image xlink:href="./ObjectReplacements/Object 167" xlink:type="simple" xlink:show="embed" xlink:actuate="onLoad"/></draw:frame>+<text:span text:style-name="T6">b</text:span><draw:frame draw:style-name="fr5" draw:name="Objet169" text:anchor-type="as-char" svg:width="0.422cm" svg:height="0.467cm" draw:z-index="124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44">Le couple <draw:frame draw:style-name="fr5" draw:name="Objet170" text:anchor-type="as-char" svg:width="0.866cm" svg:height="1.113cm" draw:z-index="125"><draw:object xlink:href="./Object 169" xlink:type="simple" xlink:show="embed" xlink:actuate="onLoad"/><draw:image xlink:href="./ObjectReplacements/Object 169" xlink:type="simple" xlink:show="embed" xlink:actuate="onLoad"/></draw:frame> est appelé couple des coordonnées du vecteur <draw:frame draw:style-name="fr5" draw:name="Objet171" text:anchor-type="as-char" svg:width="0.499cm" svg:height="0.467cm" draw:z-index="127"><draw:object xlink:href="./Object 170" xlink:type="simple" xlink:show="embed" xlink:actuate="onLoad"/><draw:image xlink:href="./ObjectReplacements/Object 170" xlink:type="simple" xlink:show="embed" xlink:actuate="onLoad"/></draw:frame> dans la base <draw:frame draw:style-name="fr5" draw:name="Objet172" text:anchor-type="as-char" svg:width="1.184cm" svg:height="0.483cm" draw:z-index="128"><draw:object xlink:href="./Object 171" xlink:type="simple" xlink:show="embed" xlink:actuate="onLoad"/><draw:image xlink:href="./ObjectReplacements/Object 171" xlink:type="simple" xlink:show="embed" xlink:actuate="onLoad"/><svg:desc>formule</svg:desc></draw:frame>.</text:p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1">Démonstration :</text:p>
            <text:list xml:id="list3628685323812687813" text:style-name="L3">
              <text:list-item>
                <text:p text:style-name="P35">Existence :</text:p>
              </text:list-item>
            </text:list>
            <text:p text:style-name="Standard">Dans un repère <draw:frame draw:style-name="fr5" draw:name="Objet173" text:anchor-type="as-char" svg:width="1.78cm" svg:height="0.483cm" draw:z-index="193"><draw:object xlink:href="./Object 215" xlink:type="simple" xlink:show="embed" xlink:actuate="onLoad"/><draw:image xlink:href="./ObjectReplacements/Object 215" xlink:type="simple" xlink:show="embed" xlink:actuate="onLoad"/></draw:frame> du plan, soit les points <text:span text:style-name="T6">I'</text:span>,<text:span text:style-name="T6"> J'</text:span> et <text:span text:style-name="T6">M</text:span> tels que :</text:p>
            <text:p text:style-name="Standard"><text:s/><draw:frame draw:style-name="fr5" draw:name="Objet174" text:anchor-type="as-char" svg:width="1.453cm" svg:height="0.527cm" draw:z-index="195"><draw:object xlink:href="./Object 216" xlink:type="simple" xlink:show="embed" xlink:actuate="onLoad"/><draw:image xlink:href="./ObjectReplacements/Object 216" xlink:type="simple" xlink:show="embed" xlink:actuate="onLoad"/></draw:frame>, <draw:frame draw:style-name="fr5" draw:name="Objet175" text:anchor-type="as-char" svg:width="1.512cm" svg:height="0.526cm" draw:z-index="196"><draw:object xlink:href="./Object 217" xlink:type="simple" xlink:show="embed" xlink:actuate="onLoad"/><draw:image xlink:href="./ObjectReplacements/Object 217" xlink:type="simple" xlink:show="embed" xlink:actuate="onLoad"/></draw:frame> et <draw:frame draw:style-name="fr5" draw:name="Objet176" text:anchor-type="as-char" svg:width="1.596cm" svg:height="0.527cm" draw:z-index="197"><draw:object xlink:href="./Object 218" xlink:type="simple" xlink:show="embed" xlink:actuate="onLoad"/><draw:image xlink:href="./ObjectReplacements/Object 218" xlink:type="simple" xlink:show="embed" xlink:actuate="onLoad"/></draw:frame>. </text:p>
            <text:p text:style-name="Standard">Les points <text:span text:style-name="T6">O</text:span>, <text:span text:style-name="T6">I'</text:span> et<text:span text:style-name="T6"> J'</text:span> ne sont pas alignés, car <draw:frame draw:style-name="fr5" draw:name="Objet183" text:anchor-type="as-char" svg:width="0.423cm" svg:height="0.467cm" draw:z-index="198"><draw:object xlink:href="./Object 219" xlink:type="simple" xlink:show="embed" xlink:actuate="onLoad"/><draw:image xlink:href="./ObjectReplacements/Object 219" xlink:type="simple" xlink:show="embed" xlink:actuate="onLoad"/><svg:desc>formule</svg:desc></draw:frame> et <draw:frame draw:style-name="fr5" draw:name="Objet184" text:anchor-type="as-char" svg:width="0.422cm" svg:height="0.467cm" draw:z-index="202"><draw:object xlink:href="./Object 220" xlink:type="simple" xlink:show="embed" xlink:actuate="onLoad"/><draw:image xlink:href="./ObjectReplacements/Object 220" xlink:type="simple" xlink:show="embed" xlink:actuate="onLoad"/><svg:desc>formule</svg:desc></draw:frame> ne sont pas colinéaires. </text:p>
            <text:p text:style-name="Standard">Ainsi <draw:frame draw:style-name="fr5" draw:name="Objet190" text:anchor-type="as-char" svg:width="2.127cm" svg:height="0.483cm" draw:z-index="203"><draw:object xlink:href="./Object 221" xlink:type="simple" xlink:show="embed" xlink:actuate="onLoad"/><draw:image xlink:href="./ObjectReplacements/Object 221" xlink:type="simple" xlink:show="embed" xlink:actuate="onLoad"/><svg:desc>formule</svg:desc></draw:frame> est un repère du plan.</text:p>
            <text:p text:style-name="Standard">Notons <draw:frame draw:style-name="fr5" draw:name="Objet191" text:anchor-type="as-char" svg:width="1.191cm" svg:height="0.483cm" draw:z-index="204"><draw:object xlink:href="./Object 222" xlink:type="simple" xlink:show="embed" xlink:actuate="onLoad"/><draw:image xlink:href="./ObjectReplacements/Object 222" xlink:type="simple" xlink:show="embed" xlink:actuate="onLoad"/><svg:desc>formule</svg:desc></draw:frame> les coordonnées de <text:span text:style-name="T6">M</text:span> dans ce repère.</text:p>
            <text:p text:style-name="Standard">On a alors : <draw:frame draw:style-name="fr5" draw:name="Objet192" text:anchor-type="as-char" svg:width="0.967cm" svg:height="0.527cm" draw:z-index="205"><draw:object xlink:href="./Object 205" xlink:type="simple" xlink:show="embed" xlink:actuate="onLoad"/><draw:image xlink:href="./ObjectReplacements/Object 205" xlink:type="simple" xlink:show="embed" xlink:actuate="onLoad"/><svg:desc>formule</svg:desc></draw:frame>=<text:span text:style-name="T6">a</text:span><draw:frame draw:style-name="fr5" draw:name="Objet193" text:anchor-type="as-char" svg:width="0.898cm" svg:height="0.527cm" draw:z-index="206"><draw:object xlink:href="./Object 213" xlink:type="simple" xlink:show="embed" xlink:actuate="onLoad"/><draw:image xlink:href="./ObjectReplacements/Object 213" xlink:type="simple" xlink:show="embed" xlink:actuate="onLoad"/><svg:desc>formule</svg:desc></draw:frame>+<text:span text:style-name="T6">b</text:span><draw:frame draw:style-name="fr5" draw:name="Objet194" text:anchor-type="as-char" svg:width="0.961cm" svg:height="0.526cm" draw:z-index="207"><draw:object xlink:href="./Object 214" xlink:type="simple" xlink:show="embed" xlink:actuate="onLoad"/><draw:image xlink:href="./ObjectReplacements/Object 214" xlink:type="simple" xlink:show="embed" xlink:actuate="onLoad"/><svg:desc>formule</svg:desc></draw:frame>.</text:p>
          </table:table-cell>
          <table:table-cell table:style-name="Tableau8.A1" office:value-type="string">
            <text:p text:style-name="Table_20_Contents"><draw:frame draw:style-name="fr1" draw:name="images13" text:anchor-type="paragraph" svg:width="7.4cm" svg:height="4.424cm" draw:z-index="56"><draw:image xlink:href="Pictures/20000007000052F60000319D2D0FE1B919232AEE.svm" xlink:type="simple" xlink:show="embed" xlink:actuate="onLoad"/></draw:frame></text:p>
          </table:table-cell>
        </table:table-row>
      </table:table>
      <text:list xml:id="list181717231084630" text:continue-numbering="true" text:style-name="L3">
        <text:list-item>
          <text:p text:style-name="P35">Unicité :</text:p>
        </text:list-item>
      </text:list>
      <text:p text:style-name="Standard">On suppose qu'il existe deux couples <draw:frame draw:style-name="fr5" draw:name="Objet195" text:anchor-type="as-char" svg:width="0.866cm" svg:height="1.113cm" draw:z-index="142"><draw:object xlink:href="./Object 183" xlink:type="simple" xlink:show="embed" xlink:actuate="onLoad"/><draw:image xlink:href="./ObjectReplacements/Object 183" xlink:type="simple" xlink:show="embed" xlink:actuate="onLoad"/><svg:desc>formule</svg:desc></draw:frame> et <draw:frame draw:style-name="fr5" draw:name="Objet222" text:anchor-type="as-char" svg:width="1.041cm" svg:height="1.113cm" draw:z-index="143"><draw:object xlink:href="./Object 191" xlink:type="simple" xlink:show="embed" xlink:actuate="onLoad"/><draw:image xlink:href="./ObjectReplacements/Object 191" xlink:type="simple" xlink:show="embed" xlink:actuate="onLoad"/><svg:desc>formule</svg:desc></draw:frame> tel que : <draw:frame draw:style-name="fr5" draw:name="Objet197" text:anchor-type="as-char" svg:width="0.499cm" svg:height="0.467cm" draw:z-index="144"><draw:object xlink:href="./Object 196" xlink:type="simple" xlink:show="embed" xlink:actuate="onLoad"/><draw:image xlink:href="./ObjectReplacements/Object 196" xlink:type="simple" xlink:show="embed" xlink:actuate="onLoad"/><svg:desc>formule</svg:desc></draw:frame>=<text:span text:style-name="T6">a</text:span><draw:frame draw:style-name="fr5" draw:name="Objet198" text:anchor-type="as-char" svg:width="0.423cm" svg:height="0.467cm" draw:z-index="145"><draw:object xlink:href="./Object 197" xlink:type="simple" xlink:show="embed" xlink:actuate="onLoad"/><draw:image xlink:href="./ObjectReplacements/Object 197" xlink:type="simple" xlink:show="embed" xlink:actuate="onLoad"/><svg:desc>formule</svg:desc></draw:frame>+<text:span text:style-name="T6">b</text:span><draw:frame draw:style-name="fr5" draw:name="Objet199" text:anchor-type="as-char" svg:width="0.422cm" svg:height="0.467cm" draw:z-index="146"><draw:object xlink:href="./Object 198" xlink:type="simple" xlink:show="embed" xlink:actuate="onLoad"/><draw:image xlink:href="./ObjectReplacements/Object 198" xlink:type="simple" xlink:show="embed" xlink:actuate="onLoad"/><svg:desc>formule</svg:desc></draw:frame>=<text:span text:style-name="T6">a'</text:span><draw:frame draw:style-name="fr5" draw:name="Objet201" text:anchor-type="as-char" svg:width="0.423cm" svg:height="0.467cm" draw:z-index="147"><draw:object xlink:href="./Object 200" xlink:type="simple" xlink:show="embed" xlink:actuate="onLoad"/><draw:image xlink:href="./ObjectReplacements/Object 200" xlink:type="simple" xlink:show="embed" xlink:actuate="onLoad"/><svg:desc>formule</svg:desc></draw:frame>+<text:span text:style-name="T6">b'</text:span><draw:frame draw:style-name="fr5" draw:name="Objet202" text:anchor-type="as-char" svg:width="0.422cm" svg:height="0.467cm" draw:z-index="148"><draw:object xlink:href="./Object 201" xlink:type="simple" xlink:show="embed" xlink:actuate="onLoad"/><draw:image xlink:href="./ObjectReplacements/Object 201" xlink:type="simple" xlink:show="embed" xlink:actuate="onLoad"/><svg:desc>formule</svg:desc></draw:frame>.</text:p>
      <text:p text:style-name="Standard">Alors <draw:frame draw:style-name="fr5" draw:name="Objet200" text:anchor-type="as-char" svg:width="3.678cm" svg:height="0.483cm" draw:z-index="149"><draw:object xlink:href="./Object 199" xlink:type="simple" xlink:show="embed" xlink:actuate="onLoad"/><draw:image xlink:href="./ObjectReplacements/Object 199" xlink:type="simple" xlink:show="embed" xlink:actuate="onLoad"/></draw:frame>.</text:p>
      <text:p text:style-name="Standard">Si <draw:frame draw:style-name="fr5" draw:name="Objet203" text:anchor-type="as-char" svg:width="1.801cm" svg:height="0.467cm" draw:z-index="150"><draw:object xlink:href="./Object 202" xlink:type="simple" xlink:show="embed" xlink:actuate="onLoad"/><draw:image xlink:href="./ObjectReplacements/Object 202" xlink:type="simple" xlink:show="embed" xlink:actuate="onLoad"/></draw:frame>, on obtient : <draw:frame draw:style-name="fr5" draw:name="Objet204" text:anchor-type="as-char" svg:width="2.147cm" svg:height="0.998cm" draw:z-index="151"><draw:object xlink:href="./Object 204" xlink:type="simple" xlink:show="embed" xlink:actuate="onLoad"/><draw:image xlink:href="./ObjectReplacements/Object 204" xlink:type="simple" xlink:show="embed" xlink:actuate="onLoad"/></draw:frame>. C'est impossible, car <draw:frame draw:style-name="fr5" draw:name="Objet205" text:anchor-type="as-char" svg:width="0.423cm" svg:height="0.467cm" draw:z-index="152"><draw:object xlink:href="./Object 206" xlink:type="simple" xlink:show="embed" xlink:actuate="onLoad"/><draw:image xlink:href="./ObjectReplacements/Object 206" xlink:type="simple" xlink:show="embed" xlink:actuate="onLoad"/></draw:frame> et <draw:frame draw:style-name="fr5" draw:name="Objet206" text:anchor-type="as-char" svg:width="0.422cm" svg:height="0.467cm" draw:z-index="153"><draw:object xlink:href="./Object 207" xlink:type="simple" xlink:show="embed" xlink:actuate="onLoad"/><draw:image xlink:href="./ObjectReplacements/Object 207" xlink:type="simple" xlink:show="embed" xlink:actuate="onLoad"/></draw:frame> ne sont pas colinéaires.</text:p>
      <text:p text:style-name="Standard">On a donc : <draw:frame draw:style-name="fr5" draw:name="Objet207" text:anchor-type="as-char" svg:width="1.783cm" svg:height="0.467cm" draw:z-index="154"><draw:object xlink:href="./Object 208" xlink:type="simple" xlink:show="embed" xlink:actuate="onLoad"/><draw:image xlink:href="./ObjectReplacements/Object 208" xlink:type="simple" xlink:show="embed" xlink:actuate="onLoad"/></draw:frame>, d'où <draw:frame draw:style-name="fr5" draw:name="Objet208" text:anchor-type="as-char" svg:width="1.169cm" svg:height="0.467cm" draw:z-index="155"><draw:object xlink:href="./Object 209" xlink:type="simple" xlink:show="embed" xlink:actuate="onLoad"/><draw:image xlink:href="./ObjectReplacements/Object 209" xlink:type="simple" xlink:show="embed" xlink:actuate="onLoad"/></draw:frame>.</text:p>
      <text:p text:style-name="Standard">Le même raisonnement conduit à l'égalité <draw:frame draw:style-name="fr5" draw:name="Objet209" text:anchor-type="as-char" svg:width="1.138cm" svg:height="0.467cm" draw:z-index="156"><draw:object xlink:href="./Object 210" xlink:type="simple" xlink:show="embed" xlink:actuate="onLoad"/><draw:image xlink:href="./ObjectReplacements/Object 210" xlink:type="simple" xlink:show="embed" xlink:actuate="onLoad"/></draw:frame>.</text:p>
      <text:p text:style-name="Standard">Par conséquent, on a <draw:frame draw:style-name="fr5" draw:name="Objet196" text:anchor-type="as-char" svg:width="0.866cm" svg:height="1.113cm" draw:z-index="157"><draw:object xlink:href="./Object 173" xlink:type="simple" xlink:show="embed" xlink:actuate="onLoad"/><draw:image xlink:href="./ObjectReplacements/Object 173" xlink:type="simple" xlink:show="embed" xlink:actuate="onLoad"/><svg:desc>formule</svg:desc></draw:frame>=<draw:frame draw:style-name="fr5" draw:name="Objet210" text:anchor-type="as-char" svg:width="1.041cm" svg:height="1.113cm" draw:z-index="163"><draw:object xlink:href="./Object 192" xlink:type="simple" xlink:show="embed" xlink:actuate="onLoad"/><draw:image xlink:href="./ObjectReplacements/Object 192" xlink:type="simple" xlink:show="embed" xlink:actuate="onLoad"/><svg:desc>formule</svg:desc></draw:frame>.</text:p>
      <text:p text:style-name="Standard"/>
      <text:p text:style-name="P8">Remarque :</text:p>
      <text:p text:style-name="P15"><draw:frame draw:style-name="fr5" draw:name="Objet211" text:anchor-type="as-char" svg:width="1.217cm" svg:height="1.113cm" draw:z-index="164"><draw:object xlink:href="./Object 194" xlink:type="simple" xlink:show="embed" xlink:actuate="onLoad"/><draw:image xlink:href="./ObjectReplacements/Object 194" xlink:type="simple" xlink:show="embed" xlink:actuate="onLoad"/></draw:frame> dans le repère <draw:frame draw:style-name="fr5" draw:name="Objet216" text:anchor-type="as-char" svg:width="1.686cm" svg:height="0.483cm" draw:z-index="166"><draw:object xlink:href="./Object 190" xlink:type="simple" xlink:show="embed" xlink:actuate="onLoad"/><draw:image xlink:href="./ObjectReplacements/Object 190" xlink:type="simple" xlink:show="embed" xlink:actuate="onLoad"/><svg:desc>formule</svg:desc></draw:frame> signifie que <draw:frame draw:style-name="fr5" draw:name="Objet212" text:anchor-type="as-char" svg:width="0.499cm" svg:height="0.467cm" draw:z-index="167"><draw:object xlink:href="./Object 174" xlink:type="simple" xlink:show="embed" xlink:actuate="onLoad"/><draw:image xlink:href="./ObjectReplacements/Object 174" xlink:type="simple" xlink:show="embed" xlink:actuate="onLoad"/></draw:frame>=<text:span text:style-name="T6">x</text:span><draw:frame draw:style-name="fr5" draw:name="Objet213" text:anchor-type="as-char" svg:width="0.423cm" svg:height="0.467cm" draw:z-index="181"><draw:object xlink:href="./Object 175" xlink:type="simple" xlink:show="embed" xlink:actuate="onLoad"/><draw:image xlink:href="./ObjectReplacements/Object 175" xlink:type="simple" xlink:show="embed" xlink:actuate="onLoad"/></draw:frame>+<text:span text:style-name="T6">y</text:span><draw:frame draw:style-name="fr5" draw:name="Objet214" text:anchor-type="as-char" svg:width="0.422cm" svg:height="0.467cm" draw:z-index="190"><draw:object xlink:href="./Object 176" xlink:type="simple" xlink:show="embed" xlink:actuate="onLoad"/><draw:image xlink:href="./ObjectReplacements/Object 176" xlink:type="simple" xlink:show="embed" xlink:actuate="onLoad"/></draw:frame>.</text:p>
      <text:p text:style-name="P15">Les coordonnées d'un vecteur dépendent de la base <draw:frame draw:style-name="fr5" draw:name="Objet225" text:anchor-type="as-char" svg:width="1.184cm" svg:height="0.483cm" draw:z-index="191"><draw:object xlink:href="./Object 232" xlink:type="simple" xlink:show="embed" xlink:actuate="onLoad"/><draw:image xlink:href="./ObjectReplacements/Object 232" xlink:type="simple" xlink:show="embed" xlink:actuate="onLoad"/><svg:desc>formule</svg:desc></draw:frame>, tandis que les coordonnées d'un point dépendent du repère <draw:frame draw:style-name="fr5" draw:name="Objet226" text:anchor-type="as-char" svg:width="1.686cm" svg:height="0.483cm" draw:z-index="192"><draw:object xlink:href="./Object 233" xlink:type="simple" xlink:show="embed" xlink:actuate="onLoad"/><draw:image xlink:href="./ObjectReplacements/Object 233" xlink:type="simple" xlink:show="embed" xlink:actuate="onLoad"/><svg:desc>formule</svg:desc></draw:frame>.</text:p>
      <text:p text:style-name="P1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9">Exemple :</text:p>
            <text:p text:style-name="P15">Soit ABCD le parallélogramme de centre O.</text:p>
            <text:p text:style-name="P15">On veut exprimer le vecteur <draw:frame draw:style-name="fr5" draw:name="Objet45" text:anchor-type="as-char" svg:width="0.783cm" svg:height="0.527cm" draw:z-index="208"><draw:object xlink:href="./Object 228" xlink:type="simple" xlink:show="embed" xlink:actuate="onLoad"/><draw:image xlink:href="./ObjectReplacements/Object 228" xlink:type="simple" xlink:show="embed" xlink:actuate="onLoad"/><svg:desc>formule</svg:desc></draw:frame> en fonction de <draw:frame draw:style-name="fr5" draw:name="Objet217" text:anchor-type="as-char" svg:width="0.843cm" svg:height="0.527cm" draw:z-index="209"><draw:object xlink:href="./Object 229" xlink:type="simple" xlink:show="embed" xlink:actuate="onLoad"/><draw:image xlink:href="./ObjectReplacements/Object 229" xlink:type="simple" xlink:show="embed" xlink:actuate="onLoad"/><svg:desc>formule</svg:desc></draw:frame> et <draw:frame draw:style-name="fr5" draw:name="Objet218" text:anchor-type="as-char" svg:width="0.836cm" svg:height="0.527cm" draw:z-index="210"><draw:object xlink:href="./Object 230" xlink:type="simple" xlink:show="embed" xlink:actuate="onLoad"/><draw:image xlink:href="./ObjectReplacements/Object 230" xlink:type="simple" xlink:show="embed" xlink:actuate="onLoad"/><svg:desc>formule</svg:desc></draw:frame>.</text:p>
            <text:p text:style-name="P15">On a : <draw:frame draw:style-name="fr5" draw:name="Objet219" text:anchor-type="as-char" svg:width="3.007cm" svg:height="0.527cm" draw:z-index="211"><draw:object xlink:href="./Object 231" xlink:type="simple" xlink:show="embed" xlink:actuate="onLoad"/><draw:image xlink:href="./ObjectReplacements/Object 231" xlink:type="simple" xlink:show="embed" xlink:actuate="onLoad"/><svg:desc>formule</svg:desc></draw:frame>.</text:p>
            <text:p text:style-name="P15">Donc, <text:span text:style-name="T3">dans la base</text:span> <draw:frame draw:style-name="fr5" draw:name="Objet220" text:anchor-type="as-char" svg:width="1.986cm" svg:height="0.543cm" draw:z-index="212"><draw:object xlink:href="./Object 195" xlink:type="simple" xlink:show="embed" xlink:actuate="onLoad"/><draw:image xlink:href="./ObjectReplacements/Object 195" xlink:type="simple" xlink:show="embed" xlink:actuate="onLoad"/></draw:frame>, les coordonnées de <draw:frame draw:style-name="fr5" draw:name="Objet223" text:anchor-type="as-char" svg:width="0.783cm" svg:height="0.527cm" draw:z-index="213"><draw:object xlink:href="./Object 211" xlink:type="simple" xlink:show="embed" xlink:actuate="onLoad"/><draw:image xlink:href="./ObjectReplacements/Object 211" xlink:type="simple" xlink:show="embed" xlink:actuate="onLoad"/></draw:frame> sont <draw:frame draw:style-name="fr5" draw:name="Objet224" text:anchor-type="as-char" svg:width="1.147cm" svg:height="1.113cm" draw:z-index="214"><draw:object xlink:href="./Object 227" xlink:type="simple" xlink:show="embed" xlink:actuate="onLoad"/><draw:image xlink:href="./ObjectReplacements/Object 227" xlink:type="simple" xlink:show="embed" xlink:actuate="onLoad"/></draw:frame>.</text:p>
          </table:table-cell>
          <table:table-cell table:style-name="Tableau9.A1" office:value-type="string">
            <text:p text:style-name="P23"><draw:frame draw:style-name="fr1" draw:name="images14" text:anchor-type="paragraph" svg:width="4.701cm" svg:height="3.852cm" draw:z-index="57"><draw:image xlink:href="Pictures/200000070000357900002BD46338474305FBD011.svm" xlink:type="simple" xlink:show="embed" xlink:actuate="onLoad"/></draw:frame></text:p>
          </table:table-cell>
        </table:table-row>
      </table:table>
      <text:p text:style-name="P15"/>
      <text:h text:style-name="P27" text:outline-level="2" text:is-list-header="true"/>
      <text:h text:style-name="P28" text:outline-level="2">Caractérisation analytique de la colinéarité</text:h>
      <text:p text:style-name="P31">Propriété :</text:p>
      <text:p text:style-name="P44"><text:span text:style-name="T1">Soit </text:span><text:span text:style-name="T1"><draw:frame draw:style-name="fr5" draw:name="Objet8" text:anchor-type="as-char" svg:width="1.794cm" svg:height="0.526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1"> un repère du plan, </text:span><text:span text:style-name="T1"><draw:frame draw:style-name="fr5" draw:name="Objet9" text:anchor-type="as-char" svg:width="0.423cm" svg:height="0.467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"> et </text:span><text:span text:style-name="T1"><draw:frame draw:style-name="fr5" draw:name="Objet10" text:anchor-type="as-char" svg:width="0.422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 ont pour coordonnées respectives </text:span><text:span text:style-name="T1"><draw:frame draw:style-name="fr5" draw:name="Objet11" text:anchor-type="as-char" svg:width="0.885cm" svg:height="1.113cm" draw:z-index="216"><draw:object xlink:href="./Object 11" xlink:type="simple" xlink:show="embed" xlink:actuate="onLoad"/><draw:image xlink:href="./ObjectReplacements/Object 11" xlink:type="simple" xlink:show="embed" xlink:actuate="onLoad"/></draw:frame></text:span><text:span text:style-name="T1"> et </text:span><text:span text:style-name="T1"><draw:frame draw:style-name="fr5" draw:name="Objet12" text:anchor-type="as-char" svg:width="1.06cm" svg:height="1.113cm" draw:z-index="21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">.</text:span></text:p>
      <text:p text:style-name="P44"><text:span text:style-name="T1"><draw:frame draw:style-name="fr5" draw:name="Objet13" text:anchor-type="as-char" svg:width="0.423cm" svg:height="0.467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1"> et </text:span><text:span text:style-name="T1"><draw:frame draw:style-name="fr5" draw:name="Objet14" text:anchor-type="as-char" svg:width="0.422cm" svg:height="0.467cm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1"> sont </text:span><text:span text:style-name="T2">colinéaires</text:span><text:span text:style-name="T1"> si et seulement si </text:span><text:span text:style-name="T1"><draw:frame draw:style-name="fr5" draw:name="Objet15" text:anchor-type="as-char" svg:width="2.454cm" svg:height="0.467cm" draw:z-index="13"><draw:object xlink:href="./Object 17" xlink:type="simple" xlink:show="embed" xlink:actuate="onLoad"/><draw:image xlink:href="./ObjectReplacements/Object 17" xlink:type="simple" xlink:show="embed" xlink:actuate="onLoad"/></draw:frame></text:span><text:span text:style-name="T1">.</text:span></text:p>
      <text:p text:style-name="P3"/>
      <text:p text:style-name="P3">Démonstration :</text:p>
      <text:list xml:id="list9190485186592882934" text:style-name="L4">
        <text:list-item>
          <text:p text:style-name="P36"><text:span text:style-name="T12">Énoncé direct :</text:span><text:span text:style-name="T9"> si </text:span><text:span text:style-name="T9"><draw:frame draw:style-name="fr5" draw:name="Objet23" text:anchor-type="as-char" svg:width="0.423cm" svg:height="0.467cm" draw:z-index="218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 et </text:span><text:span text:style-name="T10"><draw:frame draw:style-name="fr5" draw:name="Objet21" text:anchor-type="as-char" svg:width="0.422cm" svg:height="0.467cm" draw:z-index="219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0"> sont colinéaires alors </text:span><text:span text:style-name="T10"><draw:frame draw:style-name="fr5" draw:name="Objet22" text:anchor-type="as-char" svg:width="2.454cm" svg:height="0.467cm" draw:z-index="22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0">.</text:span></text:p>
        </text:list-item>
      </text:list>
      <text:list xml:id="list6215070091980138371" text:style-name="L5">
        <text:list-item>
          <text:list>
            <text:list-item>
              <text:p text:style-name="P37">Si l'un des vecteurs est nul alors la relation est immédiate.</text:p>
            </text:list-item>
            <text:list-item>
              <text:p text:style-name="P37">Si les deux vecteurs sont non nuls :</text:p>
            </text:list-item>
          </text:list>
        </text:list-item>
      </text:list>
      <text:p text:style-name="Standard"><text:span text:style-name="T7"><text:tab/><text:tab/></text:span><text:span text:style-name="T7"><draw:frame draw:style-name="fr5" draw:name="Objet16" text:anchor-type="as-char" svg:width="0.423cm" svg:height="0.467cm" draw:z-index="14"><draw:object xlink:href="./Object 18" xlink:type="simple" xlink:show="embed" xlink:actuate="onLoad"/><draw:image xlink:href="./ObjectReplacements/Object 18" xlink:type="simple" xlink:show="embed" xlink:actuate="onLoad"/></draw:frame></text:span><text:span text:style-name="T7"> et </text:span><text:span text:style-name="T7"><draw:frame draw:style-name="fr5" draw:name="Objet17" text:anchor-type="as-char" svg:width="0.422cm" svg:height="0.467cm" draw:z-index="15"><draw:object xlink:href="./Object 19" xlink:type="simple" xlink:show="embed" xlink:actuate="onLoad"/><draw:image xlink:href="./ObjectReplacements/Object 19" xlink:type="simple" xlink:show="embed" xlink:actuate="onLoad"/></draw:frame></text:span><text:span text:style-name="T7"> colinéaires </text:span><text:span text:style-name="T4">⇒ </text:span><text:span text:style-name="T4"><draw:frame draw:style-name="fr5" draw:name="Objet18" text:anchor-type="as-char" svg:width="1.279cm" svg:height="0.467cm" draw:z-index="16"><draw:object xlink:href="./Object 21" xlink:type="simple" xlink:show="embed" xlink:actuate="onLoad"/><draw:image xlink:href="./ObjectReplacements/Object 21" xlink:type="simple" xlink:show="embed" xlink:actuate="onLoad"/><svg:desc>formule</svg:desc></draw:frame></text:span> (avec <text:span text:style-name="T6">k</text:span><text:span text:style-name="T14">≠</text:span>0)<text:span text:style-name="T14"> </text:span><text:span text:style-name="T4">⇒ </text:span><text:span text:style-name="T4"><draw:frame draw:style-name="fr5" draw:name="Objet19" text:anchor-type="as-char" svg:width="1.55cm" svg:height="1.053cm" draw:z-index="17"><draw:object xlink:href="./Object 23" xlink:type="simple" xlink:show="embed" xlink:actuate="onLoad"/><draw:image xlink:href="./ObjectReplacements/Object 23" xlink:type="simple" xlink:show="embed" xlink:actuate="onLoad"/></draw:frame></text:span> (avec <text:span text:style-name="T6">k</text:span><text:span text:style-name="T14">≠</text:span>0).<text:tab/><text:tab/><text:tab/><text:tab/><text:span text:style-name="T4">⇒ </text:span><text:span text:style-name="T4"><draw:frame draw:style-name="fr5" draw:name="Objet20" text:anchor-type="as-char" svg:width="8.22cm" svg:height="0.467cm" draw:z-index="18"><draw:object xlink:href="./Object 25" xlink:type="simple" xlink:show="embed" xlink:actuate="onLoad"/><draw:image xlink:href="./ObjectReplacements/Object 25" xlink:type="simple" xlink:show="embed" xlink:actuate="onLoad"/></draw:frame></text:span></text:p>
      <text:list xml:id="list1108217211746324308" text:style-name="L6">
        <text:list-item>
          <text:p text:style-name="P43">Réciproque : <text:span text:style-name="T9">si </text:span><text:span text:style-name="T9"><draw:frame draw:style-name="fr5" draw:name="Objet26" text:anchor-type="as-char" svg:width="2.454cm" svg:height="0.467cm" draw:z-index="22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9"> alors </text:span><text:span text:style-name="T9"><draw:frame draw:style-name="fr5" draw:name="Objet24" text:anchor-type="as-char" svg:width="0.423cm" svg:height="0.467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0"> et </text:span><text:span text:style-name="T10"><draw:frame draw:style-name="fr5" draw:name="Objet25" text:anchor-type="as-char" svg:width="0.422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0"> sont colinéaires</text:span></text:p>
          <text:list>
            <text:list-item>
              <text:p text:style-name="P43"><text:span text:style-name="T11">1</text:span><text:span text:style-name="T17">er</text:span><text:span text:style-name="T11"> cas : <text:s/></text:span><text:span text:style-name="T11"><draw:frame draw:style-name="fr5" draw:name="Objet215" text:anchor-type="as-char" svg:width="2.985cm" svg:height="1.113cm" draw:z-index="222"><draw:object xlink:href="./Object 223" xlink:type="simple" xlink:show="embed" xlink:actuate="onLoad"/><draw:image xlink:href="./ObjectReplacements/Object 223" xlink:type="simple" xlink:show="embed" xlink:actuate="onLoad"/></draw:frame></text:span><text:span text:style-name="T11">. Alors </text:span><text:span text:style-name="T11"><draw:frame draw:style-name="fr5" draw:name="Objet28" text:anchor-type="as-char" svg:width="0.423cm" svg:height="0.467cm" draw:z-index="2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1"> et </text:span><text:span text:style-name="T11"><draw:frame draw:style-name="fr5" draw:name="Objet29" text:anchor-type="as-char" svg:width="0.422cm" svg:height="0.467cm" draw:z-index="26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1"> sont colinéaires.</text:span></text:p>
            </text:list-item>
            <text:list-item>
              <text:p text:style-name="P43"><text:span text:style-name="T11">2</text:span><text:span text:style-name="T17">ème</text:span><text:span text:style-name="T11"> cas : l'un au moins des couples </text:span><text:span text:style-name="T11"><draw:frame draw:style-name="fr5" draw:name="Objet27" text:anchor-type="as-char" svg:width="0.885cm" svg:height="1.113cm" draw:z-index="223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1"> et </text:span><text:span text:style-name="T11"><draw:frame draw:style-name="fr5" draw:name="Objet44" text:anchor-type="as-char" svg:width="1.06cm" svg:height="1.113cm" draw:z-index="22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1"> est non nul. </text:span></text:p>
              <text:p text:style-name="P43"><text:span text:style-name="T11">On suppose </text:span><text:span text:style-name="T11"><draw:frame draw:style-name="fr5" draw:name="Objet30" text:anchor-type="as-char" svg:width="0.423cm" svg:height="0.467cm" draw:z-index="27"><draw:object xlink:href="./Object 36" xlink:type="simple" xlink:show="embed" xlink:actuate="onLoad"/><draw:image xlink:href="./ObjectReplacements/Object 36" xlink:type="simple" xlink:show="embed" xlink:actuate="onLoad"/></draw:frame></text:span><text:span text:style-name="T11"> non nul et, en particulier, </text:span><text:span text:style-name="T11"><draw:frame draw:style-name="fr5" draw:name="Objet31" text:anchor-type="as-char" svg:width="1.035cm" svg:height="0.467cm" draw:z-index="28"><draw:object xlink:href="./Object 37" xlink:type="simple" xlink:show="embed" xlink:actuate="onLoad"/><draw:image xlink:href="./ObjectReplacements/Object 37" xlink:type="simple" xlink:show="embed" xlink:actuate="onLoad"/></draw:frame></text:span><text:span text:style-name="T11">. On peut alors définir le réel </text:span><text:span text:style-name="T11"><draw:frame draw:style-name="fr5" draw:name="Objet32" text:anchor-type="as-char" svg:width="1.304cm" svg:height="0.998cm" draw:z-index="29"><draw:object xlink:href="./Object 38" xlink:type="simple" xlink:show="embed" xlink:actuate="onLoad"/><draw:image xlink:href="./ObjectReplacements/Object 38" xlink:type="simple" xlink:show="embed" xlink:actuate="onLoad"/></draw:frame></text:span><text:span text:style-name="T11">. </text:span></text:p>
              <text:list>
                <text:list-item>
                  <text:p text:style-name="P43"><text:span text:style-name="T11">1</text:span><text:span text:style-name="T17">er</text:span><text:span text:style-name="T11"> cas : </text:span><text:span text:style-name="T11"><draw:frame draw:style-name="fr5" draw:name="Objet39" text:anchor-type="as-char" svg:width="1.02cm" svg:height="0.467cm" draw:z-index="225"><draw:object xlink:href="./Object 48" xlink:type="simple" xlink:show="embed" xlink:actuate="onLoad"/><draw:image xlink:href="./ObjectReplacements/Object 48" xlink:type="simple" xlink:show="embed" xlink:actuate="onLoad"/></draw:frame></text:span><text:span text:style-name="T11"> alors </text:span><text:span text:style-name="T11"><draw:frame draw:style-name="fr5" draw:name="Objet40" text:anchor-type="as-char" svg:width="1.191cm" svg:height="0.467cm" draw:z-index="226"><draw:object xlink:href="./Object 49" xlink:type="simple" xlink:show="embed" xlink:actuate="onLoad"/><draw:image xlink:href="./ObjectReplacements/Object 49" xlink:type="simple" xlink:show="embed" xlink:actuate="onLoad"/></draw:frame></text:span><text:span text:style-name="T11"> et </text:span><text:span text:style-name="T11"><draw:frame draw:style-name="fr5" draw:name="Objet37" text:anchor-type="as-char" svg:width="0.423cm" svg:height="0.467cm" draw:z-index="30"><draw:object xlink:href="./Object 46" xlink:type="simple" xlink:show="embed" xlink:actuate="onLoad"/><draw:image xlink:href="./ObjectReplacements/Object 46" xlink:type="simple" xlink:show="embed" xlink:actuate="onLoad"/></draw:frame></text:span><text:span text:style-name="T11"> et </text:span><text:span text:style-name="T11"><draw:frame draw:style-name="fr5" draw:name="Objet38" text:anchor-type="as-char" svg:width="0.422cm" svg:height="0.467cm" draw:z-index="31"><draw:object xlink:href="./Object 47" xlink:type="simple" xlink:show="embed" xlink:actuate="onLoad"/><draw:image xlink:href="./ObjectReplacements/Object 47" xlink:type="simple" xlink:show="embed" xlink:actuate="onLoad"/></draw:frame></text:span><text:span text:style-name="T11"> sont colinéaires (ils ont même direction).</text:span></text:p>
                </text:list-item>
                <text:list-item>
                  <text:p text:style-name="P43"><text:span text:style-name="T11">2</text:span><text:span text:style-name="T17">ème</text:span><text:span text:style-name="T11"> cas : </text:span><text:span text:style-name="T11"><draw:frame draw:style-name="fr5" draw:name="Objet41" text:anchor-type="as-char" svg:width="1.037cm" svg:height="0.467cm" draw:z-index="34"><draw:object xlink:href="./Object 50" xlink:type="simple" xlink:show="embed" xlink:actuate="onLoad"/><draw:image xlink:href="./ObjectReplacements/Object 50" xlink:type="simple" xlink:show="embed" xlink:actuate="onLoad"/></draw:frame></text:span><text:span text:style-name="T11"> et </text:span><text:span text:style-name="T11"><draw:frame draw:style-name="fr5" draw:name="Objet33" text:anchor-type="as-char" svg:width="2.454cm" svg:height="0.467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5">⇒</text:span><text:span text:style-name="T5"><draw:frame draw:style-name="fr5" draw:name="Objet34" text:anchor-type="as-char" svg:width="2.681cm" svg:height="0.998cm" draw:z-index="36"><draw:object xlink:href="./Object 41" xlink:type="simple" xlink:show="embed" xlink:actuate="onLoad"/><draw:image xlink:href="./ObjectReplacements/Object 41" xlink:type="simple" xlink:show="embed" xlink:actuate="onLoad"/></draw:frame></text:span>(avec k≠0)<text:span text:style-name="T5">⇒</text:span><text:span text:style-name="T5"><draw:frame draw:style-name="fr5" draw:name="Objet35" text:anchor-type="as-char" svg:width="1.573cm" svg:height="1.053cm" draw:z-index="37"><draw:object xlink:href="./Object 42" xlink:type="simple" xlink:show="embed" xlink:actuate="onLoad"/><draw:image xlink:href="./ObjectReplacements/Object 42" xlink:type="simple" xlink:show="embed" xlink:actuate="onLoad"/></draw:frame></text:span>(avec k≠0) <text:span text:style-name="T4">⇒</text:span><text:span text:style-name="T4"><draw:frame draw:style-name="fr5" draw:name="Objet36" text:anchor-type="as-char" svg:width="1.298cm" svg:height="0.467cm" draw:z-index="38"><draw:object xlink:href="./Object 45" xlink:type="simple" xlink:show="embed" xlink:actuate="onLoad"/><draw:image xlink:href="./ObjectReplacements/Object 45" xlink:type="simple" xlink:show="embed" xlink:actuate="onLoad"/></draw:frame></text:span> (avec <text:span text:style-name="T6">k</text:span><text:span text:style-name="T14">≠</text:span>0) donc <draw:frame draw:style-name="fr5" draw:name="Objet42" text:anchor-type="as-char" svg:width="0.423cm" svg:height="0.467cm" draw:z-index="39"><draw:object xlink:href="./Object 51" xlink:type="simple" xlink:show="embed" xlink:actuate="onLoad"/><draw:image xlink:href="./ObjectReplacements/Object 51" xlink:type="simple" xlink:show="embed" xlink:actuate="onLoad"/></draw:frame> et <draw:frame draw:style-name="fr5" draw:name="Objet43" text:anchor-type="as-char" svg:width="0.422cm" svg:height="0.467cm" draw:z-index="40"><draw:object xlink:href="./Object 52" xlink:type="simple" xlink:show="embed" xlink:actuate="onLoad"/><draw:image xlink:href="./ObjectReplacements/Object 52" xlink:type="simple" xlink:show="embed" xlink:actuate="onLoad"/></draw:frame> sont<text:span text:style-name="T11"> colinéaires.</text:span></text:p>
                </text:list-item>
              </text:list>
            </text:list-item>
          </text:list>
        </text:list-item>
      </text:list>
      <text:p text:style-name="Standard"/>
      <text:p text:style-name="P5">Exemple :</text:p>
      <text:p text:style-name="P4">Soit <draw:frame draw:style-name="fr5" draw:name="Objet46" text:anchor-type="as-char" svg:width="1.104cm" svg:height="1.113cm" draw:z-index="43"><draw:object xlink:href="./Object 28" xlink:type="simple" xlink:show="embed" xlink:actuate="onLoad"/><draw:image xlink:href="./ObjectReplacements/Object 28" xlink:type="simple" xlink:show="embed" xlink:actuate="onLoad"/></draw:frame>, <draw:frame draw:style-name="fr5" draw:name="Objet47" text:anchor-type="as-char" svg:width="1.411cm" svg:height="1.113cm" draw:z-index="44"><draw:object xlink:href="./Object 31" xlink:type="simple" xlink:show="embed" xlink:actuate="onLoad"/><draw:image xlink:href="./ObjectReplacements/Object 31" xlink:type="simple" xlink:show="embed" xlink:actuate="onLoad"/></draw:frame> et <draw:frame draw:style-name="fr5" draw:name="Objet48" text:anchor-type="as-char" svg:width="1.272cm" svg:height="2.279cm" draw:z-index="45"><draw:object xlink:href="./Object 40" xlink:type="simple" xlink:show="embed" xlink:actuate="onLoad"/><draw:image xlink:href="./ObjectReplacements/Object 40" xlink:type="simple" xlink:show="embed" xlink:actuate="onLoad"/></draw:frame>.</text:p>
      <text:p text:style-name="Standard"><text:span text:style-name="T12"><draw:frame draw:style-name="fr5" draw:name="Objet49" text:anchor-type="as-char" svg:width="0.423cm" svg:height="0.467cm" draw:z-index="46"><draw:object xlink:href="./Object 43" xlink:type="simple" xlink:show="embed" xlink:actuate="onLoad"/><draw:image xlink:href="./ObjectReplacements/Object 43" xlink:type="simple" xlink:show="embed" xlink:actuate="onLoad"/></draw:frame></text:span><text:span text:style-name="T12"> et </text:span><text:span text:style-name="T12"><draw:frame draw:style-name="fr5" draw:name="Objet50" text:anchor-type="as-char" svg:width="0.422cm" svg:height="0.467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12"> ne sont pas colinéaires car </text:span><text:span text:style-name="T12"><draw:frame draw:style-name="fr5" draw:name="Objet51" text:anchor-type="as-char" svg:width="3.357cm" svg:height="0.485cm" draw:z-index="48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Standard"><text:span text:style-name="T12"><draw:frame draw:style-name="fr5" draw:name="Objet52" text:anchor-type="as-char" svg:width="0.423cm" svg:height="0.467cm" draw:z-index="49"><draw:object xlink:href="./Object 56" xlink:type="simple" xlink:show="embed" xlink:actuate="onLoad"/><draw:image xlink:href="./ObjectReplacements/Object 56" xlink:type="simple" xlink:show="embed" xlink:actuate="onLoad"/></draw:frame></text:span><text:span text:style-name="T12"> et </text:span><text:span text:style-name="T12"><draw:frame draw:style-name="fr5" draw:name="Objet53" text:anchor-type="as-char" svg:width="0.517cm" svg:height="0.469cm" draw:z-index="50"><draw:object xlink:href="./Object 57" xlink:type="simple" xlink:show="embed" xlink:actuate="onLoad"/><draw:image xlink:href="./ObjectReplacements/Object 57" xlink:type="simple" xlink:show="embed" xlink:actuate="onLoad"/></draw:frame></text:span><text:span text:style-name="T12"> sont colinéaires car </text:span><text:span text:style-name="T12"><draw:frame draw:style-name="fr5" draw:name="Objet54" text:anchor-type="as-char" svg:width="2.909cm" svg:height="0.998cm" draw:z-index="51"><draw:object xlink:href="./Object 58" xlink:type="simple" xlink:show="embed" xlink:actuate="onLoad"/><draw:image xlink:href="./ObjectReplacements/Object 58" xlink:type="simple" xlink:show="embed" xlink:actuate="onLoad"/></draw:frame></text:span><text:span text:style-name="T12">. Plus précisément on a : </text:span><text:span text:style-name="T12"><draw:frame draw:style-name="fr5" draw:name="Objet55" text:anchor-type="as-char" svg:width="1.455cm" svg:height="0.998cm" draw:z-index="52"><draw:object xlink:href="./Object 60" xlink:type="simple" xlink:show="embed" xlink:actuate="onLoad"/><draw:image xlink:href="./ObjectReplacements/Object 60" xlink:type="simple" xlink:show="embed" xlink:actuate="onLoad"/></draw:frame></text:span><text:span text:style-name="T12">.</text:span></text:p>
      <text:p text:style-name="Standard"/>
      <text:h text:style-name="P29" text:outline-level="1" text:is-list-header="true"/>
      <text:h text:style-name="P30" text:outline-level="1">Caractérisation analytique d'une droite</text:h>
      <text:h text:style-name="P27" text:outline-level="2">Vecteur directeur d'une droite</text:h>
      <text:p text:style-name="P39">Définition :</text:p>
      <text:p text:style-name="P41">Soit <text:span text:style-name="T6">d</text:span> une droite du plan.</text:p>
      <text:p text:style-name="P41">On appelle <text:span text:style-name="T3">vecteur directeur</text:span> de <text:span text:style-name="T6">d</text:span> tout vecteur non nul <draw:frame draw:style-name="fr5" draw:name="Objet56" text:anchor-type="as-char" svg:width="0.423cm" svg:height="0.467cm" draw:z-index="77"><draw:object xlink:href="./Object 27" xlink:type="simple" xlink:show="embed" xlink:actuate="onLoad"/><draw:image xlink:href="./ObjectReplacements/Object 27" xlink:type="simple" xlink:show="embed" xlink:actuate="onLoad"/></draw:frame> qui possède la même direction que la droite <text:span text:style-name="T6">d</text:span>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/>
            <text:p text:style-name="P6">Remarques :</text:p>
            <text:list xml:id="list7054830946096889295" text:style-name="L7">
              <text:list-item>
                <text:p text:style-name="P38">Le choix de deux points distincts quelconques de <text:span text:style-name="T6">d</text:span> définit un vecteur directeur de <text:span text:style-name="T6">d</text:span>.</text:p>
                <text:p text:style-name="P38"/>
              </text:list-item>
              <text:list-item>
                <text:p text:style-name="P38">Si <draw:frame draw:style-name="fr5" draw:name="Objet57" text:anchor-type="as-char" svg:width="0.423cm" svg:height="0.467cm" draw:z-index="82"><draw:object xlink:href="./Object 65" xlink:type="simple" xlink:show="embed" xlink:actuate="onLoad"/><draw:image xlink:href="./ObjectReplacements/Object 65" xlink:type="simple" xlink:show="embed" xlink:actuate="onLoad"/><svg:desc>formule</svg:desc></draw:frame> est un vecteur directeur de <text:span text:style-name="T6">d</text:span> alors tout vecteur (non nul) colinéaire à <draw:frame draw:style-name="fr5" draw:name="Objet58" text:anchor-type="as-char" svg:width="0.423cm" svg:height="0.467cm" draw:z-index="83"><draw:object xlink:href="./Object 66" xlink:type="simple" xlink:show="embed" xlink:actuate="onLoad"/><draw:image xlink:href="./ObjectReplacements/Object 66" xlink:type="simple" xlink:show="embed" xlink:actuate="onLoad"/><svg:desc>formule</svg:desc></draw:frame> est aussi un vecteur directeur de <text:span text:style-name="T6">d</text:span>.</text:p>
              </text:list-item>
            </text:list>
          </table:table-cell>
          <table:table-cell table:style-name="Tableau3.A1" office:value-type="string">
            <text:p text:style-name="P16"><draw:frame draw:style-name="fr1" draw:name="images2" text:anchor-type="paragraph" svg:width="6.63cm" svg:height="3.286cm" draw:z-index="19"><draw:image xlink:href="Pictures/200000070000410C000020402E7D71E7E9CE1299.svm" xlink:type="simple" xlink:show="embed" xlink:actuate="onLoad"/></draw:frame></text:p>
            <text:p text:style-name="P16"><text:span text:style-name="T18"><draw:frame draw:style-name="fr5" draw:name="Objet59" text:anchor-type="as-char" svg:width="0.727cm" svg:height="0.349cm" draw:z-index="84"><draw:object xlink:href="./Object 71" xlink:type="simple" xlink:show="embed" xlink:actuate="onLoad"/><draw:image xlink:href="./ObjectReplacements/Object 71" xlink:type="simple" xlink:show="embed" xlink:actuate="onLoad"/></draw:frame></text:span><text:span text:style-name="T18"> </text:span><text:span text:style-name="T18"><draw:frame draw:style-name="fr5" draw:name="Objet60" text:anchor-type="as-char" svg:width="0.616cm" svg:height="0.349cm" draw:z-index="85"><draw:object xlink:href="./Object 70" xlink:type="simple" xlink:show="embed" xlink:actuate="onLoad"/><draw:image xlink:href="./ObjectReplacements/Object 70" xlink:type="simple" xlink:show="embed" xlink:actuate="onLoad"/></draw:frame></text:span><text:span text:style-name="T18"> ou </text:span><text:span text:style-name="T18"><draw:frame draw:style-name="fr5" draw:name="Objet61" text:anchor-type="as-char" svg:width="0.624cm" svg:height="0.349cm" draw:z-index="86"><draw:object xlink:href="./Object 69" xlink:type="simple" xlink:show="embed" xlink:actuate="onLoad"/><draw:image xlink:href="./ObjectReplacements/Object 69" xlink:type="simple" xlink:show="embed" xlink:actuate="onLoad"/></draw:frame></text:span><text:span text:style-name="T18"> sont des vecteurs directeurs de </text:span><text:span text:style-name="T19">d</text:span><text:span text:style-name="T18">.</text:span></text:p>
            <text:p text:style-name="P17"><draw:frame draw:style-name="fr5" draw:name="Objet62" text:anchor-type="as-char" svg:width="0.349cm" svg:height="0.312cm" draw:z-index="87"><draw:object xlink:href="./Object 67" xlink:type="simple" xlink:show="embed" xlink:actuate="onLoad"/><draw:image xlink:href="./ObjectReplacements/Object 67" xlink:type="simple" xlink:show="embed" xlink:actuate="onLoad"/></draw:frame> et <draw:frame draw:style-name="fr5" draw:name="Objet63" text:anchor-type="as-char" svg:width="0.347cm" svg:height="0.312cm" draw:z-index="88"><draw:object xlink:href="./Object 68" xlink:type="simple" xlink:show="embed" xlink:actuate="onLoad"/><draw:image xlink:href="./ObjectReplacements/Object 68" xlink:type="simple" xlink:show="embed" xlink:actuate="onLoad"/></draw:frame> sont des vecteurs directeurs de <text:span text:style-name="T6">d</text:span>.</text:p>
          </table:table-cell>
        </table:table-row>
      </table:table>
      <text:list xml:id="list181717084027222" text:continue-numbering="true" text:style-name="L7">
        <text:list-item>
          <text:p text:style-name="P38">Le parallélisme de deux droites <text:span text:style-name="T6">d</text:span> et <text:span text:style-name="T6">d'</text:span> se traduit par le fait que tout vecteur directeur de l'une est vecteur directeur de l'autre.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/>
            <text:p text:style-name="P6">Exemple :</text:p>
            <text:p text:style-name="P2">La droite <text:span text:style-name="T6">d</text:span> : <draw:frame draw:style-name="fr5" draw:name="Objet90" text:anchor-type="as-char" svg:width="2.205cm" svg:height="0.467cm" draw:z-index="89"><draw:object xlink:href="./Object 81" xlink:type="simple" xlink:show="embed" xlink:actuate="onLoad"/><draw:image xlink:href="./ObjectReplacements/Object 81" xlink:type="simple" xlink:show="embed" xlink:actuate="onLoad"/></draw:frame> passe par les points <draw:frame draw:style-name="fr5" draw:name="Objet86" text:anchor-type="as-char" svg:width="1.79cm" svg:height="0.483cm" draw:z-index="90"><draw:object xlink:href="./Object 85" xlink:type="simple" xlink:show="embed" xlink:actuate="onLoad"/><draw:image xlink:href="./ObjectReplacements/Object 85" xlink:type="simple" xlink:show="embed" xlink:actuate="onLoad"/></draw:frame> et <draw:frame draw:style-name="fr5" draw:name="Objet87" text:anchor-type="as-char" svg:width="1.787cm" svg:height="0.485cm" draw:z-index="91"><draw:object xlink:href="./Object 90" xlink:type="simple" xlink:show="embed" xlink:actuate="onLoad"/><draw:image xlink:href="./ObjectReplacements/Object 90" xlink:type="simple" xlink:show="embed" xlink:actuate="onLoad"/></draw:frame>.</text:p>
            <text:p text:style-name="P2"><text:span text:style-name="T6">d</text:span> admet comme vecteur directeur <draw:frame draw:style-name="fr5" draw:name="Objet88" text:anchor-type="as-char" svg:width="1.776cm" svg:height="1.113cm" draw:z-index="92"><draw:object xlink:href="./Object 79" xlink:type="simple" xlink:show="embed" xlink:actuate="onLoad"/><draw:image xlink:href="./ObjectReplacements/Object 79" xlink:type="simple" xlink:show="embed" xlink:actuate="onLoad"/></draw:frame> ou <draw:frame draw:style-name="fr5" draw:name="Objet89" text:anchor-type="as-char" svg:width="1.411cm" svg:height="1.113cm" draw:z-index="93"><draw:object xlink:href="./Object 80" xlink:type="simple" xlink:show="embed" xlink:actuate="onLoad"/><draw:image xlink:href="./ObjectReplacements/Object 80" xlink:type="simple" xlink:show="embed" xlink:actuate="onLoad"/></draw:frame>.</text:p>
          </table:table-cell>
          <table:table-cell table:style-name="Tableau5.A1" office:value-type="string">
            <text:p text:style-name="P18"><draw:frame draw:style-name="fr1" draw:name="images4" text:anchor-type="paragraph" svg:width="2.919cm" svg:height="4.115cm" draw:z-index="21"><draw:image xlink:href="Pictures/2000000700001FB300002B8D004DDC0E2D25FCB6.svm" xlink:type="simple" xlink:show="embed" xlink:actuate="onLoad"/></draw:frame></text:p>
          </table:table-cell>
        </table:table-row>
      </table:table>
      <text:h text:style-name="P27" text:outline-level="2">Équations cartésiennes d'une droite</text:h>
      <text:p text:style-name="P39">Théorème :</text:p>
      <text:p text:style-name="P41">Toute droite <text:span text:style-name="T6">d</text:span> du plan admet une équation de la forme :</text:p>
      <text:p text:style-name="P42"><draw:frame draw:style-name="fr5" draw:name="Objet64" text:anchor-type="as-char" svg:width="2.545cm" svg:height="0.467cm" draw:z-index="78"><draw:object xlink:href="./Object 29" xlink:type="simple" xlink:show="embed" xlink:actuate="onLoad"/><draw:image xlink:href="./ObjectReplacements/Object 29" xlink:type="simple" xlink:show="embed" xlink:actuate="onLoad"/></draw:frame></text:p>
      <text:p text:style-name="P44"><text:span text:style-name="T7">où </text:span><text:span text:style-name="T9">a</text:span><text:span text:style-name="T7">, </text:span><text:span text:style-name="T9">b</text:span><text:span text:style-name="T7"> et </text:span><text:span text:style-name="T9">c</text:span><text:span text:style-name="T7"> sont des réels avec </text:span><text:span text:style-name="T7"><draw:frame draw:style-name="fr5" draw:name="Objet65" text:anchor-type="as-char" svg:width="2.506cm" svg:height="0.483cm" draw:z-index="79"><draw:object xlink:href="./Object 30" xlink:type="simple" xlink:show="embed" xlink:actuate="onLoad"/><draw:image xlink:href="./ObjectReplacements/Object 30" xlink:type="simple" xlink:show="embed" xlink:actuate="onLoad"/></draw:frame></text:span><text:span text:style-name="T7">.</text:span></text:p>
      <text:p text:style-name="P44"><text:span text:style-name="T7">Cette équation est une </text:span><text:span text:style-name="T13">équation cartésienne</text:span><text:span text:style-name="T7"> de la droite </text:span><text:span text:style-name="T9">d</text:span><text:span text:style-name="T7">.</text:span></text:p>
      <text:p text:style-name="P2"/>
      <text:p text:style-name="P3">Démonstration :</text:p>
      <text:p text:style-name="Standard"><text:span text:style-name="T7">Soit une droite </text:span><text:span text:style-name="T9">d</text:span><text:span text:style-name="T7"> passant par un point </text:span><text:span text:style-name="T7"><draw:frame draw:style-name="fr5" draw:name="Objet66" text:anchor-type="as-char" svg:width="1.916cm" svg:height="0.531cm" draw:z-index="80"><draw:object xlink:href="./Object 32" xlink:type="simple" xlink:show="embed" xlink:actuate="onLoad"/><draw:image xlink:href="./ObjectReplacements/Object 32" xlink:type="simple" xlink:show="embed" xlink:actuate="onLoad"/></draw:frame></text:span><text:span text:style-name="T7"> et de vecteur directeur (non nul) </text:span><text:span text:style-name="T7"><draw:frame draw:style-name="fr5" draw:name="Objet67" text:anchor-type="as-char" svg:width="1.157cm" svg:height="1.131cm" draw:z-index="81"><draw:object xlink:href="./Object 72" xlink:type="simple" xlink:show="embed" xlink:actuate="onLoad"/><draw:image xlink:href="./ObjectReplacements/Object 72" xlink:type="simple" xlink:show="embed" xlink:actuate="onLoad"/></draw:frame></text:span><text:span text:style-name="T7">.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/>
            <text:p text:style-name="Standard"><text:span text:style-name="T7">Pour tout point </text:span><text:span text:style-name="T7"><draw:frame draw:style-name="fr5" draw:name="Objet68" text:anchor-type="as-char" svg:width="1.707cm" svg:height="0.483cm" draw:z-index="9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7"> du plan,</text:span></text:p>
            <text:p text:style-name="Standard"><text:span text:style-name="T7">M</text:span><text:span text:style-name="T14">∈</text:span><text:span text:style-name="T6">d</text:span> <text:span text:style-name="T4">⇔ </text:span><text:span text:style-name="T4"><draw:frame draw:style-name="fr5" draw:name="Objet69" text:anchor-type="as-char" svg:width="2.464cm" svg:height="1.251cm" draw:z-index="95"><draw:object xlink:href="./Object 87" xlink:type="simple" xlink:show="embed" xlink:actuate="onLoad"/><draw:image xlink:href="./ObjectReplacements/Object 87" xlink:type="simple" xlink:show="embed" xlink:actuate="onLoad"/><svg:desc>formule</svg:desc></draw:frame></text:span> et <draw:frame draw:style-name="fr5" draw:name="Objet70" text:anchor-type="as-char" svg:width="1.157cm" svg:height="1.131cm" draw:z-index="96"><draw:object xlink:href="./Object 88" xlink:type="simple" xlink:show="embed" xlink:actuate="onLoad"/><draw:image xlink:href="./ObjectReplacements/Object 88" xlink:type="simple" xlink:show="embed" xlink:actuate="onLoad"/><svg:desc>formule</svg:desc></draw:frame> sont colinéaires.</text:p>
          </table:table-cell>
          <table:table-cell table:style-name="Tableau4.A1" office:value-type="string">
            <text:p text:style-name="P22"><draw:frame draw:style-name="fr1" draw:name="images3" text:anchor-type="paragraph" svg:width="5.768cm" svg:height="2.275cm" draw:z-index="20"><draw:image xlink:href="Pictures/2000000700003DBD00001E0CA7188080845AFF28.svm" xlink:type="simple" xlink:show="embed" xlink:actuate="onLoad"/></draw:frame></text:p>
          </table:table-cell>
        </table:table-row>
      </table:table>
      <text:p text:style-name="Standard"><text:span text:style-name="T4">⇔ </text:span><text:span text:style-name="T4"><draw:frame draw:style-name="fr5" draw:name="Objet71" text:anchor-type="as-char" svg:width="4.694cm" svg:height="0.531cm" draw:z-index="97"><draw:object xlink:href="./Object 82" xlink:type="simple" xlink:show="embed" xlink:actuate="onLoad"/><draw:image xlink:href="./ObjectReplacements/Object 82" xlink:type="simple" xlink:show="embed" xlink:actuate="onLoad"/></draw:frame></text:span> <text:span text:style-name="T4">⇔ </text:span><text:span text:style-name="T4"><draw:frame draw:style-name="fr5" draw:name="Objet72" text:anchor-type="as-char" svg:width="4.988cm" svg:height="0.531cm" draw:z-index="98"><draw:object xlink:href="./Object 83" xlink:type="simple" xlink:show="embed" xlink:actuate="onLoad"/><draw:image xlink:href="./ObjectReplacements/Object 83" xlink:type="simple" xlink:show="embed" xlink:actuate="onLoad"/></draw:frame></text:span> et <draw:frame draw:style-name="fr5" draw:name="Objet73" text:anchor-type="as-char" svg:width="2.858cm" svg:height="0.483cm" draw:z-index="99"><draw:object xlink:href="./Object 84" xlink:type="simple" xlink:show="embed" xlink:actuate="onLoad"/><draw:image xlink:href="./ObjectReplacements/Object 84" xlink:type="simple" xlink:show="embed" xlink:actuate="onLoad"/></draw:frame> car <draw:frame draw:style-name="fr5" draw:name="Objet74" text:anchor-type="as-char" svg:width="1.011cm" svg:height="0.526cm" draw:z-index="100"><draw:object xlink:href="./Object 86" xlink:type="simple" xlink:show="embed" xlink:actuate="onLoad"/><draw:image xlink:href="./ObjectReplacements/Object 86" xlink:type="simple" xlink:show="embed" xlink:actuate="onLoad"/></draw:frame>.</text:p>
      <text:p text:style-name="P6"><text:soft-page-break/>Exemple :</text:p>
      <text:p text:style-name="P2">Soit <text:span text:style-name="T6">d</text:span> la droite passant par <draw:frame draw:style-name="fr5" draw:name="Objet75" text:anchor-type="as-char" svg:width="1.806cm" svg:height="0.483cm" draw:z-index="101"><draw:object xlink:href="./Object 59" xlink:type="simple" xlink:show="embed" xlink:actuate="onLoad"/><draw:image xlink:href="./ObjectReplacements/Object 59" xlink:type="simple" xlink:show="embed" xlink:actuate="onLoad"/></draw:frame> et dirigée par <draw:frame draw:style-name="fr5" draw:name="Objet76" text:anchor-type="as-char" svg:width="1.104cm" svg:height="1.113cm" draw:z-index="102"><draw:object xlink:href="./Object 62" xlink:type="simple" xlink:show="embed" xlink:actuate="onLoad"/><draw:image xlink:href="./ObjectReplacements/Object 62" xlink:type="simple" xlink:show="embed" xlink:actuate="onLoad"/></draw:frame>.</text:p>
      <text:p text:style-name="Standard"><text:span text:style-name="T7"><draw:frame draw:style-name="fr5" draw:name="Objet77" text:anchor-type="as-char" svg:width="1.707cm" svg:height="0.483cm" draw:z-index="10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4">∈</text:span><text:span text:style-name="T9">d</text:span><text:span text:style-name="T7"> </text:span><text:span text:style-name="T4">⇔ </text:span><text:span text:style-name="T4"><draw:frame draw:style-name="fr5" draw:name="Objet78" text:anchor-type="as-char" svg:width="2.24cm" svg:height="1.113cm" draw:z-index="10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7"> et </text:span><text:span text:style-name="T7"><draw:frame draw:style-name="fr5" draw:name="Objet79" text:anchor-type="as-char" svg:width="1.102cm" svg:height="1.113cm" draw:z-index="105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7"> sont colinéaires </text:span><text:span text:style-name="T4">⇔ </text:span><text:span text:style-name="T4"><draw:frame draw:style-name="fr5" draw:name="Objet80" text:anchor-type="as-char" svg:width="3.896cm" svg:height="0.483cm" draw:z-index="106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Standard"><text:span text:style-name="T4">⇔ </text:span><text:span text:style-name="T4"><draw:frame draw:style-name="fr5" draw:name="Objet81" text:anchor-type="as-char" svg:width="2.942cm" svg:height="0.467cm" draw:z-index="107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Standard"><text:span text:style-name="T6">d</text:span> admet pour équation cartésienne : <draw:frame draw:style-name="fr5" draw:name="Objet82" text:anchor-type="as-char" svg:width="2.942cm" svg:height="0.467cm" draw:z-index="108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Standard"/>
      <text:p text:style-name="P10">Remarque :</text:p>
      <text:p text:style-name="Standard">Une droite <text:span text:style-name="T6">d</text:span> admet une infinité d'équations cartésiennes.</text:p>
      <text:p text:style-name="Standard">En effet, si <draw:frame draw:style-name="fr5" draw:name="Objet83" text:anchor-type="as-char" svg:width="2.545cm" svg:height="0.467cm" draw:z-index="109"><draw:object xlink:href="./Object 76" xlink:type="simple" xlink:show="embed" xlink:actuate="onLoad"/><draw:image xlink:href="./ObjectReplacements/Object 76" xlink:type="simple" xlink:show="embed" xlink:actuate="onLoad"/></draw:frame> est une équation de <text:span text:style-name="T6">d</text:span>, alors pour tout réel <text:span text:style-name="T6">k</text:span> non nul, <draw:frame draw:style-name="fr5" draw:name="Objet84" text:anchor-type="as-char" svg:width="3.134cm" svg:height="0.467cm" draw:z-index="110"><draw:object xlink:href="./Object 77" xlink:type="simple" xlink:show="embed" xlink:actuate="onLoad"/><draw:image xlink:href="./ObjectReplacements/Object 77" xlink:type="simple" xlink:show="embed" xlink:actuate="onLoad"/></draw:frame> est également une équation de <text:span text:style-name="T6">d</text:span>.</text:p>
      <text:p text:style-name="Standard"/>
      <text:p text:style-name="Standard"/>
      <text:p text:style-name="P45">Propriété :</text:p>
      <text:p text:style-name="P44">L'ensemble des points <draw:frame draw:style-name="fr5" draw:name="Objet91" text:anchor-type="as-char" svg:width="1.707cm" svg:height="0.483cm" draw:z-index="111"><draw:object xlink:href="./Object 91" xlink:type="simple" xlink:show="embed" xlink:actuate="onLoad"/><draw:image xlink:href="./ObjectReplacements/Object 91" xlink:type="simple" xlink:show="embed" xlink:actuate="onLoad"/></draw:frame> vérifiant l'équation <draw:frame draw:style-name="fr5" draw:name="Objet92" text:anchor-type="as-char" svg:width="2.545cm" svg:height="0.467cm" draw:z-index="112"><draw:object xlink:href="./Object 92" xlink:type="simple" xlink:show="embed" xlink:actuate="onLoad"/><draw:image xlink:href="./ObjectReplacements/Object 92" xlink:type="simple" xlink:show="embed" xlink:actuate="onLoad"/></draw:frame>, avec <draw:frame draw:style-name="fr5" draw:name="Objet93" text:anchor-type="as-char" svg:width="2.506cm" svg:height="0.483cm" draw:z-index="114"><draw:object xlink:href="./Object 93" xlink:type="simple" xlink:show="embed" xlink:actuate="onLoad"/><draw:image xlink:href="./ObjectReplacements/Object 93" xlink:type="simple" xlink:show="embed" xlink:actuate="onLoad"/><svg:desc>formule</svg:desc></draw:frame>, est une droite de vecteur directeur <draw:frame draw:style-name="fr5" draw:name="Objet94" text:anchor-type="as-char" svg:width="1.408cm" svg:height="1.113cm" draw:z-index="117"><draw:object xlink:href="./Object 95" xlink:type="simple" xlink:show="embed" xlink:actuate="onLoad"/><draw:image xlink:href="./ObjectReplacements/Object 95" xlink:type="simple" xlink:show="embed" xlink:actuate="onLoad"/></draw:frame>.</text:p>
      <text:p text:style-name="P11"/>
      <text:p text:style-name="P11">Démonstration :</text:p>
      <text:p text:style-name="Standard"><text:span text:style-name="T21">Soit </text:span><text:span text:style-name="T20">p</text:span><text:span text:style-name="T21"> le plan muni du repère </text:span><text:span text:style-name="T21"><draw:frame draw:style-name="fr5" draw:name="Objet97" text:anchor-type="as-char" svg:width="1.794cm" svg:height="0.526cm" draw:z-index="119"><draw:object xlink:href="./Object 98" xlink:type="simple" xlink:show="embed" xlink:actuate="onLoad"/><draw:image xlink:href="./ObjectReplacements/Object 98" xlink:type="simple" xlink:show="embed" xlink:actuate="onLoad"/></draw:frame></text:span><text:span text:style-name="T21"> et </text:span><text:span text:style-name="T16"></text:span> l'ensemble des points <draw:frame draw:style-name="fr5" draw:name="Objet98" text:anchor-type="as-char" svg:width="1.707cm" svg:height="0.483cm" draw:z-index="121"><draw:object xlink:href="./Object 99" xlink:type="simple" xlink:show="embed" xlink:actuate="onLoad"/><draw:image xlink:href="./ObjectReplacements/Object 99" xlink:type="simple" xlink:show="embed" xlink:actuate="onLoad"/></draw:frame> tel que <draw:frame draw:style-name="fr5" draw:name="Objet99" text:anchor-type="as-char" svg:width="2.545cm" svg:height="0.467cm" draw:z-index="122"><draw:object xlink:href="./Object 100" xlink:type="simple" xlink:show="embed" xlink:actuate="onLoad"/><draw:image xlink:href="./ObjectReplacements/Object 100" xlink:type="simple" xlink:show="embed" xlink:actuate="onLoad"/><svg:desc>formule</svg:desc></draw:frame> avec <draw:frame draw:style-name="fr5" draw:name="Objet100" text:anchor-type="as-char" svg:width="2.506cm" svg:height="0.483cm" draw:z-index="126"><draw:object xlink:href="./Object 101" xlink:type="simple" xlink:show="embed" xlink:actuate="onLoad"/><draw:image xlink:href="./ObjectReplacements/Object 101" xlink:type="simple" xlink:show="embed" xlink:actuate="onLoad"/><svg:desc>formule</svg:desc></draw:frame>.</text:p>
      <text:p text:style-name="Standard"><draw:frame draw:style-name="fr5" draw:name="Objet95" text:anchor-type="as-char" svg:width="2.506cm" svg:height="0.483cm" draw:z-index="129"><draw:object xlink:href="./Object 96" xlink:type="simple" xlink:show="embed" xlink:actuate="onLoad"/><draw:image xlink:href="./ObjectReplacements/Object 96" xlink:type="simple" xlink:show="embed" xlink:actuate="onLoad"/><svg:desc>formule</svg:desc></draw:frame> donc on peut supposer <draw:frame draw:style-name="fr5" draw:name="Objet96" text:anchor-type="as-char" svg:width="1.034cm" svg:height="0.467cm" draw:z-index="130"><draw:object xlink:href="./Object 97" xlink:type="simple" xlink:show="embed" xlink:actuate="onLoad"/><draw:image xlink:href="./ObjectReplacements/Object 97" xlink:type="simple" xlink:show="embed" xlink:actuate="onLoad"/></draw:frame>.</text:p>
      <text:p text:style-name="Standard">M<text:span text:style-name="T14">∈</text:span> <text:span text:style-name="T4">⇔</text:span> <draw:frame draw:style-name="fr5" draw:name="Objet101" text:anchor-type="as-char" svg:width="2.545cm" svg:height="0.467cm" draw:z-index="131"><draw:object xlink:href="./Object 102" xlink:type="simple" xlink:show="embed" xlink:actuate="onLoad"/><draw:image xlink:href="./ObjectReplacements/Object 102" xlink:type="simple" xlink:show="embed" xlink:actuate="onLoad"/></draw:frame> <text:span text:style-name="T4">⇔ </text:span><text:span text:style-name="T4"><draw:frame draw:style-name="fr5" draw:name="Objet102" text:anchor-type="as-char" svg:width="3.907cm" svg:height="1.097cm" draw:z-index="132"><draw:object xlink:href="./Object 103" xlink:type="simple" xlink:show="embed" xlink:actuate="onLoad"/><draw:image xlink:href="./ObjectReplacements/Object 103" xlink:type="simple" xlink:show="embed" xlink:actuate="onLoad"/></draw:frame></text:span> <text:span text:style-name="T4">⇔ </text:span><text:span text:style-name="T4"><draw:frame draw:style-name="fr5" draw:name="Objet103" text:anchor-type="as-char" svg:width="3.72cm" svg:height="1.097cm" draw:z-index="133"><draw:object xlink:href="./Object 104" xlink:type="simple" xlink:show="embed" xlink:actuate="onLoad"/><draw:image xlink:href="./ObjectReplacements/Object 104" xlink:type="simple" xlink:show="embed" xlink:actuate="onLoad"/></draw:frame></text:span> </text:p>
      <text:p text:style-name="Standard">Considérons le point <draw:frame draw:style-name="fr5" draw:name="Objet104" text:anchor-type="as-char" svg:width="1.998cm" svg:height="1.097cm" draw:z-index="134"><draw:object xlink:href="./Object 105" xlink:type="simple" xlink:show="embed" xlink:actuate="onLoad"/><draw:image xlink:href="./ObjectReplacements/Object 105" xlink:type="simple" xlink:show="embed" xlink:actuate="onLoad"/></draw:frame> et le vecteur <draw:frame draw:style-name="fr5" draw:name="Objet105" text:anchor-type="as-char" svg:width="1.408cm" svg:height="1.113cm" draw:z-index="135"><draw:object xlink:href="./Object 107" xlink:type="simple" xlink:show="embed" xlink:actuate="onLoad"/><draw:image xlink:href="./ObjectReplacements/Object 107" xlink:type="simple" xlink:show="embed" xlink:actuate="onLoad"/></draw:frame>.</text:p>
      <text:p text:style-name="Standard">Le vecteur <draw:frame draw:style-name="fr5" draw:name="Objet106" text:anchor-type="as-char" svg:width="0.961cm" svg:height="0.526cm" draw:z-index="136"><draw:object xlink:href="./Object 108" xlink:type="simple" xlink:show="embed" xlink:actuate="onLoad"/><draw:image xlink:href="./ObjectReplacements/Object 108" xlink:type="simple" xlink:show="embed" xlink:actuate="onLoad"/></draw:frame> a pour coordonnées <draw:frame draw:style-name="fr5" draw:name="Objet107" text:anchor-type="as-char" svg:width="1.545cm" svg:height="1.699cm" draw:z-index="137"><draw:object xlink:href="./Object 113" xlink:type="simple" xlink:show="embed" xlink:actuate="onLoad"/><draw:image xlink:href="./ObjectReplacements/Object 113" xlink:type="simple" xlink:show="embed" xlink:actuate="onLoad"/></draw:frame> et on a donc <draw:frame draw:style-name="fr5" draw:name="Objet108" text:anchor-type="as-char" svg:width="0.961cm" svg:height="0.526cm" draw:z-index="138"><draw:object xlink:href="./Object 110" xlink:type="simple" xlink:show="embed" xlink:actuate="onLoad"/><draw:image xlink:href="./ObjectReplacements/Object 110" xlink:type="simple" xlink:show="embed" xlink:actuate="onLoad"/></draw:frame> et <draw:frame draw:style-name="fr5" draw:name="Objet109" text:anchor-type="as-char" svg:width="0.423cm" svg:height="0.467cm" draw:z-index="139"><draw:object xlink:href="./Object 111" xlink:type="simple" xlink:show="embed" xlink:actuate="onLoad"/><draw:image xlink:href="./ObjectReplacements/Object 111" xlink:type="simple" xlink:show="embed" xlink:actuate="onLoad"/></draw:frame> qui sont colinéaires.</text:p>
      <text:p text:style-name="Standard"><text:span text:style-name="T14"></text:span> est donc la droite passant par le point A et de vecteur directeur <draw:frame draw:style-name="fr5" draw:name="Objet110" text:anchor-type="as-char" svg:width="0.423cm" svg:height="0.467cm" draw:z-index="140"><draw:object xlink:href="./Object 112" xlink:type="simple" xlink:show="embed" xlink:actuate="onLoad"/><draw:image xlink:href="./ObjectReplacements/Object 112" xlink:type="simple" xlink:show="embed" xlink:actuate="onLoad"/></draw:frame>.</text:p>
      <text:p text:style-name="Standard"/>
      <text:p text:style-name="P8">Exemple :</text:p>
      <text:p text:style-name="Standard">La droite <text:span text:style-name="T6">d</text:span> d'équation <draw:frame draw:style-name="fr5" draw:name="Objet111" text:anchor-type="as-char" svg:width="2.953cm" svg:height="0.467cm" draw:z-index="141"><draw:object xlink:href="./Object 114" xlink:type="simple" xlink:show="embed" xlink:actuate="onLoad"/><draw:image xlink:href="./ObjectReplacements/Object 114" xlink:type="simple" xlink:show="embed" xlink:actuate="onLoad"/></draw:frame> admet comme vecteur directeur <draw:frame draw:style-name="fr5" draw:name="Objet112" text:anchor-type="as-char" svg:width="1.418cm" svg:height="1.113cm" draw:z-index="158"><draw:object xlink:href="./Object 116" xlink:type="simple" xlink:show="embed" xlink:actuate="onLoad"/><draw:image xlink:href="./ObjectReplacements/Object 116" xlink:type="simple" xlink:show="embed" xlink:actuate="onLoad"/></draw:frame>.</text:p>
      <text:p text:style-name="Standard"/>
      <text:p text:style-name="Standard"/>
      <text:p text:style-name="P45">Propriété :</text:p>
      <text:p text:style-name="P44">Les droites d'équations <draw:frame draw:style-name="fr5" draw:name="Objet113" text:anchor-type="as-char" svg:width="2.545cm" svg:height="0.467cm" draw:z-index="159"><draw:object xlink:href="./Object 117" xlink:type="simple" xlink:show="embed" xlink:actuate="onLoad"/><draw:image xlink:href="./ObjectReplacements/Object 117" xlink:type="simple" xlink:show="embed" xlink:actuate="onLoad"/><svg:desc>formule</svg:desc></draw:frame> et <draw:frame draw:style-name="fr5" draw:name="Objet114" text:anchor-type="as-char" svg:width="3.268cm" svg:height="0.467cm" draw:z-index="160"><draw:object xlink:href="./Object 118" xlink:type="simple" xlink:show="embed" xlink:actuate="onLoad"/><draw:image xlink:href="./ObjectReplacements/Object 118" xlink:type="simple" xlink:show="embed" xlink:actuate="onLoad"/><svg:desc>formule</svg:desc></draw:frame> sont parallèles si et seulement si <draw:frame draw:style-name="fr5" draw:name="Objet115" text:anchor-type="as-char" svg:width="2.425cm" svg:height="0.467cm" draw:z-index="161"><draw:object xlink:href="./Object 119" xlink:type="simple" xlink:show="embed" xlink:actuate="onLoad"/><draw:image xlink:href="./ObjectReplacements/Object 119" xlink:type="simple" xlink:show="embed" xlink:actuate="onLoad"/></draw:frame>.</text:p>
      <text:p text:style-name="Standard"/>
      <text:p text:style-name="P11">Démonstration :</text:p>
      <text:p text:style-name="Standard">Soit <text:span text:style-name="T6">d</text:span> la droite d'équation <draw:frame draw:style-name="fr5" draw:name="Objet116" text:anchor-type="as-char" svg:width="2.545cm" svg:height="0.467cm" draw:z-index="162"><draw:object xlink:href="./Object 94" xlink:type="simple" xlink:show="embed" xlink:actuate="onLoad"/><draw:image xlink:href="./ObjectReplacements/Object 94" xlink:type="simple" xlink:show="embed" xlink:actuate="onLoad"/><svg:desc>formule</svg:desc></draw:frame> et <text:span text:style-name="T6">d'</text:span> la droite d'équation <draw:frame draw:style-name="fr5" draw:name="Objet117" text:anchor-type="as-char" svg:width="3.268cm" svg:height="0.467cm" draw:z-index="165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<text:p text:style-name="Standard">Un vecteur directeur de <text:span text:style-name="T6">d</text:span> est <draw:frame draw:style-name="fr5" draw:name="Objet118" text:anchor-type="as-char" svg:width="1.408cm" svg:height="1.113cm" draw:z-index="168"><draw:object xlink:href="./Object 115" xlink:type="simple" xlink:show="embed" xlink:actuate="onLoad"/><draw:image xlink:href="./ObjectReplacements/Object 115" xlink:type="simple" xlink:show="embed" xlink:actuate="onLoad"/></draw:frame> et un vecteur directeur de <text:span text:style-name="T6">d'</text:span> est <draw:frame draw:style-name="fr5" draw:name="Objet119" text:anchor-type="as-char" svg:width="1.757cm" svg:height="1.113cm" draw:z-index="169"><draw:object xlink:href="./Object 120" xlink:type="simple" xlink:show="embed" xlink:actuate="onLoad"/><draw:image xlink:href="./ObjectReplacements/Object 120" xlink:type="simple" xlink:show="embed" xlink:actuate="onLoad"/><svg:desc>formule</svg:desc></draw:frame>.</text:p>
      <text:p text:style-name="Standard"><text:span text:style-name="T6">d</text:span> et <text:span text:style-name="T6">d'</text:span> sont parallèles <text:span text:style-name="T4">⇔ </text:span><text:span text:style-name="T4"><draw:frame draw:style-name="fr5" draw:name="Objet120" text:anchor-type="as-char" svg:width="0.423cm" svg:height="0.467cm" draw:z-index="170"><draw:object xlink:href="./Object 121" xlink:type="simple" xlink:show="embed" xlink:actuate="onLoad"/><draw:image xlink:href="./ObjectReplacements/Object 121" xlink:type="simple" xlink:show="embed" xlink:actuate="onLoad"/></draw:frame></text:span> et <draw:frame draw:style-name="fr5" draw:name="Objet121" text:anchor-type="as-char" svg:width="0.6cm" svg:height="0.527cm" draw:z-index="171"><draw:object xlink:href="./Object 122" xlink:type="simple" xlink:show="embed" xlink:actuate="onLoad"/><draw:image xlink:href="./ObjectReplacements/Object 122" xlink:type="simple" xlink:show="embed" xlink:actuate="onLoad"/></draw:frame> sont colinéaires <text:span text:style-name="T4">⇔ </text:span><text:span text:style-name="T4"><draw:frame draw:style-name="fr5" draw:name="Objet122" text:anchor-type="as-char" svg:width="3.362cm" svg:height="0.483cm" draw:z-index="172"><draw:object xlink:href="./Object 123" xlink:type="simple" xlink:show="embed" xlink:actuate="onLoad"/><draw:image xlink:href="./ObjectReplacements/Object 123" xlink:type="simple" xlink:show="embed" xlink:actuate="onLoad"/></draw:frame></text:span> <text:span text:style-name="T4">⇔</text:span> <draw:frame draw:style-name="fr5" draw:name="Objet123" text:anchor-type="as-char" svg:width="2.425cm" svg:height="0.467cm" draw:z-index="173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<text:p text:style-name="Standard"/>
      <text:p text:style-name="P8"><text:soft-page-break/>Exemple :</text:p>
      <text:p text:style-name="Standard">Soit les droites <draw:frame draw:style-name="fr5" draw:name="Objet124" text:anchor-type="as-char" svg:width="2.953cm" svg:height="0.467cm" draw:z-index="174"><draw:object xlink:href="./Object 125" xlink:type="simple" xlink:show="embed" xlink:actuate="onLoad"/><draw:image xlink:href="./ObjectReplacements/Object 125" xlink:type="simple" xlink:show="embed" xlink:actuate="onLoad"/></draw:frame> ; <draw:frame draw:style-name="fr5" draw:name="Objet125" text:anchor-type="as-char" svg:width="3.709cm" svg:height="0.467cm" draw:z-index="175"><draw:object xlink:href="./Object 126" xlink:type="simple" xlink:show="embed" xlink:actuate="onLoad"/><draw:image xlink:href="./ObjectReplacements/Object 126" xlink:type="simple" xlink:show="embed" xlink:actuate="onLoad"/></draw:frame> et <draw:frame draw:style-name="fr5" draw:name="Objet127" text:anchor-type="as-char" svg:width="3.572cm" svg:height="0.467cm" draw:z-index="176"><draw:object xlink:href="./Object 128" xlink:type="simple" xlink:show="embed" xlink:actuate="onLoad"/><draw:image xlink:href="./ObjectReplacements/Object 128" xlink:type="simple" xlink:show="embed" xlink:actuate="onLoad"/></draw:frame>.</text:p>
      <text:p text:style-name="Standard"><text:span text:style-name="T6">d</text:span> et <text:span text:style-name="T6">d'</text:span> sont parallèles car <draw:frame draw:style-name="fr5" draw:name="Objet126" text:anchor-type="as-char" svg:width="3.941cm" svg:height="0.483cm" draw:z-index="177"><draw:object xlink:href="./Object 127" xlink:type="simple" xlink:show="embed" xlink:actuate="onLoad"/><draw:image xlink:href="./ObjectReplacements/Object 127" xlink:type="simple" xlink:show="embed" xlink:actuate="onLoad"/></draw:frame> (<draw:frame draw:style-name="fr5" draw:name="Objet128" text:anchor-type="as-char" svg:width="0.854cm" svg:height="1.113cm" draw:z-index="178"><draw:object xlink:href="./Object 129" xlink:type="simple" xlink:show="embed" xlink:actuate="onLoad"/><draw:image xlink:href="./ObjectReplacements/Object 129" xlink:type="simple" xlink:show="embed" xlink:actuate="onLoad"/></draw:frame> et <draw:frame draw:style-name="fr5" draw:name="Objet129" text:anchor-type="as-char" svg:width="1.168cm" svg:height="1.113cm" draw:z-index="179"><draw:object xlink:href="./Object 130" xlink:type="simple" xlink:show="embed" xlink:actuate="onLoad"/><draw:image xlink:href="./ObjectReplacements/Object 130" xlink:type="simple" xlink:show="embed" xlink:actuate="onLoad"/></draw:frame> sont proportionnels).</text:p>
      <text:p text:style-name="Standard"><text:span text:style-name="T6">d</text:span> et<text:span text:style-name="T6"> d''</text:span> ne sont pas parallèles car <draw:frame draw:style-name="fr5" draw:name="Objet130" text:anchor-type="as-char" svg:width="3.341cm" svg:height="0.483cm" draw:z-index="180"><draw:object xlink:href="./Object 131" xlink:type="simple" xlink:show="embed" xlink:actuate="onLoad"/><draw:image xlink:href="./ObjectReplacements/Object 131" xlink:type="simple" xlink:show="embed" xlink:actuate="onLoad"/></draw:frame>.</text:p>
      <text:h text:style-name="P27" text:outline-level="2">Équations cartésiennes et équations réduites</text:h>
      <table:table table:name="Tableau6" table:style-name="Tableau6">
        <table:table-column table:style-name="Tableau6.A"/>
        <table:table-column table:style-name="Tableau6.B" table:number-columns-repeated="3"/>
        <table:table-column table:style-name="Tableau6.E"/>
        <table:table-row>
          <table:table-cell table:style-name="Tableau6.A1" office:value-type="string">
            <text:p text:style-name="Table_20_Contents"/>
          </table:table-cell>
          <table:table-cell table:style-name="Tableau6.B1" office:value-type="string">
            <text:p text:style-name="P21">Cas où </text:p>
            <text:p text:style-name="P21"><draw:frame draw:style-name="fr5" draw:name="Objet131" text:anchor-type="as-char" svg:width="0.998cm" svg:height="0.467cm" draw:z-index="182"><draw:object xlink:href="./Object 109" xlink:type="simple" xlink:show="embed" xlink:actuate="onLoad"/><draw:image xlink:href="./ObjectReplacements/Object 109" xlink:type="simple" xlink:show="embed" xlink:actuate="onLoad"/></draw:frame> et <draw:frame draw:style-name="fr5" draw:name="Objet132" text:anchor-type="as-char" svg:width="1.034cm" svg:height="0.467cm" draw:z-index="183"><draw:object xlink:href="./Object 132" xlink:type="simple" xlink:show="embed" xlink:actuate="onLoad"/><draw:image xlink:href="./ObjectReplacements/Object 132" xlink:type="simple" xlink:show="embed" xlink:actuate="onLoad"/></draw:frame></text:p>
          </table:table-cell>
          <table:table-cell table:style-name="Tableau6.B1" office:value-type="string">
            <text:p text:style-name="P21">Cas où </text:p>
            <text:p text:style-name="P21"><draw:frame draw:style-name="fr5" draw:name="Objet133" text:anchor-type="as-char" svg:width="1.014cm" svg:height="0.467cm" draw:z-index="184"><draw:object xlink:href="./Object 133" xlink:type="simple" xlink:show="embed" xlink:actuate="onLoad"/><draw:image xlink:href="./ObjectReplacements/Object 133" xlink:type="simple" xlink:show="embed" xlink:actuate="onLoad"/></draw:frame> et <draw:frame draw:style-name="fr5" draw:name="Objet134" text:anchor-type="as-char" svg:width="1.018cm" svg:height="0.467cm" draw:z-index="185"><draw:object xlink:href="./Object 134" xlink:type="simple" xlink:show="embed" xlink:actuate="onLoad"/><draw:image xlink:href="./ObjectReplacements/Object 134" xlink:type="simple" xlink:show="embed" xlink:actuate="onLoad"/></draw:frame></text:p>
          </table:table-cell>
          <table:table-cell table:style-name="Tableau6.B1" office:value-type="string">
            <text:p text:style-name="P21">Cas où </text:p>
            <text:p text:style-name="P21"><draw:frame draw:style-name="fr5" draw:name="Objet136" text:anchor-type="as-char" svg:width="1.034cm" svg:height="0.467cm" draw:z-index="186"><draw:object xlink:href="./Object 136" xlink:type="simple" xlink:show="embed" xlink:actuate="onLoad"/><draw:image xlink:href="./ObjectReplacements/Object 136" xlink:type="simple" xlink:show="embed" xlink:actuate="onLoad"/></draw:frame>;<draw:frame draw:style-name="fr5" draw:name="Objet137" text:anchor-type="as-char" svg:width="1.018cm" svg:height="0.467cm" draw:z-index="187"><draw:object xlink:href="./Object 137" xlink:type="simple" xlink:show="embed" xlink:actuate="onLoad"/><draw:image xlink:href="./ObjectReplacements/Object 137" xlink:type="simple" xlink:show="embed" xlink:actuate="onLoad"/></draw:frame>;<draw:frame draw:style-name="fr5" draw:name="Objet135" text:anchor-type="as-char" svg:width="0.99cm" svg:height="0.469cm" draw:z-index="227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au6.E1" office:value-type="string">
            <text:p text:style-name="P21">Cas où </text:p>
            <text:p text:style-name="P21"><draw:frame draw:style-name="fr5" draw:name="Objet139" text:anchor-type="as-char" svg:width="1.034cm" svg:height="0.467cm" draw:z-index="188"><draw:object xlink:href="./Object 139" xlink:type="simple" xlink:show="embed" xlink:actuate="onLoad"/><draw:image xlink:href="./ObjectReplacements/Object 139" xlink:type="simple" xlink:show="embed" xlink:actuate="onLoad"/></draw:frame>; <draw:frame draw:style-name="fr5" draw:name="Objet140" text:anchor-type="as-char" svg:width="1.018cm" svg:height="0.467cm" draw:z-index="189"><draw:object xlink:href="./Object 140" xlink:type="simple" xlink:show="embed" xlink:actuate="onLoad"/><draw:image xlink:href="./ObjectReplacements/Object 140" xlink:type="simple" xlink:show="embed" xlink:actuate="onLoad"/></draw:frame>;<draw:frame draw:style-name="fr5" draw:name="Objet138" text:anchor-type="as-char" svg:width="1.007cm" svg:height="0.469cm" draw:z-index="228"><draw:object xlink:href="./Object 135" xlink:type="simple" xlink:show="embed" xlink:actuate="onLoad"/><draw:image xlink:href="./ObjectReplacements/Object 135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Table_20_Contents">Équation cartésienne</text:p>
          </table:table-cell>
          <table:table-cell table:style-name="Tableau6.D2" office:value-type="string">
            <text:p text:style-name="P21"><draw:frame draw:style-name="fr5" draw:name="Objet141" text:anchor-type="as-char" svg:width="2.348cm" svg:height="0.467cm" draw:z-index="194"><draw:object xlink:href="./Object 141" xlink:type="simple" xlink:show="embed" xlink:actuate="onLoad"/><draw:image xlink:href="./ObjectReplacements/Object 141" xlink:type="simple" xlink:show="embed" xlink:actuate="onLoad"/></draw:frame> </text:p>
            <text:p text:style-name="P21">donc <draw:frame draw:style-name="fr5" draw:name="Objet142" text:anchor-type="as-char" svg:width="1.402cm" svg:height="0.998cm" draw:z-index="199"><draw:object xlink:href="./Object 142" xlink:type="simple" xlink:show="embed" xlink:actuate="onLoad"/><draw:image xlink:href="./ObjectReplacements/Object 142" xlink:type="simple" xlink:show="embed" xlink:actuate="onLoad"/></draw:frame></text:p>
          </table:table-cell>
          <table:table-cell table:style-name="Tableau6.D2" office:value-type="string">
            <text:p text:style-name="P21"><draw:frame draw:style-name="fr5" draw:name="Objet143" text:anchor-type="as-char" svg:width="2.358cm" svg:height="0.467cm" draw:z-index="200"><draw:object xlink:href="./Object 143" xlink:type="simple" xlink:show="embed" xlink:actuate="onLoad"/><draw:image xlink:href="./ObjectReplacements/Object 143" xlink:type="simple" xlink:show="embed" xlink:actuate="onLoad"/></draw:frame> </text:p>
            <text:p text:style-name="P21">donc <draw:frame draw:style-name="fr5" draw:name="Objet144" text:anchor-type="as-char" svg:width="1.422cm" svg:height="0.998cm" draw:z-index="201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6.D2" office:value-type="string">
            <text:p text:style-name="P21"><draw:frame draw:style-name="fr5" draw:name="Objet145" text:anchor-type="as-char" svg:width="2.559cm" svg:height="0.467cm" draw:z-index="229"><draw:object xlink:href="./Object 145" xlink:type="simple" xlink:show="embed" xlink:actuate="onLoad"/><draw:image xlink:href="./ObjectReplacements/Object 145" xlink:type="simple" xlink:show="embed" xlink:actuate="onLoad"/></draw:frame> donc <draw:frame draw:style-name="fr5" draw:name="Objet146" text:anchor-type="as-char" svg:width="1.716cm" svg:height="0.998cm" draw:z-index="230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6.E2" office:value-type="string">
            <text:p text:style-name="P21"><draw:frame draw:style-name="fr5" draw:name="Objet147" text:anchor-type="as-char" svg:width="2.545cm" svg:height="0.467cm" draw:z-index="231"><draw:object xlink:href="./Object 147" xlink:type="simple" xlink:show="embed" xlink:actuate="onLoad"/><draw:image xlink:href="./ObjectReplacements/Object 147" xlink:type="simple" xlink:show="embed" xlink:actuate="onLoad"/></draw:frame> donc <draw:frame draw:style-name="fr5" draw:name="Objet148" text:anchor-type="as-char" svg:width="2.692cm" svg:height="0.998cm" draw:z-index="232"><draw:object xlink:href="./Object 148" xlink:type="simple" xlink:show="embed" xlink:actuate="onLoad"/><draw:image xlink:href="./ObjectReplacements/Object 148" xlink:type="simple" xlink:show="embed" xlink:actuate="onLoad"/><svg:desc>formule</svg:desc></draw:frame></text:p>
          </table:table-cell>
        </table:table-row>
        <table:table-row>
          <table:table-cell table:style-name="Tableau6.A3" table:number-rows-spanned="2" office:value-type="string">
            <text:p text:style-name="Table_20_Contents">Équation réduite</text:p>
          </table:table-cell>
          <table:table-cell table:style-name="Tableau6.D6" table:number-rows-spanned="2" office:value-type="string">
            <text:p text:style-name="P21"><draw:frame draw:style-name="fr5" draw:name="Objet149" text:anchor-type="as-char" svg:width="2.431cm" svg:height="0.467cm" draw:z-index="235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6.C4" table:number-rows-spanned="2" office:value-type="string">
            <text:p text:style-name="P21"><draw:frame draw:style-name="fr5" draw:name="Objet150" text:anchor-type="as-char" svg:width="2.448cm" svg:height="0.467cm" draw:z-index="236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ableau6.D3" office:value-type="string">
            <text:p text:style-name="P21"/>
            <text:p text:style-name="P21"><draw:frame draw:style-name="fr5" draw:name="Objet151" text:anchor-type="as-char" svg:width="1.325cm" svg:height="0.467cm" draw:z-index="233"><draw:object xlink:href="./Object 151" xlink:type="simple" xlink:show="embed" xlink:actuate="onLoad"/><draw:image xlink:href="./ObjectReplacements/Object 151" xlink:type="simple" xlink:show="embed" xlink:actuate="onLoad"/></draw:frame></text:p>
            <text:p text:style-name="P21"/>
          </table:table-cell>
          <table:table-cell table:style-name="Tableau6.E3" office:value-type="string">
            <text:p text:style-name="P21"><draw:frame draw:style-name="fr5" draw:name="Objet152" text:anchor-type="as-char" svg:width="1.976cm" svg:height="0.467cm" draw:z-index="234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</table:table-row>
        <table:table-row>
          <table:covered-table-cell/>
          <table:covered-table-cell/>
          <table:covered-table-cell/>
          <table:table-cell table:style-name="Tableau6.D4" table:number-columns-spanned="2" office:value-type="string">
            <text:p text:style-name="P21"><text:span text:style-name="T6">m</text:span> est le coefficient directeur</text:p>
            <text:p text:style-name="P21"><text:span text:style-name="T6">p</text:span> est l'ordonnée à l'origine</text:p>
          </table:table-cell>
          <table:covered-table-cell/>
        </table:table-row>
        <table:table-row>
          <table:table-cell table:style-name="Tableau6.A3" table:number-rows-spanned="2" office:value-type="string">
            <text:p text:style-name="Table_20_Contents">Représentation graphique</text:p>
          </table:table-cell>
          <table:table-cell table:style-name="Tableau6.D6" table:number-rows-spanned="2" office:value-type="string">
            <text:p text:style-name="P21"><draw:frame draw:style-name="fr4" draw:name="images5" text:anchor-type="paragraph" svg:x="0.034cm" svg:y="0.794cm" svg:width="3.371cm" svg:height="5.322cm" draw:z-index="24"><draw:image xlink:href="Pictures/20000007000022BB000036DA8C85A061CD0AD369.svm" xlink:type="simple" xlink:show="embed" xlink:actuate="onLoad"/></draw:frame></text:p>
          </table:table-cell>
          <table:table-cell table:style-name="Tableau6.C5" table:number-columns-spanned="3" office:value-type="string">
            <text:p text:style-name="P21">Représentation graphique d'une <text:span text:style-name="T3">fonction affine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au6.D6" office:value-type="string">
            <text:p text:style-name="P20"><draw:frame draw:style-name="fr1" draw:name="images6" text:anchor-type="paragraph" svg:width="3.371cm" svg:height="5.607cm" draw:z-index="32"><draw:image xlink:href="Pictures/20000007000021A1000037F4DCEA65F48D107F5A.svm" xlink:type="simple" xlink:show="embed" xlink:actuate="onLoad"/></draw:frame></text:p>
          </table:table-cell>
          <table:table-cell table:style-name="Tableau6.D6" office:value-type="string">
            <text:p text:style-name="P20"><draw:frame draw:style-name="fr1" draw:name="images7" text:anchor-type="paragraph" svg:width="2.905cm" svg:height="5.562cm" draw:z-index="33"><draw:image xlink:href="Pictures/2000000700001D7E00003693CA556005DEEC5A1E.svm" xlink:type="simple" xlink:show="embed" xlink:actuate="onLoad"/></draw:frame></text:p>
          </table:table-cell>
          <table:table-cell table:style-name="Tableau6.E6" office:value-type="string">
            <text:p text:style-name="P20"><draw:frame draw:style-name="fr1" draw:name="images8" text:anchor-type="paragraph" svg:width="3.371cm" svg:height="5.639cm" draw:z-index="41"><draw:image xlink:href="Pictures/2000000700001BD700002E9560031D6ABDDAA432.svm" xlink:type="simple" xlink:show="embed" xlink:actuate="onLoad"/></draw:frame></text:p>
          </table:table-cell>
        </table:table-row>
      </table:table>
      <text:p text:style-name="P8"/>
      <text:p text:style-name="P8">Remarque :</text:p>
      <text:p text:style-name="Standard">Si <text:span text:style-name="T6">d</text:span> a pour équation réduite <draw:frame draw:style-name="fr5" draw:name="Objet153" text:anchor-type="as-char" svg:width="1.976cm" svg:height="0.467cm" draw:z-index="237"><draw:object xlink:href="./Object 203" xlink:type="simple" xlink:show="embed" xlink:actuate="onLoad"/><draw:image xlink:href="./ObjectReplacements/Object 203" xlink:type="simple" xlink:show="embed" xlink:actuate="onLoad"/></draw:frame>, une équation cartésienne de <text:span text:style-name="T6">d</text:span> est <draw:frame draw:style-name="fr5" draw:name="Objet154" text:anchor-type="as-char" svg:width="2.813cm" svg:height="0.467cm" draw:z-index="238"><draw:object xlink:href="./Object 153" xlink:type="simple" xlink:show="embed" xlink:actuate="onLoad"/><draw:image xlink:href="./ObjectReplacements/Object 153" xlink:type="simple" xlink:show="embed" xlink:actuate="onLoad"/></draw:frame>.</text:p>
      <text:p text:style-name="Standard">Un vecteur directeur de <text:span text:style-name="T6">d</text:span> est alors <draw:frame draw:style-name="fr5" draw:name="Objet155" text:anchor-type="as-char" svg:width="0.947cm" svg:height="1.113cm" draw:z-index="239"><draw:object xlink:href="./Object 154" xlink:type="simple" xlink:show="embed" xlink:actuate="onLoad"/><draw:image xlink:href="./ObjectReplacements/Object 154" xlink:type="simple" xlink:show="embed" xlink:actuate="onLoad"/></draw:frame>, <text:span text:style-name="T6">m</text:span> est ainsi le coefficient directeur.</text:p>
      <text:p text:style-name="P2"><text:tab/></text:p>
      <text:p text:style-name="P26">Programme :</text:p>
      <text:p text:style-name="P2"/>
      <text:p text:style-name="P2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14">CONTENUS</text:p>
          </table:table-cell>
          <table:table-cell table:style-name="Tableau10.A1" office:value-type="string">
            <text:p text:style-name="P14">CAPACITÉS ATTENDUES</text:p>
          </table:table-cell>
          <table:table-cell table:style-name="Tableau10.C1" office:value-type="string">
            <text:p text:style-name="P14">COMMENTAIRES</text:p>
          </table:table-cell>
        </table:table-row>
        <table:table-row table:style-name="Tableau10.2">
          <table:table-cell table:style-name="Tableau10.A2" office:value-type="string">
            <text:p text:style-name="P13"/>
            <text:p text:style-name="P12"/>
            <text:p text:style-name="P12">Condition de colinéarité de deux vecteurs :</text:p>
            <text:p text:style-name="P12"><draw:frame draw:style-name="fr5" draw:name="Objet221" text:anchor-type="as-char" svg:width="2.357cm" svg:height="0.467cm" draw:z-index="215"><draw:object xlink:href="./Object 172" xlink:type="simple" xlink:show="embed" xlink:actuate="onLoad"/><draw:image xlink:href="./ObjectReplacements/Object 172" xlink:type="simple" xlink:show="embed" xlink:actuate="onLoad"/><svg:desc>formule</svg:desc></draw:frame>.</text:p>
            <text:p text:style-name="P12"/>
            <text:p text:style-name="P12">Vecteur directeur d’une droite. Équation cartésienne d’une droite.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Expression d’un vecteur du plan en fonction de deux vecteurs non colinéaires.</text:p>
          </table:table-cell>
          <table:table-cell table:style-name="Tableau10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 Utiliser la condition de colinéarité pour obtenir une équation cartésienne de droite.</text:p>
            <text:p text:style-name="P12">- Déterminer une équation cartésienne de droite connaissant un vecteur directeur et un point.</text:p>
            <text:p text:style-name="P12">- Déterminer un vecteur directeur d’une droite définie par une équation cartésienne.</text:p>
            <text:p text:style-name="P12"/>
            <text:p text:style-name="P12">- Choisir une décomposition pertinente dans le cadre de la résolution de problèmes.</text:p>
          </table:table-cell>
          <table:table-cell table:style-name="Tableau10.C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On fait le lien entre coefficient directeur et vecteur directeur.</text:p>
            <text:p text:style-name="P12"/>
            <text:p text:style-name="P12">L’objectif est de rendre les élèves capables de déterminer efficacement une équation cartésienne de droite par la méthode de leur choix.</text:p>
            <text:p text:style-name="P12"/>
            <text:p text:style-name="P12"/>
            <text:p text:style-name="P12"/>
            <text:p text:style-name="P12">On ne se limite pas au cadre de la géométrie repéré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OpenSymbol3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9T14:51:20.53</meta:creation-date>
    <meta:editing-duration>PT13H43M47S</meta:editing-duration>
    <meta:editing-cycles>49</meta:editing-cycles>
    <meta:generator>LibreOffice/5.1.6.2$Linux_X86_64 LibreOffice_project/10m0$Build-2</meta:generator>
    <meta:initial-creator>Johann DOLIVET</meta:initial-creator>
    <dc:date>2017-12-10T18:17:16.557882502</dc:date>
    <meta:document-statistic meta:table-count="10" meta:image-count="14" meta:object-count="226" meta:page-count="7" meta:paragraph-count="174" meta:word-count="1166" meta:character-count="6249" meta:non-whitespace-character-count="5122"/>
  </office:meta>
</office:document-meta>
</file>

<file path=Object 1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0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00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101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  <mo stretchy="false">≠</mo>
      <mrow>
        <mo stretchy="false">(</mo>
        <mrow>
          <mn>0</mn>
          <mstyle mathvariant="normal">
            <mrow>
              <mi mathvariant="normal">;</mi>
            </mrow>
          </mstyle>
          <mn>0</mn>
        </mrow>
        <mo stretchy="false">)</mo>
      </mrow>
    </mrow>
    <annotation encoding="StarMath 5.0">(a nitalic; b)%notequal ({0} nitalic; {0})</annotation>
  </semantics>
</math>
</file>

<file path=Object 102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103/content.xml><?xml version="1.0" encoding="utf-8"?>
<math xmlns="http://www.w3.org/1998/Math/MathML">
  <semantics>
    <mrow>
      <mrow>
        <mrow>
          <mi mathvariant="italic">ax</mi>
          <mo stretchy="false">−</mo>
          <mrow>
            <mo stretchy="false">(</mo>
            <mrow>
              <mo stretchy="false">−</mo>
              <mi mathvariant="italic">by</mi>
            </mrow>
            <mo stretchy="false">)</mo>
          </mrow>
        </mrow>
        <mo stretchy="false">+</mo>
        <mi>a</mi>
      </mrow>
      <mrow>
        <mfenced open="(" close=")">
          <mfrac>
            <mi>c</mi>
            <mi>a</mi>
          </mfrac>
        </mfenced>
        <mo stretchy="false">=</mo>
        <mn>0</mn>
      </mrow>
    </mrow>
    <annotation encoding="StarMath 5.0">ax-(-by)+a left(c over a right)={0}</annotation>
  </semantics>
</math>
</file>

<file path=Object 104/content.xml><?xml version="1.0" encoding="utf-8"?>
<math xmlns="http://www.w3.org/1998/Math/MathML">
  <semantics>
    <mrow>
      <mi>a</mi>
      <mrow>
        <mrow>
          <mfenced open="(" close=")">
            <mrow>
              <mi>x</mi>
              <mo stretchy="false">+</mo>
              <mfrac>
                <mi>c</mi>
                <mi>a</mi>
              </mfrac>
            </mrow>
          </mfenced>
          <mo stretchy="false">−</mo>
          <mrow>
            <mo stretchy="false">(</mo>
            <mrow>
              <mo stretchy="false">−</mo>
              <mi mathvariant="italic">by</mi>
            </mrow>
            <mo stretchy="false">)</mo>
          </mrow>
        </mrow>
        <mo stretchy="false">=</mo>
        <mn>0</mn>
      </mrow>
    </mrow>
    <annotation encoding="StarMath 5.0">a left(x+c over a right)-(-by)={0}</annotation>
  </semantics>
</math>
</file>

<file path=Object 105/content.xml><?xml version="1.0" encoding="utf-8"?>
<math xmlns="http://www.w3.org/1998/Math/MathML">
  <semantics>
    <mrow>
      <mi>A</mi>
      <mfenced open="(" close=")">
        <mrow>
          <mrow>
            <mo stretchy="false">−</mo>
            <mfrac>
              <mi>c</mi>
              <mi>a</mi>
            </mfrac>
          </mrow>
          <mstyle mathvariant="normal">
            <mrow>
              <mi mathvariant="normal">;</mi>
            </mrow>
          </mstyle>
          <mn>0</mn>
        </mrow>
      </mfenced>
    </mrow>
    <annotation encoding="StarMath 5.0">A left(- {c over a} nitalic; {0} right)</annotation>
  </semantics>
</math>
</file>

<file path=Object 106/content.xml><?xml version="1.0" encoding="utf-8"?>
<math xmlns="http://www.w3.org/1998/Math/MathML">
  <semantics>
    <mrow>
      <mi>a</mi>
      <mi>'</mi>
      <mrow>
        <mi>x</mi>
        <mo stretchy="false">+</mo>
        <mi>b</mi>
      </mrow>
      <mi>'</mi>
      <mrow>
        <mi>y</mi>
        <mo stretchy="false">+</mo>
        <mi>c</mi>
      </mrow>
      <mrow>
        <mi>'</mi>
        <mo stretchy="false">=</mo>
        <mn>0</mn>
      </mrow>
    </mrow>
    <annotation encoding="StarMath 5.0">a'x+b'y+c'={0}</annotation>
  </semantics>
</math>
</file>

<file path=Object 107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row>
                <mo stretchy="false">−</mo>
                <mi>b</mi>
              </mrow>
            </mtd>
          </mtr>
          <mtr>
            <mtd>
              <mi>a</mi>
            </mtd>
          </mtr>
        </mtable>
      </mfenced>
    </mrow>
    <annotation encoding="StarMath 5.0"> vec {u}left( matrix{ -b##a } right)</annotation>
  </semantics>
</math>
</file>

<file path=Object 108/content.xml><?xml version="1.0" encoding="utf-8"?>
<math xmlns="http://www.w3.org/1998/Math/MathML">
  <semantics>
    <mover accent="true">
      <mi mathvariant="italic">AM</mi>
      <mo stretchy="false">⃗</mo>
    </mover>
    <annotation encoding="StarMath 5.0"> widevec {AM}</annotation>
  </semantics>
</math>
</file>

<file path=Object 109/content.xml><?xml version="1.0" encoding="utf-8"?>
<math xmlns="http://www.w3.org/1998/Math/MathML">
  <semantics>
    <mrow>
      <mi>b</mi>
      <mo stretchy="false">=</mo>
      <mn>0</mn>
    </mrow>
    <annotation encoding="StarMath 5.0">b={0}</annotation>
  </semantics>
</math>
</file>

<file path=Object 11/content.xml><?xml version="1.0" encoding="utf-8"?>
<math xmlns="http://www.w3.org/1998/Math/MathML">
  <semantics>
    <mfenced open="(" close=")">
      <mtable>
        <mtr>
          <mtd>
            <mi>x</mi>
          </mtd>
        </mtr>
        <mtr>
          <mtd>
            <mi>y</mi>
          </mtd>
        </mtr>
      </mtable>
    </mfenced>
    <annotation encoding="StarMath 5.0">left( matrix{ x##y } right)</annotation>
  </semantics>
</math>
</file>

<file path=Object 110/content.xml><?xml version="1.0" encoding="utf-8"?>
<math xmlns="http://www.w3.org/1998/Math/MathML">
  <semantics>
    <mover accent="true">
      <mi mathvariant="italic">AM</mi>
      <mo stretchy="false">⃗</mo>
    </mover>
    <annotation encoding="StarMath 5.0"> widevec {AM}</annotation>
  </semantics>
</math>
</file>

<file path=Object 111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12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13/content.xml><?xml version="1.0" encoding="utf-8"?>
<math xmlns="http://www.w3.org/1998/Math/MathML">
  <semantics>
    <mfenced open="(" close=")">
      <mtable>
        <mtr>
          <mtd>
            <mrow>
              <mi>x</mi>
              <mo stretchy="false">+</mo>
              <mfrac>
                <mi>c</mi>
                <mi>a</mi>
              </mfrac>
            </mrow>
          </mtd>
        </mtr>
        <mtr>
          <mtd>
            <mi>y</mi>
          </mtd>
        </mtr>
      </mtable>
    </mfenced>
    <annotation encoding="StarMath 5.0">left( matrix{ x+c over a##y } right)</annotation>
  </semantics>
</math>
</file>

<file path=Object 114/content.xml><?xml version="1.0" encoding="utf-8"?>
<math xmlns="http://www.w3.org/1998/Math/MathML">
  <semantics>
    <mrow>
      <mn>3</mn>
      <mrow>
        <mi>x</mi>
        <mo stretchy="false">+</mo>
        <mn>4</mn>
      </mrow>
      <mrow>
        <mrow>
          <mi>y</mi>
          <mo stretchy="false">−</mo>
          <mn>10</mn>
        </mrow>
        <mo stretchy="false">=</mo>
        <mn>0</mn>
      </mrow>
    </mrow>
    <annotation encoding="StarMath 5.0">{3}x+{4}y-{10}={0}</annotation>
  </semantics>
</math>
</file>

<file path=Object 115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row>
                <mo stretchy="false">−</mo>
                <mi>b</mi>
              </mrow>
            </mtd>
          </mtr>
          <mtr>
            <mtd>
              <mi>a</mi>
            </mtd>
          </mtr>
        </mtable>
      </mfenced>
    </mrow>
    <annotation encoding="StarMath 5.0"> vec {u}left( matrix{ -b##a } right)</annotation>
  </semantics>
</math>
</file>

<file path=Object 116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row>
                <mo stretchy="false">−</mo>
                <mn>4</mn>
              </mrow>
            </mtd>
          </mtr>
          <mtr>
            <mtd>
              <mn>3</mn>
            </mtd>
          </mtr>
        </mtable>
      </mfenced>
    </mrow>
    <annotation encoding="StarMath 5.0"> vec {u}left( matrix{ -{4}##{3} } right)</annotation>
  </semantics>
</math>
</file>

<file path=Object 117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118/content.xml><?xml version="1.0" encoding="utf-8"?>
<math xmlns="http://www.w3.org/1998/Math/MathML">
  <semantics>
    <mrow>
      <mi>a</mi>
      <mi>'</mi>
      <mrow>
        <mi>x</mi>
        <mo stretchy="false">+</mo>
        <mi>b</mi>
      </mrow>
      <mi>'</mi>
      <mrow>
        <mi>y</mi>
        <mo stretchy="false">+</mo>
        <mi>c</mi>
      </mrow>
      <mrow>
        <mi>'</mi>
        <mo stretchy="false">=</mo>
        <mn>0</mn>
      </mrow>
    </mrow>
    <annotation encoding="StarMath 5.0">a'x+b'y+c'={0}</annotation>
  </semantics>
</math>
</file>

<file path=Object 119/content.xml><?xml version="1.0" encoding="utf-8"?>
<math xmlns="http://www.w3.org/1998/Math/MathML">
  <semantics>
    <mrow>
      <mi mathvariant="italic">ab</mi>
      <mrow>
        <mi>'</mi>
        <mo stretchy="false">−</mo>
        <mi>a</mi>
      </mrow>
      <mi>'</mi>
      <mrow>
        <mi>b</mi>
        <mo stretchy="false">=</mo>
        <mn>0</mn>
      </mrow>
    </mrow>
    <annotation encoding="StarMath 5.0">ab'-a'b={0}</annotation>
  </semantics>
</math>
</file>

<file path=Object 12/content.xml><?xml version="1.0" encoding="utf-8"?>
<math xmlns="http://www.w3.org/1998/Math/MathML">
  <semantics>
    <mfenced open="(" close=")">
      <mtable>
        <mtr>
          <mtd>
            <mrow>
              <mi>x</mi>
              <mi>'</mi>
            </mrow>
          </mtd>
        </mtr>
        <mtr>
          <mtd>
            <mrow>
              <mi>y</mi>
              <mi>'</mi>
            </mrow>
          </mtd>
        </mtr>
      </mtable>
    </mfenced>
    <annotation encoding="StarMath 5.0">left( matrix{ x'##y' } right)</annotation>
  </semantics>
</math>
</file>

<file path=Object 120/content.xml><?xml version="1.0" encoding="utf-8"?>
<math xmlns="http://www.w3.org/1998/Math/MathML">
  <semantics>
    <mrow>
      <mover accent="true">
        <mrow>
          <mi>u</mi>
          <mi>'</mi>
        </mrow>
        <mo stretchy="false">⃗</mo>
      </mover>
      <mfenced open="(" close=")">
        <mtable>
          <mtr>
            <mtd>
              <mrow>
                <mrow>
                  <mo stretchy="false">−</mo>
                  <mi>b</mi>
                </mrow>
                <mi>'</mi>
              </mrow>
            </mtd>
          </mtr>
          <mtr>
            <mtd>
              <mrow>
                <mi>a</mi>
                <mi>'</mi>
              </mrow>
            </mtd>
          </mtr>
        </mtable>
      </mfenced>
    </mrow>
    <annotation encoding="StarMath 5.0"> vec {u'}left( matrix{ -b'##a' } right)</annotation>
  </semantics>
</math>
</file>

<file path=Object 121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22/content.xml><?xml version="1.0" encoding="utf-8"?>
<math xmlns="http://www.w3.org/1998/Math/MathML">
  <semantics>
    <mover accent="true">
      <mrow>
        <mi>u</mi>
        <mi>'</mi>
      </mrow>
      <mo stretchy="false">⃗</mo>
    </mover>
    <annotation encoding="StarMath 5.0"> widevec {u'}</annotation>
  </semantics>
</math>
</file>

<file path=Object 123/content.xml><?xml version="1.0" encoding="utf-8"?>
<math xmlns="http://www.w3.org/1998/Math/MathML">
  <semantics>
    <mrow>
      <mrow>
        <mo stretchy="false">−</mo>
        <mi mathvariant="italic">ba</mi>
      </mrow>
      <mrow>
        <mi>'</mi>
        <mo stretchy="false">−</mo>
        <mi>a</mi>
      </mrow>
      <mrow>
        <mrow>
          <mo stretchy="false">(</mo>
          <mrow>
            <mrow>
              <mo stretchy="false">−</mo>
              <mi>b</mi>
            </mrow>
            <mi>'</mi>
          </mrow>
          <mo stretchy="false">)</mo>
        </mrow>
        <mo stretchy="false">=</mo>
        <mn>0</mn>
      </mrow>
    </mrow>
    <annotation encoding="StarMath 5.0">-ba'-a(-b')={0}</annotation>
  </semantics>
</math>
</file>

<file path=Object 124/content.xml><?xml version="1.0" encoding="utf-8"?>
<math xmlns="http://www.w3.org/1998/Math/MathML">
  <semantics>
    <mrow>
      <mi mathvariant="italic">ab</mi>
      <mrow>
        <mi>'</mi>
        <mo stretchy="false">−</mo>
        <mi>a</mi>
      </mrow>
      <mi>'</mi>
      <mrow>
        <mi>b</mi>
        <mo stretchy="false">=</mo>
        <mn>0</mn>
      </mrow>
    </mrow>
    <annotation encoding="StarMath 5.0">ab'-a'b={0}</annotation>
  </semantics>
</math>
</file>

<file path=Object 125/content.xml><?xml version="1.0" encoding="utf-8"?>
<math xmlns="http://www.w3.org/1998/Math/MathML">
  <semantics>
    <mrow>
      <mi>d</mi>
      <mstyle mathvariant="normal">
        <mrow>
          <mi mathvariant="normal">:</mi>
        </mrow>
      </mstyle>
      <mn>2</mn>
      <mrow>
        <mrow>
          <mrow>
            <mi>x</mi>
            <mo stretchy="false">−</mo>
            <mi>y</mi>
          </mrow>
          <mo stretchy="false">+</mo>
          <mn>3</mn>
        </mrow>
        <mo stretchy="false">=</mo>
        <mn>0</mn>
      </mrow>
    </mrow>
    <annotation encoding="StarMath 5.0">d  nitalic:{2}x-y+{3}={0} </annotation>
  </semantics>
</math>
</file>

<file path=Object 126/content.xml><?xml version="1.0" encoding="utf-8"?>
<math xmlns="http://www.w3.org/1998/Math/MathML">
  <semantics>
    <mrow>
      <mi>d</mi>
      <mi>'</mi>
      <mrow>
        <mstyle mathvariant="normal">
          <mrow>
            <mi mathvariant="normal">:</mi>
          </mrow>
        </mstyle>
        <mo stretchy="false">−</mo>
        <mn>4</mn>
      </mrow>
      <mrow>
        <mi>x</mi>
        <mo stretchy="false">+</mo>
        <mn>2</mn>
      </mrow>
      <mrow>
        <mrow>
          <mi>y</mi>
          <mo stretchy="false">+</mo>
          <mn>1</mn>
        </mrow>
        <mo stretchy="false">=</mo>
        <mn>0</mn>
      </mrow>
    </mrow>
    <annotation encoding="StarMath 5.0">d' nitalic: -{4}x+{2}y+{1}={0}</annotation>
  </semantics>
</math>
</file>

<file path=Object 127/content.xml><?xml version="1.0" encoding="utf-8"?>
<math xmlns="http://www.w3.org/1998/Math/MathML">
  <semantics>
    <mrow>
      <mrow>
        <mrow>
          <mn>2</mn>
          <mo stretchy="false">×</mo>
          <mn>2</mn>
        </mrow>
        <mo stretchy="false">−</mo>
        <mrow>
          <mrow>
            <mo stretchy="false">(</mo>
            <mrow>
              <mo stretchy="false">−</mo>
              <mn>4</mn>
            </mrow>
            <mo stretchy="false">)</mo>
          </mrow>
          <mo stretchy="false">×</mo>
          <mrow>
            <mo stretchy="false">(</mo>
            <mrow>
              <mo stretchy="false">−</mo>
              <mn>1</mn>
            </mrow>
            <mo stretchy="false">)</mo>
          </mrow>
        </mrow>
      </mrow>
      <mo stretchy="false">=</mo>
      <mn>0</mn>
    </mrow>
    <annotation encoding="StarMath 5.0">{2} times {2}-(-{4}) times (-{1})={0}</annotation>
  </semantics>
</math>
</file>

<file path=Object 128/content.xml><?xml version="1.0" encoding="utf-8"?>
<math xmlns="http://www.w3.org/1998/Math/MathML">
  <semantics>
    <mrow>
      <mi>d</mi>
      <mi>'</mi>
      <mi>'</mi>
      <mstyle mathvariant="normal">
        <mrow>
          <mi mathvariant="normal">:</mi>
        </mrow>
      </mstyle>
      <mn>2</mn>
      <mrow>
        <mi>x</mi>
        <mo stretchy="false">+</mo>
        <mn>3</mn>
      </mrow>
      <mrow>
        <mrow>
          <mi>y</mi>
          <mo stretchy="false">+</mo>
          <mn>2</mn>
        </mrow>
        <mo stretchy="false">=</mo>
        <mn>0</mn>
      </mrow>
    </mrow>
    <annotation encoding="StarMath 5.0">d'' nitalic: {2}x+{3}y+{2}={0}</annotation>
  </semantics>
</math>
</file>

<file path=Object 129/content.xml><?xml version="1.0" encoding="utf-8"?>
<math xmlns="http://www.w3.org/1998/Math/MathML">
  <semantics>
    <mfenced open="(" close=")">
      <mtable>
        <mtr>
          <mtd>
            <mn>1</mn>
          </mtd>
        </mtr>
        <mtr>
          <mtd>
            <mn>2</mn>
          </mtd>
        </mtr>
      </mtable>
    </mfenced>
    <annotation encoding="StarMath 5.0">left( matrix{ {1} ##{2} } right)</annotation>
  </semantics>
</math>
</file>

<file path=Object 13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30/content.xml><?xml version="1.0" encoding="utf-8"?>
<math xmlns="http://www.w3.org/1998/Math/MathML">
  <semantics>
    <mfenced open="(" close=")">
      <mtable>
        <mtr>
          <mtd>
            <mrow>
              <mo stretchy="false">−</mo>
              <mn>2</mn>
            </mrow>
          </mtd>
        </mtr>
        <mtr>
          <mtd>
            <mrow>
              <mo stretchy="false">−</mo>
              <mn>4</mn>
            </mrow>
          </mtd>
        </mtr>
      </mtable>
    </mfenced>
    <annotation encoding="StarMath 5.0">left( matrix{ -{2}##-{4} } right)</annotation>
  </semantics>
</math>
</file>

<file path=Object 131/content.xml><?xml version="1.0" encoding="utf-8"?>
<math xmlns="http://www.w3.org/1998/Math/MathML">
  <semantics>
    <mrow>
      <mrow>
        <mrow>
          <mn>2</mn>
          <mo stretchy="false">×</mo>
          <mn>3</mn>
        </mrow>
        <mo stretchy="false">−</mo>
        <mrow>
          <mn>2</mn>
          <mo stretchy="false">×</mo>
          <mrow>
            <mo stretchy="false">(</mo>
            <mrow>
              <mo stretchy="false">−</mo>
              <mn>1</mn>
            </mrow>
            <mo stretchy="false">)</mo>
          </mrow>
        </mrow>
      </mrow>
      <mo stretchy="false">≠</mo>
      <mn>0</mn>
    </mrow>
    <annotation encoding="StarMath 5.0">{2} times {3}-{2} times (-{1})%notequal {0}</annotation>
  </semantics>
</math>
</file>

<file path=Object 132/content.xml><?xml version="1.0" encoding="utf-8"?>
<math xmlns="http://www.w3.org/1998/Math/MathML">
  <semantics>
    <mrow>
      <mi>a</mi>
      <mo stretchy="false">≠</mo>
      <mn>0</mn>
    </mrow>
    <annotation encoding="StarMath 5.0">a%notequal {0}</annotation>
  </semantics>
</math>
</file>

<file path=Object 133/content.xml><?xml version="1.0" encoding="utf-8"?>
<math xmlns="http://www.w3.org/1998/Math/MathML">
  <semantics>
    <mrow>
      <mi>a</mi>
      <mo stretchy="false">=</mo>
      <mn>0</mn>
    </mrow>
    <annotation encoding="StarMath 5.0">a={0}</annotation>
  </semantics>
</math>
</file>

<file path=Object 134/content.xml><?xml version="1.0" encoding="utf-8"?>
<math xmlns="http://www.w3.org/1998/Math/MathML">
  <semantics>
    <mrow>
      <mi>b</mi>
      <mo stretchy="false">≠</mo>
      <mn>0</mn>
    </mrow>
    <annotation encoding="StarMath 5.0">b%notequal {0}</annotation>
  </semantics>
</math>
</file>

<file path=Object 135/content.xml><?xml version="1.0" encoding="utf-8"?>
<math xmlns="http://www.w3.org/1998/Math/MathML">
  <semantics>
    <mrow>
      <mi>c</mi>
      <mo stretchy="false">≠</mo>
      <mrow>
        <mn>0</mn>
      </mrow>
    </mrow>
    <annotation encoding="StarMath 5.0">c%notequal {0}</annotation>
  </semantics>
</math>
</file>

<file path=Object 136/content.xml><?xml version="1.0" encoding="utf-8"?>
<math xmlns="http://www.w3.org/1998/Math/MathML">
  <semantics>
    <mrow>
      <mi>a</mi>
      <mo stretchy="false">≠</mo>
      <mn>0</mn>
    </mrow>
    <annotation encoding="StarMath 5.0">a%notequal {0}</annotation>
  </semantics>
</math>
</file>

<file path=Object 137/content.xml><?xml version="1.0" encoding="utf-8"?>
<math xmlns="http://www.w3.org/1998/Math/MathML">
  <semantics>
    <mrow>
      <mi>b</mi>
      <mo stretchy="false">≠</mo>
      <mn>0</mn>
    </mrow>
    <annotation encoding="StarMath 5.0">b%notequal {0}</annotation>
  </semantics>
</math>
</file>

<file path=Object 139/content.xml><?xml version="1.0" encoding="utf-8"?>
<math xmlns="http://www.w3.org/1998/Math/MathML">
  <semantics>
    <mrow>
      <mi>a</mi>
      <mo stretchy="false">≠</mo>
      <mn>0</mn>
    </mrow>
    <annotation encoding="StarMath 5.0">a%notequal {0}</annotation>
  </semantics>
</math>
</file>

<file path=Object 14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40/content.xml><?xml version="1.0" encoding="utf-8"?>
<math xmlns="http://www.w3.org/1998/Math/MathML">
  <semantics>
    <mrow>
      <mi>b</mi>
      <mo stretchy="false">≠</mo>
      <mn>0</mn>
    </mrow>
    <annotation encoding="StarMath 5.0">b%notequal {0}</annotation>
  </semantics>
</math>
</file>

<file path=Object 141/content.xml><?xml version="1.0" encoding="utf-8"?>
<math xmlns="http://www.w3.org/1998/Math/MathML">
  <semantics>
    <mrow>
      <mrow>
        <mrow>
          <mi mathvariant="italic">ax</mi>
          <mo stretchy="false">+</mo>
          <mn>0</mn>
        </mrow>
        <mo stretchy="false">+</mo>
        <mi>c</mi>
      </mrow>
      <mo stretchy="false">=</mo>
      <mn>0</mn>
    </mrow>
    <annotation encoding="StarMath 5.0">ax+{0}+c={0}</annotation>
  </semantics>
</math>
</file>

<file path=Object 142/content.xml><?xml version="1.0" encoding="utf-8"?>
<math xmlns="http://www.w3.org/1998/Math/MathML">
  <semantics>
    <mrow>
      <mi>x</mi>
      <mo stretchy="false">=</mo>
      <mfrac>
        <mrow>
          <mo stretchy="false">−</mo>
          <mi>c</mi>
        </mrow>
        <mi>a</mi>
      </mfrac>
    </mrow>
    <annotation encoding="StarMath 5.0">x=-c over a</annotation>
  </semantics>
</math>
</file>

<file path=Object 143/content.xml><?xml version="1.0" encoding="utf-8"?>
<math xmlns="http://www.w3.org/1998/Math/MathML">
  <semantics>
    <mrow>
      <mrow>
        <mrow>
          <mn>0</mn>
          <mo stretchy="false">+</mo>
          <mi mathvariant="italic">by</mi>
        </mrow>
        <mo stretchy="false">+</mo>
        <mi>c</mi>
      </mrow>
      <mo stretchy="false">≠</mo>
      <mn>0</mn>
    </mrow>
    <annotation encoding="StarMath 5.0">{0}+by+c%notequal {0}</annotation>
  </semantics>
</math>
</file>

<file path=Object 144/content.xml><?xml version="1.0" encoding="utf-8"?>
<math xmlns="http://www.w3.org/1998/Math/MathML">
  <semantics>
    <mrow>
      <mi>y</mi>
      <mo stretchy="false">=</mo>
      <mfrac>
        <mrow>
          <mo stretchy="false">−</mo>
          <mi>c</mi>
        </mrow>
        <mi>b</mi>
      </mfrac>
    </mrow>
    <annotation encoding="StarMath 5.0">y=-c over b</annotation>
  </semantics>
</math>
</file>

<file path=Object 145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n>0</mn>
      </mrow>
      <mo stretchy="false">=</mo>
      <mn>0</mn>
    </mrow>
    <annotation encoding="StarMath 5.0">ax+by+{0}={0}</annotation>
  </semantics>
</math>
</file>

<file path=Object 146/content.xml><?xml version="1.0" encoding="utf-8"?>
<math xmlns="http://www.w3.org/1998/Math/MathML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</mrow>
    <annotation encoding="StarMath 5.0">y=-a over b x</annotation>
  </semantics>
</math>
</file>

<file path=Object 147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148/content.xml><?xml version="1.0" encoding="utf-8"?>
<math xmlns="http://www.w3.org/1998/Math/MathML">
  <semantics>
    <mrow>
      <mrow>
        <mi>y</mi>
        <mo stretchy="false">=</mo>
        <mfrac>
          <mrow>
            <mo stretchy="false">−</mo>
            <mi>a</mi>
          </mrow>
          <mi>b</mi>
        </mfrac>
      </mrow>
      <mrow>
        <mi>x</mi>
        <mo stretchy="false">+</mo>
        <mfrac>
          <mrow>
            <mo stretchy="false">−</mo>
            <mi>c</mi>
          </mrow>
          <mi>b</mi>
        </mfrac>
      </mrow>
    </mrow>
    <annotation encoding="StarMath 5.0">y=-a over b x + -c over b</annotation>
  </semantics>
</math>
</file>

<file path=Object 149/content.xml><?xml version="1.0" encoding="utf-8"?>
<math xmlns="http://www.w3.org/1998/Math/MathML">
  <semantics>
    <mrow>
      <mi>x</mi>
      <mo stretchy="false">=</mo>
      <mi mathvariant="italic">constante</mi>
    </mrow>
    <annotation encoding="StarMath 5.0">x=constante</annotation>
  </semantics>
</math>
</file>

<file path=Object 15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50/content.xml><?xml version="1.0" encoding="utf-8"?>
<math xmlns="http://www.w3.org/1998/Math/MathML">
  <semantics>
    <mrow>
      <mi>y</mi>
      <mo stretchy="false">=</mo>
      <mi mathvariant="italic">constante</mi>
    </mrow>
    <annotation encoding="StarMath 5.0">y=constante</annotation>
  </semantics>
</math>
</file>

<file path=Object 151/content.xml><?xml version="1.0" encoding="utf-8"?>
<math xmlns="http://www.w3.org/1998/Math/MathML">
  <semantics>
    <mrow>
      <mi>y</mi>
      <mo stretchy="false">=</mo>
      <mi mathvariant="italic">mx</mi>
    </mrow>
    <annotation encoding="StarMath 5.0">y=mx</annotation>
  </semantics>
</math>
</file>

<file path=Object 152/content.xml><?xml version="1.0" encoding="utf-8"?>
<math xmlns="http://www.w3.org/1998/Math/MathML">
  <semantics>
    <mrow>
      <mi>y</mi>
      <mo stretchy="false">=</mo>
      <mrow>
        <mi mathvariant="italic">mx</mi>
        <mo stretchy="false">+</mo>
        <mi>p</mi>
      </mrow>
    </mrow>
    <annotation encoding="StarMath 5.0">y=mx+p</annotation>
  </semantics>
</math>
</file>

<file path=Object 153/content.xml><?xml version="1.0" encoding="utf-8"?>
<math xmlns="http://www.w3.org/1998/Math/MathML">
  <semantics>
    <mrow>
      <mrow>
        <mi mathvariant="italic">mx</mi>
        <mo stretchy="false">−</mo>
        <mn>1</mn>
      </mrow>
      <mrow>
        <mrow>
          <mi>y</mi>
          <mo stretchy="false">+</mo>
          <mi>p</mi>
        </mrow>
        <mo stretchy="false">=</mo>
        <mn>0</mn>
      </mrow>
    </mrow>
    <annotation encoding="StarMath 5.0">mx-{1}y+p={0}</annotation>
  </semantics>
</math>
</file>

<file path=Object 154/content.xml><?xml version="1.0" encoding="utf-8"?>
<math xmlns="http://www.w3.org/1998/Math/MathML">
  <semantics>
    <mfenced open="(" close=")">
      <mtable>
        <mtr>
          <mtd>
            <mn>1</mn>
          </mtd>
        </mtr>
        <mtr>
          <mtd>
            <mi>m</mi>
          </mtd>
        </mtr>
      </mtable>
    </mfenced>
    <annotation encoding="StarMath 5.0">left( matrix{ {1}##m } right)</annotation>
  </semantics>
</math>
</file>

<file path=Object 155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56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57/content.xml><?xml version="1.0" encoding="utf-8"?>
<math xmlns="http://www.w3.org/1998/Math/MathML">
  <semantics>
    <mrow>
      <mo stretchy="false">(</mo>
      <mrow>
        <mover accent="true">
          <mstyle mathvariant="italic">
            <mrow>
              <mi>u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v</mi>
            </mrow>
          </mstyle>
          <mo stretchy="false">⃗</mo>
        </mover>
      </mrow>
      <mo stretchy="false">)</mo>
    </mrow>
    <annotation encoding="StarMath 5.0">( vec { italic{u}} nitalic , vec { italic{v}})</annotation>
  </semantics>
</math>
</file>

<file path=Object 158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59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6/content.xml><?xml version="1.0" encoding="utf-8"?>
<math xmlns="http://www.w3.org/1998/Math/MathML">
  <semantics>
    <mrow>
      <mi mathvariant="italic">xy</mi>
      <mrow>
        <mi>'</mi>
        <mo stretchy="false">−</mo>
        <mi>x</mi>
      </mrow>
      <mi>'</mi>
      <mrow>
        <mi>y</mi>
        <mo stretchy="false">=</mo>
        <mn>0</mn>
      </mrow>
    </mrow>
    <annotation encoding="StarMath 5.0">xy'-x'y={0}</annotation>
  </semantics>
</math>
</file>

<file path=Object 160/content.xml><?xml version="1.0" encoding="utf-8"?>
<math xmlns="http://www.w3.org/1998/Math/MathML">
  <semantics>
    <mover accent="true">
      <mi>w</mi>
      <mo stretchy="false">⃗</mo>
    </mover>
    <annotation encoding="StarMath 5.0"> vec {w}</annotation>
  </semantics>
</math>
</file>

<file path=Object 161/content.xml><?xml version="1.0" encoding="utf-8"?>
<math xmlns="http://www.w3.org/1998/Math/MathML">
  <semantics>
    <mfenced open="(" close=")">
      <mtable>
        <mtr>
          <mtd>
            <mi>a</mi>
          </mtd>
        </mtr>
        <mtr>
          <mtd>
            <mi>b</mi>
          </mtd>
        </mtr>
      </mtable>
    </mfenced>
    <annotation encoding="StarMath 5.0">left( matrix{ a##b } right)</annotation>
  </semantics>
</math>
</file>

<file path=Object 162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 mathvariant="italic">AB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 mathvariant="italic">AC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` widevec { italic{AB}} nitalic , widevec { italic{AC}})</annotation>
  </semantics>
</math>
</file>

<file path=Object 163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 mathvariant="italic">CA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 mathvariant="italic">CB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` widevec { italic{CA}} nitalic , widevec { italic{CB}})</annotation>
  </semantics>
</math>
</file>

<file path=Object 164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 mathvariant="italic">BC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 mathvariant="italic">AB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` widevec { italic{BC}} nitalic , widevec { italic{AB}})</annotation>
  </semantics>
</math>
</file>

<file path=Object 165/content.xml><?xml version="1.0" encoding="utf-8"?>
<math xmlns="http://www.w3.org/1998/Math/MathML">
  <semantics>
    <mrow>
      <mrow>
        <mo stretchy="false">(</mo>
        <mrow>
          <mi/>
          <mover accent="true">
            <mrow>
              <mstyle mathvariant="italic">
                <mrow>
                  <mrow>
                    <mi mathvariant="italic">AC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 mathvariant="italic">AB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` widevec { italic{AC}} nitalic , widevec { italic{AB}})</annotation>
  </semantics>
</math>
</file>

<file path=Object 166/content.xml><?xml version="1.0" encoding="utf-8"?>
<math xmlns="http://www.w3.org/1998/Math/MathML">
  <semantics>
    <mover accent="true">
      <mi>w</mi>
      <mo stretchy="false">⃗</mo>
    </mover>
    <annotation encoding="StarMath 5.0"> vec {w}</annotation>
  </semantics>
</math>
</file>

<file path=Object 167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68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69/content.xml><?xml version="1.0" encoding="utf-8"?>
<math xmlns="http://www.w3.org/1998/Math/MathML">
  <semantics>
    <mfenced open="(" close=")">
      <mtable>
        <mtr>
          <mtd>
            <mi>a</mi>
          </mtd>
        </mtr>
        <mtr>
          <mtd>
            <mi>b</mi>
          </mtd>
        </mtr>
      </mtable>
    </mfenced>
    <annotation encoding="StarMath 5.0">left( matrix{ a##b } right)</annotation>
  </semantics>
</math>
</file>

<file path=Object 17/content.xml><?xml version="1.0" encoding="utf-8"?>
<math xmlns="http://www.w3.org/1998/Math/MathML">
  <semantics>
    <mrow>
      <mi mathvariant="italic">xy</mi>
      <mrow>
        <mi>'</mi>
        <mo stretchy="false">−</mo>
        <mi>x</mi>
      </mrow>
      <mi>'</mi>
      <mrow>
        <mi>y</mi>
        <mo stretchy="false">=</mo>
        <mn>0</mn>
      </mrow>
    </mrow>
    <annotation encoding="StarMath 5.0">xy'-x'y={0}</annotation>
  </semantics>
</math>
</file>

<file path=Object 170/content.xml><?xml version="1.0" encoding="utf-8"?>
<math xmlns="http://www.w3.org/1998/Math/MathML">
  <semantics>
    <mover accent="true">
      <mi>w</mi>
      <mo stretchy="false">⃗</mo>
    </mover>
    <annotation encoding="StarMath 5.0"> vec {w}</annotation>
  </semantics>
</math>
</file>

<file path=Object 171/content.xml><?xml version="1.0" encoding="utf-8"?>
<math xmlns="http://www.w3.org/1998/Math/MathML">
  <semantics>
    <mrow>
      <mo stretchy="false">(</mo>
      <mrow>
        <mover accent="true">
          <mstyle mathvariant="italic">
            <mrow>
              <mi>u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v</mi>
            </mrow>
          </mstyle>
          <mo stretchy="false">⃗</mo>
        </mover>
      </mrow>
      <mo stretchy="false">)</mo>
    </mrow>
    <annotation encoding="StarMath 5.0">( vec { italic{u}} nitalic , vec { italic{v}})</annotation>
  </semantics>
</math>
</file>

<file path=Object 172/content.xml><?xml version="1.0" encoding="utf-8"?>
<math xmlns="http://www.w3.org/1998/Math/MathML">
  <semantics>
    <mrow>
      <mi mathvariant="italic">xy</mi>
      <mrow>
        <mi>'</mi>
        <mo stretchy="false">−</mo>
        <mi mathvariant="italic">yx</mi>
      </mrow>
      <mrow>
        <mi>'</mi>
        <mo stretchy="false">=</mo>
        <mn>0</mn>
      </mrow>
    </mrow>
    <annotation encoding="StarMath 5.0">xy'-yx'={0}</annotation>
  </semantics>
</math>
</file>

<file path=Object 173/content.xml><?xml version="1.0" encoding="utf-8"?>
<math xmlns="http://www.w3.org/1998/Math/MathML">
  <semantics>
    <mfenced open="(" close=")">
      <mtable>
        <mtr>
          <mtd>
            <mi>a</mi>
          </mtd>
        </mtr>
        <mtr>
          <mtd>
            <mi>b</mi>
          </mtd>
        </mtr>
      </mtable>
    </mfenced>
    <annotation encoding="StarMath 5.0">left( matrix{ a##b } right)</annotation>
  </semantics>
</math>
</file>

<file path=Object 174/content.xml><?xml version="1.0" encoding="utf-8"?>
<math xmlns="http://www.w3.org/1998/Math/MathML">
  <semantics>
    <mover accent="true">
      <mi>w</mi>
      <mo stretchy="false">⃗</mo>
    </mover>
    <annotation encoding="StarMath 5.0"> vec {w}</annotation>
  </semantics>
</math>
</file>

<file path=Object 175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76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77/content.xml><?xml version="1.0" encoding="utf-8"?>
<math xmlns="http://www.w3.org/1998/Math/MathML">
  <semantics>
    <mrow>
      <mrow>
        <mo stretchy="false">(</mo>
        <mrow>
          <mstyle mathvariant="italic">
            <mrow>
              <mrow>
                <mi>A</mi>
              </mrow>
            </mrow>
          </mstyle>
          <mi mathvariant="normal">;</mi>
          <mi/>
          <mover accent="true">
            <mrow>
              <mstyle mathvariant="italic">
                <mrow>
                  <mrow>
                    <mi mathvariant="italic">AB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 mathvariant="italic">AC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italic{A};` widevec { italic{AB}} nitalic , widevec { italic{AC}})</annotation>
  </semantics>
</math>
</file>

<file path=Object 178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179/content.xml><?xml version="1.0" encoding="utf-8"?>
<math xmlns="http://www.w3.org/1998/Math/MathML">
  <semantics>
    <mrow>
      <mrow>
        <mo stretchy="false">(</mo>
        <mrow>
          <mstyle mathvariant="italic">
            <mrow>
              <mrow>
                <mi>A</mi>
              </mrow>
            </mrow>
          </mstyle>
          <mi mathvariant="normal">;</mi>
          <mi/>
          <mover accent="true">
            <mrow>
              <mstyle mathvariant="italic">
                <mrow>
                  <mrow>
                    <mi mathvariant="italic">AB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 mathvariant="italic">AC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italic{A};` widevec { italic{AB}} nitalic , widevec { italic{AC}})</annotation>
  </semantics>
</math>
</file>

<file path=Object 18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80/content.xml><?xml version="1.0" encoding="utf-8"?>
<math xmlns="http://www.w3.org/1998/Math/MathML">
  <semantics>
    <mover accent="true">
      <mi mathvariant="italic">AM</mi>
      <mo stretchy="false">⃗</mo>
    </mover>
    <annotation encoding="StarMath 5.0"> widevec {AM}</annotation>
  </semantics>
</math>
</file>

<file path=Object 181/content.xml><?xml version="1.0" encoding="utf-8"?>
<math xmlns="http://www.w3.org/1998/Math/MathML">
  <semantics>
    <mover accent="true">
      <mi mathvariant="italic">AB</mi>
      <mo stretchy="false">⃗</mo>
    </mover>
    <annotation encoding="StarMath 5.0"> widevec {AB}</annotation>
  </semantics>
</math>
</file>

<file path=Object 182/content.xml><?xml version="1.0" encoding="utf-8"?>
<math xmlns="http://www.w3.org/1998/Math/MathML">
  <semantics>
    <mover accent="true">
      <mi mathvariant="italic">AC</mi>
      <mo stretchy="false">⃗</mo>
    </mover>
    <annotation encoding="StarMath 5.0"> widevec {AC}</annotation>
  </semantics>
</math>
</file>

<file path=Object 183/content.xml><?xml version="1.0" encoding="utf-8"?>
<math xmlns="http://www.w3.org/1998/Math/MathML">
  <semantics>
    <mfenced open="(" close=")">
      <mtable>
        <mtr>
          <mtd>
            <mi>a</mi>
          </mtd>
        </mtr>
        <mtr>
          <mtd>
            <mi>b</mi>
          </mtd>
        </mtr>
      </mtable>
    </mfenced>
    <annotation encoding="StarMath 5.0">left( matrix{ a##b } right)</annotation>
  </semantics>
</math>
</file>

<file path=Object 185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186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i mathvariant="normal">;</mi>
        <mi/>
        <mstyle mathvariant="italic">
          <mrow>
            <mi>I</mi>
          </mrow>
        </mstyle>
        <mstyle mathvariant="normal">
          <mrow>
            <mi mathvariant="normal">,</mi>
          </mrow>
        </mstyle>
        <mstyle mathvariant="italic">
          <mrow>
            <mi>J</mi>
          </mrow>
        </mstyle>
      </mrow>
      <mo stretchy="false">)</mo>
    </mrow>
    <annotation encoding="StarMath 5.0">(italic{O};`  { italic{I}} nitalic ,  { italic{J}})</annotation>
  </semantics>
</math>
</file>

<file path=Object 187/content.xml><?xml version="1.0" encoding="utf-8"?>
<math xmlns="http://www.w3.org/1998/Math/MathML">
  <semantics>
    <mover accent="true">
      <mi mathvariant="italic">OM</mi>
      <mo stretchy="false">⃗</mo>
    </mover>
    <annotation encoding="StarMath 5.0"> widevec {OM}</annotation>
  </semantics>
</math>
</file>

<file path=Object 188/content.xml><?xml version="1.0" encoding="utf-8"?>
<math xmlns="http://www.w3.org/1998/Math/MathML">
  <semantics>
    <mover accent="true">
      <mi mathvariant="italic">OI</mi>
      <mo stretchy="false">⃗</mo>
    </mover>
    <annotation encoding="StarMath 5.0"> widevec {OI}</annotation>
  </semantics>
</math>
</file>

<file path=Object 189/content.xml><?xml version="1.0" encoding="utf-8"?>
<math xmlns="http://www.w3.org/1998/Math/MathML">
  <semantics>
    <mover accent="true">
      <mi mathvariant="italic">OJ</mi>
      <mo stretchy="false">⃗</mo>
    </mover>
    <annotation encoding="StarMath 5.0"> widevec {OJ}</annotation>
  </semantics>
</math>
</file>

<file path=Object 19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90/content.xml><?xml version="1.0" encoding="utf-8"?>
<math xmlns="http://www.w3.org/1998/Math/MathML">
  <semantics>
    <mrow>
      <mo stretchy="false">(</mo>
      <mrow>
        <mstyle mathvariant="italic">
          <mrow>
            <mi>A</mi>
          </mrow>
        </mstyle>
        <mi mathvariant="normal">;</mi>
        <mover accent="true">
          <mstyle mathvariant="italic">
            <mrow>
              <mi>u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v</mi>
            </mrow>
          </mstyle>
          <mo stretchy="false">⃗</mo>
        </mover>
      </mrow>
      <mo stretchy="false">)</mo>
    </mrow>
    <annotation encoding="StarMath 5.0">(italic{A} ; vec { italic{u}} nitalic , vec { italic{v}})</annotation>
  </semantics>
</math>
</file>

<file path=Object 191/content.xml><?xml version="1.0" encoding="utf-8"?>
<math xmlns="http://www.w3.org/1998/Math/MathML">
  <semantics>
    <mfenced open="(" close=")">
      <mtable>
        <mtr>
          <mtd>
            <mrow>
              <mi>a</mi>
              <mi>'</mi>
            </mrow>
          </mtd>
        </mtr>
        <mtr>
          <mtd>
            <mrow>
              <mi>b</mi>
              <mi>'</mi>
            </mrow>
          </mtd>
        </mtr>
      </mtable>
    </mfenced>
    <annotation encoding="StarMath 5.0">left( matrix{ a'##b' } right)</annotation>
  </semantics>
</math>
</file>

<file path=Object 192/content.xml><?xml version="1.0" encoding="utf-8"?>
<math xmlns="http://www.w3.org/1998/Math/MathML">
  <semantics>
    <mfenced open="(" close=")">
      <mtable>
        <mtr>
          <mtd>
            <mrow>
              <mi>a</mi>
              <mi>'</mi>
            </mrow>
          </mtd>
        </mtr>
        <mtr>
          <mtd>
            <mrow>
              <mi>b</mi>
              <mi>'</mi>
            </mrow>
          </mtd>
        </mtr>
      </mtable>
    </mfenced>
    <annotation encoding="StarMath 5.0">left( matrix{ a'##b' } right)</annotation>
  </semantics>
</math>
</file>

<file path=Object 194/content.xml><?xml version="1.0" encoding="utf-8"?>
<math xmlns="http://www.w3.org/1998/Math/MathML">
  <semantics>
    <mrow>
      <mover accent="true">
        <mi>w</mi>
        <mo stretchy="false">⃗</mo>
      </mover>
      <mfenced open="(" close=")">
        <mtable>
          <mtr>
            <mtd>
              <mi>x</mi>
            </mtd>
          </mtr>
          <mtr>
            <mtd>
              <mi>y</mi>
            </mtd>
          </mtr>
        </mtable>
      </mfenced>
    </mrow>
    <annotation encoding="StarMath 5.0"> vec {w}left( matrix{ x##y } right)</annotation>
  </semantics>
</math>
</file>

<file path=Object 195/content.xml><?xml version="1.0" encoding="utf-8"?>
<math xmlns="http://www.w3.org/1998/Math/MathML">
  <semantics>
    <mrow>
      <mo stretchy="false">(</mo>
      <mrow>
        <mover accent="true">
          <mi mathvariant="italic">AO</mi>
          <mo stretchy="false">⃗</mo>
        </mover>
        <mi>,</mi>
        <mover accent="true">
          <mi mathvariant="italic">AD</mi>
          <mo stretchy="false">⃗</mo>
        </mover>
      </mrow>
      <mo stretchy="false">)</mo>
    </mrow>
    <annotation encoding="StarMath 5.0">( widevec {AO},widevec {AD})</annotation>
  </semantics>
</math>
</file>

<file path=Object 196/content.xml><?xml version="1.0" encoding="utf-8"?>
<math xmlns="http://www.w3.org/1998/Math/MathML">
  <semantics>
    <mover accent="true">
      <mi>w</mi>
      <mo stretchy="false">⃗</mo>
    </mover>
    <annotation encoding="StarMath 5.0"> vec {w}</annotation>
  </semantics>
</math>
</file>

<file path=Object 197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198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199/content.xml><?xml version="1.0" encoding="utf-8"?>
<math xmlns="http://www.w3.org/1998/Math/MathML">
  <semantics>
    <mrow>
      <mrow>
        <mo stretchy="false">(</mo>
        <mrow>
          <mrow>
            <mi>a</mi>
            <mo stretchy="false">−</mo>
            <mi>a</mi>
          </mrow>
          <mi>'</mi>
        </mrow>
        <mo stretchy="false">)</mo>
      </mrow>
      <mrow>
        <mover accent="true">
          <mi>u</mi>
          <mo stretchy="false">⃗</mo>
        </mover>
        <mo stretchy="false">=</mo>
        <mrow>
          <mo stretchy="false">(</mo>
          <mrow>
            <mi>b</mi>
            <mrow>
              <mi>'</mi>
              <mo stretchy="false">−</mo>
              <mi>b</mi>
            </mrow>
          </mrow>
          <mo stretchy="false">)</mo>
        </mrow>
      </mrow>
      <mover accent="true">
        <mi>v</mi>
        <mo stretchy="false">⃗</mo>
      </mover>
    </mrow>
    <annotation encoding="StarMath 5.0">(a-a') vec u =(b'-b) vec {v}</annotation>
  </semantics>
</math>
</file>

<file path=Object 2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20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200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201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202/content.xml><?xml version="1.0" encoding="utf-8"?>
<math xmlns="http://www.w3.org/1998/Math/MathML">
  <semantics>
    <mrow>
      <mrow>
        <mi>a</mi>
        <mo stretchy="false">−</mo>
        <mi>a</mi>
      </mrow>
      <mi>'</mi>
      <mo stretchy="false">≠</mo>
      <mn>0</mn>
    </mrow>
    <annotation encoding="StarMath 5.0">a-a'%notequal {0}</annotation>
  </semantics>
</math>
</file>

<file path=Object 203/content.xml><?xml version="1.0" encoding="utf-8"?>
<math xmlns="http://www.w3.org/1998/Math/MathML">
  <semantics>
    <mrow>
      <mi>y</mi>
      <mo stretchy="false">=</mo>
      <mrow>
        <mi mathvariant="italic">mx</mi>
        <mo stretchy="false">+</mo>
        <mi>p</mi>
      </mrow>
    </mrow>
    <annotation encoding="StarMath 5.0">y=mx+p</annotation>
  </semantics>
</math>
</file>

<file path=Object 204/content.xml><?xml version="1.0" encoding="utf-8"?>
<math xmlns="http://www.w3.org/1998/Math/MathML">
  <semantics>
    <mrow>
      <mrow>
        <mover accent="true">
          <mi>u</mi>
          <mo stretchy="false">⃗</mo>
        </mover>
        <mo stretchy="false">=</mo>
        <mfrac>
          <mrow>
            <mrow>
              <mi>b</mi>
              <mi>'</mi>
            </mrow>
            <mo stretchy="false">−</mo>
            <mi>b</mi>
          </mrow>
          <mrow>
            <mrow>
              <mi>a</mi>
              <mo stretchy="false">−</mo>
              <mi>a</mi>
            </mrow>
            <mi>'</mi>
          </mrow>
        </mfrac>
      </mrow>
      <mover accent="true">
        <mi>v</mi>
        <mo stretchy="false">⃗</mo>
      </mover>
    </mrow>
    <annotation encoding="StarMath 5.0"> vec {u}=  {{b'}-b} over {a-a'} vec {v}</annotation>
  </semantics>
</math>
</file>

<file path=Object 205/content.xml><?xml version="1.0" encoding="utf-8"?>
<math xmlns="http://www.w3.org/1998/Math/MathML">
  <semantics>
    <mover accent="true">
      <mi mathvariant="italic">OM</mi>
      <mo stretchy="false">⃗</mo>
    </mover>
    <annotation encoding="StarMath 5.0"> widevec {OM}</annotation>
  </semantics>
</math>
</file>

<file path=Object 206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207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208/content.xml><?xml version="1.0" encoding="utf-8"?>
<math xmlns="http://www.w3.org/1998/Math/MathML">
  <semantics>
    <mrow>
      <mrow>
        <mi>a</mi>
        <mo stretchy="false">−</mo>
        <mi>a</mi>
      </mrow>
      <mrow>
        <mi>'</mi>
        <mo stretchy="false">=</mo>
        <mn>0</mn>
      </mrow>
    </mrow>
    <annotation encoding="StarMath 5.0">a-a'={0}</annotation>
  </semantics>
</math>
</file>

<file path=Object 209/content.xml><?xml version="1.0" encoding="utf-8"?>
<math xmlns="http://www.w3.org/1998/Math/MathML">
  <semantics>
    <mrow>
      <mrow>
        <mi>a</mi>
        <mo stretchy="false">=</mo>
        <mi>a</mi>
      </mrow>
      <mi>'</mi>
    </mrow>
    <annotation encoding="StarMath 5.0">a=a'</annotation>
  </semantics>
</math>
</file>

<file path=Object 21/content.xml><?xml version="1.0" encoding="utf-8"?>
<math xmlns="http://www.w3.org/1998/Math/MathML">
  <semantics>
    <mrow>
      <mrow>
        <mover accent="true">
          <mi>u</mi>
          <mo stretchy="false">⃗</mo>
        </mover>
        <mo stretchy="false">=</mo>
        <mi>k</mi>
      </mrow>
      <mover accent="true">
        <mi>v</mi>
        <mo stretchy="false">⃗</mo>
      </mover>
    </mrow>
    <annotation encoding="StarMath 5.0"> vec {u}= k widevec {v}</annotation>
  </semantics>
</math>
</file>

<file path=Object 210/content.xml><?xml version="1.0" encoding="utf-8"?>
<math xmlns="http://www.w3.org/1998/Math/MathML">
  <semantics>
    <mrow>
      <mrow>
        <mi>b</mi>
        <mo stretchy="false">=</mo>
        <mi>b</mi>
      </mrow>
      <mi>'</mi>
    </mrow>
    <annotation encoding="StarMath 5.0">b=b'</annotation>
  </semantics>
</math>
</file>

<file path=Object 211/content.xml><?xml version="1.0" encoding="utf-8"?>
<math xmlns="http://www.w3.org/1998/Math/MathML">
  <semantics>
    <mover accent="true">
      <mi mathvariant="italic">AB</mi>
      <mo stretchy="false">⃗</mo>
    </mover>
    <annotation encoding="StarMath 5.0"> widevec {AB}</annotation>
  </semantics>
</math>
</file>

<file path=Object 213/content.xml><?xml version="1.0" encoding="utf-8"?>
<math xmlns="http://www.w3.org/1998/Math/MathML">
  <semantics>
    <mover accent="true">
      <mrow>
        <mi mathvariant="italic">OI</mi>
        <mi>'</mi>
      </mrow>
      <mo stretchy="false">⃗</mo>
    </mover>
    <annotation encoding="StarMath 5.0"> widevec {OI'}</annotation>
  </semantics>
</math>
</file>

<file path=Object 214/content.xml><?xml version="1.0" encoding="utf-8"?>
<math xmlns="http://www.w3.org/1998/Math/MathML">
  <semantics>
    <mover accent="true">
      <mrow>
        <mi mathvariant="italic">OJ</mi>
        <mi>'</mi>
      </mrow>
      <mo stretchy="false">⃗</mo>
    </mover>
    <annotation encoding="StarMath 5.0"> widevec {OJ'}</annotation>
  </semantics>
</math>
</file>

<file path=Object 215/content.xml><?xml version="1.0" encoding="utf-8"?>
<math xmlns="http://www.w3.org/1998/Math/MathML">
  <semantics>
    <mrow>
      <mo stretchy="false">(</mo>
      <mrow>
        <mi>O</mi>
        <mstyle mathvariant="normal">
          <mrow>
            <mi mathvariant="normal">;</mi>
          </mrow>
        </mstyle>
        <mi>I</mi>
        <mi>,</mi>
        <mi>J</mi>
      </mrow>
      <mo stretchy="false">)</mo>
    </mrow>
    <annotation encoding="StarMath 5.0">(O nitalic; I,J)</annotation>
  </semantics>
</math>
</file>

<file path=Object 216/content.xml><?xml version="1.0" encoding="utf-8"?>
<math xmlns="http://www.w3.org/1998/Math/MathML">
  <semantics>
    <mrow>
      <mover accent="true">
        <mi>u</mi>
        <mo stretchy="false">⃗</mo>
      </mover>
      <mo stretchy="false">=</mo>
      <mover accent="true">
        <mrow>
          <mi mathvariant="italic">OI</mi>
          <mi>'</mi>
        </mrow>
        <mo stretchy="false">⃗</mo>
      </mover>
    </mrow>
    <annotation encoding="StarMath 5.0"> vec {u}= widevec {OI'}</annotation>
  </semantics>
</math>
</file>

<file path=Object 217/content.xml><?xml version="1.0" encoding="utf-8"?>
<math xmlns="http://www.w3.org/1998/Math/MathML">
  <semantics>
    <mrow>
      <mover accent="true">
        <mi>v</mi>
        <mo stretchy="false">⃗</mo>
      </mover>
      <mo stretchy="false">=</mo>
      <mover accent="true">
        <mrow>
          <mi mathvariant="italic">OJ</mi>
          <mi>'</mi>
        </mrow>
        <mo stretchy="false">⃗</mo>
      </mover>
    </mrow>
    <annotation encoding="StarMath 5.0"> vec {v}= widevec {OJ'}</annotation>
  </semantics>
</math>
</file>

<file path=Object 218/content.xml><?xml version="1.0" encoding="utf-8"?>
<math xmlns="http://www.w3.org/1998/Math/MathML">
  <semantics>
    <mrow>
      <mover accent="true">
        <mi>w</mi>
        <mo stretchy="false">⃗</mo>
      </mover>
      <mo stretchy="false">=</mo>
      <mover accent="true">
        <mi mathvariant="italic">OM</mi>
        <mo stretchy="false">⃗</mo>
      </mover>
    </mrow>
    <annotation encoding="StarMath 5.0"> vec {w}= widevec {OM}</annotation>
  </semantics>
</math>
</file>

<file path=Object 219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22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220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221/content.xml><?xml version="1.0" encoding="utf-8"?>
<math xmlns="http://www.w3.org/1998/Math/MathML">
  <semantics>
    <mrow>
      <mo stretchy="false">(</mo>
      <mrow>
        <mi>O</mi>
        <mstyle mathvariant="normal">
          <mrow>
            <mi mathvariant="normal">;</mi>
          </mrow>
        </mstyle>
        <mi>I</mi>
        <mi>'</mi>
        <mi>,</mi>
        <mi>J</mi>
        <mi>'</mi>
      </mrow>
      <mo stretchy="false">)</mo>
    </mrow>
    <annotation encoding="StarMath 5.0">(O nitalic; I',J')</annotation>
  </semantics>
</math>
</file>

<file path=Object 222/content.xml><?xml version="1.0" encoding="utf-8"?>
<math xmlns="http://www.w3.org/1998/Math/MathML">
  <semantics>
    <mrow>
      <mo stretchy="false">(</mo>
      <mrow>
        <mi>a</mi>
        <mstyle mathvariant="normal">
          <mrow>
            <mi mathvariant="normal">;</mi>
          </mrow>
        </mstyle>
        <mi>b</mi>
      </mrow>
      <mo stretchy="false">)</mo>
    </mrow>
    <annotation encoding="StarMath 5.0">(a nitalic; b)</annotation>
  </semantics>
</math>
</file>

<file path=Object 223/content.xml><?xml version="1.0" encoding="utf-8"?>
<math xmlns="http://www.w3.org/1998/Math/MathML">
  <semantics>
    <mrow>
      <mrow>
        <mfenced open="(" close=")">
          <mtable>
            <mtr>
              <mtd>
                <mi>x</mi>
              </mtd>
            </mtr>
            <mtr>
              <mtd>
                <mi>y</mi>
              </mtd>
            </mtr>
          </mtable>
        </mfenced>
        <mo stretchy="false">=</mo>
        <mfenced open="(" close=")"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fenced>
      </mrow>
      <mo stretchy="false">=</mo>
      <mfenced open="(" close=")">
        <mtable>
          <mtr>
            <mtd>
              <mn>0</mn>
            </mtd>
          </mtr>
          <mtr>
            <mtd>
              <mn>0</mn>
            </mtd>
          </mtr>
        </mtable>
      </mfenced>
    </mrow>
    <annotation encoding="StarMath 5.0">left( matrix{ x##y } right)=left( matrix{ x'##y' } right)=left( matrix{ {0}##{0} } right)</annotation>
  </semantics>
</math>
</file>

<file path=Object 227/content.xml><?xml version="1.0" encoding="utf-8"?>
<math xmlns="http://www.w3.org/1998/Math/MathML">
  <semantics>
    <mfenced open="(" close=")">
      <mtable>
        <mtr>
          <mtd>
            <mn>2</mn>
          </mtd>
        </mtr>
        <mtr>
          <mtd>
            <mrow>
              <mo stretchy="false">−</mo>
              <mn>1</mn>
            </mrow>
          </mtd>
        </mtr>
      </mtable>
    </mfenced>
    <annotation encoding="StarMath 5.0">left( matrix{ {2}##-{1} } right)</annotation>
  </semantics>
</math>
</file>

<file path=Object 228/content.xml><?xml version="1.0" encoding="utf-8"?>
<math xmlns="http://www.w3.org/1998/Math/MathML">
  <semantics>
    <mover accent="true">
      <mi mathvariant="italic">AB</mi>
      <mo stretchy="false">⃗</mo>
    </mover>
    <annotation encoding="StarMath 5.0"> widevec {AB}</annotation>
  </semantics>
</math>
</file>

<file path=Object 229/content.xml><?xml version="1.0" encoding="utf-8"?>
<math xmlns="http://www.w3.org/1998/Math/MathML">
  <semantics>
    <mover accent="true">
      <mi mathvariant="italic">AO</mi>
      <mo stretchy="false">⃗</mo>
    </mover>
    <annotation encoding="StarMath 5.0"> widevec {AO}</annotation>
  </semantics>
</math>
</file>

<file path=Object 23/content.xml><?xml version="1.0" encoding="utf-8"?>
<math xmlns="http://www.w3.org/1998/Math/MathML">
  <semantics>
    <mrow>
      <mo stretchy="true">{</mo>
      <mtable>
        <mtr>
          <mtd>
            <mrow>
              <mrow>
                <mi>x</mi>
                <mo stretchy="false">=</mo>
                <mi mathvariant="italic">kx</mi>
              </mrow>
              <mi>'</mi>
            </mrow>
          </mtd>
        </mtr>
        <mtr>
          <mtd>
            <mrow>
              <mrow>
                <mi>y</mi>
                <mo stretchy="false">=</mo>
                <mi mathvariant="italic">ky</mi>
              </mrow>
              <mi>'</mi>
            </mrow>
          </mtd>
        </mtr>
      </mtable>
    </mrow>
    <annotation encoding="StarMath 5.0">left lbrace stack{{ x=kx'} # {y=ky' }} right none</annotation>
  </semantics>
</math>
</file>

<file path=Object 230/content.xml><?xml version="1.0" encoding="utf-8"?>
<math xmlns="http://www.w3.org/1998/Math/MathML">
  <semantics>
    <mover accent="true">
      <mi mathvariant="italic">AD</mi>
      <mo stretchy="false">⃗</mo>
    </mover>
    <annotation encoding="StarMath 5.0"> widevec {AD}</annotation>
  </semantics>
</math>
</file>

<file path=Object 231/content.xml><?xml version="1.0" encoding="utf-8"?>
<math xmlns="http://www.w3.org/1998/Math/MathML">
  <semantics>
    <mrow>
      <mrow>
        <mover accent="true">
          <mi mathvariant="italic">AB</mi>
          <mo stretchy="false">⃗</mo>
        </mover>
        <mo stretchy="false">=</mo>
        <mn>2</mn>
      </mrow>
      <mrow>
        <mover accent="true">
          <mi mathvariant="italic">AO</mi>
          <mo stretchy="false">⃗</mo>
        </mover>
        <mo stretchy="false">−</mo>
        <mover accent="true">
          <mi mathvariant="italic">AD</mi>
          <mo stretchy="false">⃗</mo>
        </mover>
      </mrow>
    </mrow>
    <annotation encoding="StarMath 5.0"> widevec {AB}={2} widevec {AO}- widevec {AD}</annotation>
  </semantics>
</math>
</file>

<file path=Object 232/content.xml><?xml version="1.0" encoding="utf-8"?>
<math xmlns="http://www.w3.org/1998/Math/MathML">
  <semantics>
    <mrow>
      <mo stretchy="false">(</mo>
      <mrow>
        <mover accent="true">
          <mstyle mathvariant="italic">
            <mrow>
              <mi>u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v</mi>
            </mrow>
          </mstyle>
          <mo stretchy="false">⃗</mo>
        </mover>
      </mrow>
      <mo stretchy="false">)</mo>
    </mrow>
    <annotation encoding="StarMath 5.0">( vec { italic{u}} nitalic , vec { italic{v}})</annotation>
  </semantics>
</math>
</file>

<file path=Object 233/content.xml><?xml version="1.0" encoding="utf-8"?>
<math xmlns="http://www.w3.org/1998/Math/MathML">
  <semantics>
    <mrow>
      <mo stretchy="false">(</mo>
      <mrow>
        <mstyle mathvariant="italic">
          <mrow>
            <mi>A</mi>
          </mrow>
        </mstyle>
        <mi mathvariant="normal">;</mi>
        <mover accent="true">
          <mstyle mathvariant="italic">
            <mrow>
              <mi>u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v</mi>
            </mrow>
          </mstyle>
          <mo stretchy="false">⃗</mo>
        </mover>
      </mrow>
      <mo stretchy="false">)</mo>
    </mrow>
    <annotation encoding="StarMath 5.0">(italic{A} ; vec { italic{u}} nitalic , vec { italic{v}})</annotation>
  </semantics>
</math>
</file>

<file path=Object 24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25/content.xml><?xml version="1.0" encoding="utf-8"?>
<math xmlns="http://www.w3.org/1998/Math/MathML">
  <semantics>
    <mrow>
      <mstyle color="green">
        <mrow>
          <mi>x</mi>
        </mrow>
      </mstyle>
      <mi>y</mi>
      <mrow>
        <mi>'</mi>
        <mo stretchy="false">−</mo>
        <mi>x</mi>
      </mrow>
      <mi>'</mi>
      <mrow>
        <mstyle color="blue">
          <mrow>
            <mi>y</mi>
          </mrow>
        </mstyle>
        <mo stretchy="false">=</mo>
        <mstyle color="green">
          <mrow>
            <mrow>
              <mi mathvariant="italic">kx</mi>
              <mi>'</mi>
            </mrow>
          </mrow>
        </mstyle>
      </mrow>
      <mi>y</mi>
      <mrow>
        <mi>'</mi>
        <mo stretchy="false">−</mo>
        <mi>x</mi>
      </mrow>
      <mi>'</mi>
      <mrow>
        <mstyle color="blue">
          <mrow>
            <mrow>
              <mi mathvariant="italic">ky</mi>
              <mi>'</mi>
            </mrow>
          </mrow>
        </mstyle>
        <mo stretchy="false">=</mo>
        <mi mathvariant="italic">kx</mi>
      </mrow>
      <mi>'</mi>
      <mi>y</mi>
      <mrow>
        <mi>'</mi>
        <mo stretchy="false">−</mo>
        <mi mathvariant="italic">kx</mi>
      </mrow>
      <mi>'</mi>
      <mi>y</mi>
      <mrow>
        <mi>'</mi>
        <mo stretchy="false">=</mo>
        <mn>0</mn>
      </mrow>
    </mrow>
    <annotation encoding="StarMath 5.0">color green x y'-x'color blue y=color green {kx'}y'-x'color blue {ky'}=kx'y'-kx'y'={0}</annotation>
  </semantics>
</math>
</file>

<file path=Object 26/content.xml><?xml version="1.0" encoding="utf-8"?>
<math xmlns="http://www.w3.org/1998/Math/MathML">
  <semantics>
    <mrow>
      <mi mathvariant="italic">xy</mi>
      <mrow>
        <mi>'</mi>
        <mo stretchy="false">−</mo>
        <mi>x</mi>
      </mrow>
      <mi>'</mi>
      <mrow>
        <mi>y</mi>
        <mo stretchy="false">=</mo>
        <mn>0</mn>
      </mrow>
    </mrow>
    <annotation encoding="StarMath 5.0">xy'-x'y={0}</annotation>
  </semantics>
</math>
</file>

<file path=Object 27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28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n>2</mn>
            </mtd>
          </mtr>
          <mtr>
            <mtd>
              <mn>1</mn>
            </mtd>
          </mtr>
        </mtable>
      </mfenced>
    </mrow>
    <annotation encoding="StarMath 5.0"> vec {u}left( matrix{ {2} ##{1} } right)</annotation>
  </semantics>
</math>
</file>

<file path=Object 29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3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30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  <mo stretchy="false">≠</mo>
      <mrow>
        <mo stretchy="false">(</mo>
        <mrow>
          <mn>0</mn>
          <mstyle mathvariant="normal">
            <mrow>
              <mi mathvariant="normal">;</mi>
            </mrow>
          </mstyle>
          <mn>0</mn>
        </mrow>
        <mo stretchy="false">)</mo>
      </mrow>
    </mrow>
    <annotation encoding="StarMath 5.0">(a nitalic; b)%notequal ({0} nitalic; {0})</annotation>
  </semantics>
</math>
</file>

<file path=Object 31/content.xml><?xml version="1.0" encoding="utf-8"?>
<math xmlns="http://www.w3.org/1998/Math/MathML">
  <semantics>
    <mrow>
      <mover accent="true">
        <mi>v</mi>
        <mo stretchy="false">⃗</mo>
      </mover>
      <mfenced open="(" close=")">
        <mtable>
          <mtr>
            <mtd>
              <mn>4</mn>
            </mtd>
          </mtr>
          <mtr>
            <mtd>
              <mrow>
                <mo stretchy="false">−</mo>
                <mn>2</mn>
              </mrow>
            </mtd>
          </mtr>
        </mtable>
      </mfenced>
    </mrow>
    <annotation encoding="StarMath 5.0"> vec {v}left( matrix{ {4}##-{2} } right)</annotation>
  </semantics>
</math>
</file>

<file path=Object 32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</mrow>
        <mo stretchy="false">)</mo>
      </mrow>
    </mrow>
    <annotation encoding="StarMath 5.0">A(x_A nitalic; y_A)</annotation>
  </semantics>
</math>
</file>

<file path=Object 33/content.xml><?xml version="1.0" encoding="utf-8"?>
<math xmlns="http://www.w3.org/1998/Math/MathML">
  <semantics>
    <mfenced open="(" close=")">
      <mtable>
        <mtr>
          <mtd>
            <mi>x</mi>
          </mtd>
        </mtr>
        <mtr>
          <mtd>
            <mi>y</mi>
          </mtd>
        </mtr>
      </mtable>
    </mfenced>
    <annotation encoding="StarMath 5.0">left( matrix{ x##y } right)</annotation>
  </semantics>
</math>
</file>

<file path=Object 34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35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36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37/content.xml><?xml version="1.0" encoding="utf-8"?>
<math xmlns="http://www.w3.org/1998/Math/MathML">
  <semantics>
    <mrow>
      <mi>x</mi>
      <mo stretchy="false">≠</mo>
      <mn>0</mn>
    </mrow>
    <annotation encoding="StarMath 5.0">x%notequal {0}</annotation>
  </semantics>
</math>
</file>

<file path=Object 38/content.xml><?xml version="1.0" encoding="utf-8"?>
<math xmlns="http://www.w3.org/1998/Math/MathML">
  <semantics>
    <mstyle color="blue">
      <mrow>
        <mrow>
          <mi>k</mi>
          <mo stretchy="false">=</mo>
          <mfrac>
            <mrow>
              <mi>x</mi>
              <mi>'</mi>
            </mrow>
            <mi>x</mi>
          </mfrac>
        </mrow>
      </mrow>
    </mstyle>
    <annotation encoding="StarMath 5.0">color blue {k={x'} over x}</annotation>
  </semantics>
</math>
</file>

<file path=Object 39/content.xml><?xml version="1.0" encoding="utf-8"?>
<math xmlns="http://www.w3.org/1998/Math/MathML">
  <semantics>
    <mrow>
      <mi mathvariant="italic">xy</mi>
      <mrow>
        <mi>'</mi>
        <mo stretchy="false">−</mo>
        <mi>x</mi>
      </mrow>
      <mi>'</mi>
      <mrow>
        <mi>y</mi>
        <mo stretchy="false">=</mo>
        <mn>0</mn>
      </mrow>
    </mrow>
    <annotation encoding="StarMath 5.0">xy'-x'y={0}</annotation>
  </semantics>
</math>
</file>

<file path=Object 4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40/content.xml><?xml version="1.0" encoding="utf-8"?>
<math xmlns="http://www.w3.org/1998/Math/MathML">
  <semantics>
    <mrow>
      <mover accent="true">
        <mi>w</mi>
        <mo stretchy="false">⃗</mo>
      </mover>
      <mfenced open="(" close=")">
        <mtable>
          <mtr>
            <mtd>
              <mfrac>
                <mn>3</mn>
                <mn>2</mn>
              </mfrac>
            </mtd>
          </mtr>
          <mtr>
            <mtd>
              <mfrac>
                <mn>3</mn>
                <mn>4</mn>
              </mfrac>
            </mtd>
          </mtr>
        </mtable>
      </mfenced>
    </mrow>
    <annotation encoding="StarMath 5.0"> vec {w}left( matrix{ {3} over {2}##{3} over {4} } right)</annotation>
  </semantics>
</math>
</file>

<file path=Object 41/content.xml><?xml version="1.0" encoding="utf-8"?>
<math xmlns="http://www.w3.org/1998/Math/MathML">
  <semantics>
    <mrow>
      <mi>y</mi>
      <mrow>
        <mi>'</mi>
        <mo stretchy="false">=</mo>
        <mstyle color="blue">
          <mrow>
            <mfrac>
              <mrow>
                <mi>x</mi>
                <mi>'</mi>
              </mrow>
              <mi>x</mi>
            </mfrac>
          </mrow>
        </mstyle>
      </mrow>
      <mrow>
        <mi>y</mi>
        <mo stretchy="false">=</mo>
        <mstyle color="blue">
          <mrow>
            <mi>k</mi>
          </mrow>
        </mstyle>
      </mrow>
      <mi>y</mi>
    </mrow>
    <annotation encoding="StarMath 5.0">y'=color blue{{x'} over x} y=color blue k y</annotation>
  </semantics>
</math>
</file>

<file path=Object 42/content.xml><?xml version="1.0" encoding="utf-8"?>
<math xmlns="http://www.w3.org/1998/Math/MathML">
  <semantics>
    <mrow>
      <mo stretchy="true">{</mo>
      <mtable>
        <mtr>
          <mtd>
            <mrow>
              <mi>y</mi>
              <mrow>
                <mi>'</mi>
                <mo stretchy="false">=</mo>
                <mi mathvariant="italic">ky</mi>
              </mrow>
            </mrow>
          </mtd>
        </mtr>
        <mtr>
          <mtd>
            <mrow>
              <mi>x</mi>
              <mrow>
                <mi>'</mi>
                <mo stretchy="false">=</mo>
                <mi mathvariant="italic">kx</mi>
              </mrow>
            </mrow>
          </mtd>
        </mtr>
      </mtable>
    </mrow>
    <annotation encoding="StarMath 5.0">left lbrace stack{{ y'=ky} # {x'=kx }} right none</annotation>
  </semantics>
</math>
</file>

<file path=Object 43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44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45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i>k</mi>
      </mrow>
      <mover accent="true">
        <mi>u</mi>
        <mo stretchy="false">⃗</mo>
      </mover>
    </mrow>
    <annotation encoding="StarMath 5.0"> vec {v}= k widevec {u}</annotation>
  </semantics>
</math>
</file>

<file path=Object 46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47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48/content.xml><?xml version="1.0" encoding="utf-8"?>
<math xmlns="http://www.w3.org/1998/Math/MathML">
  <semantics>
    <mrow>
      <mi>k</mi>
      <mo stretchy="false">=</mo>
      <mn>0</mn>
    </mrow>
    <annotation encoding="StarMath 5.0">k={0}</annotation>
  </semantics>
</math>
</file>

<file path=Object 49/content.xml><?xml version="1.0" encoding="utf-8"?>
<math xmlns="http://www.w3.org/1998/Math/MathML">
  <semantics>
    <mrow>
      <mi>x</mi>
      <mrow>
        <mi>'</mi>
        <mo stretchy="false">=</mo>
        <mn>0</mn>
      </mrow>
    </mrow>
    <annotation encoding="StarMath 5.0">x'={0}</annotation>
  </semantics>
</math>
</file>

<file path=Object 5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50/content.xml><?xml version="1.0" encoding="utf-8"?>
<math xmlns="http://www.w3.org/1998/Math/MathML">
  <semantics>
    <mrow>
      <mi>k</mi>
      <mo stretchy="false">≠</mo>
      <mn>0</mn>
    </mrow>
    <annotation encoding="StarMath 5.0">k%notequal {0}</annotation>
  </semantics>
</math>
</file>

<file path=Object 51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52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53/content.xml><?xml version="1.0" encoding="utf-8"?>
<math xmlns="http://www.w3.org/1998/Math/MathML">
  <semantics>
    <mfenced open="(" close=")">
      <mtable>
        <mtr>
          <mtd>
            <mrow>
              <mi>x</mi>
              <mi>'</mi>
            </mrow>
          </mtd>
        </mtr>
        <mtr>
          <mtd>
            <mrow>
              <mi>y</mi>
              <mi>'</mi>
            </mrow>
          </mtd>
        </mtr>
      </mtable>
    </mfenced>
    <annotation encoding="StarMath 5.0">left( matrix{ x'##y' } right)</annotation>
  </semantics>
</math>
</file>

<file path=Object 54/content.xml><?xml version="1.0" encoding="utf-8"?>
<math xmlns="http://www.w3.org/1998/Math/MathML">
  <semantics>
    <mrow>
      <mrow>
        <mi>c</mi>
        <mo stretchy="false">=</mo>
        <mrow>
          <mn>0</mn>
        </mrow>
      </mrow>
    </mrow>
    <annotation encoding="StarMath 5.0">c={0}</annotation>
  </semantics>
</math>
</file>

<file path=Object 55/content.xml><?xml version="1.0" encoding="utf-8"?>
<math xmlns="http://www.w3.org/1998/Math/MathML">
  <semantics>
    <mrow>
      <mrow>
        <mrow>
          <mrow>
            <mn>2</mn>
          </mrow>
          <mo stretchy="false">×</mo>
          <mrow>
            <mo stretchy="false">(</mo>
            <mrow>
              <mrow>
                <mo stretchy="false">−</mo>
                <mrow>
                  <mn>2</mn>
                </mrow>
              </mrow>
            </mrow>
            <mo stretchy="false">)</mo>
          </mrow>
        </mrow>
        <mo stretchy="false">−</mo>
        <mrow>
          <mrow>
            <mn>1</mn>
          </mrow>
          <mo stretchy="false">×</mo>
          <mrow>
            <mn>4</mn>
          </mrow>
        </mrow>
      </mrow>
      <mo stretchy="false">≠</mo>
      <mrow>
        <mn>0</mn>
      </mrow>
    </mrow>
    <annotation encoding="StarMath 5.0">{2} times (-{2})-{1} times {4}%notequal {0}</annotation>
  </semantics>
</math>
</file>

<file path=Object 56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57/content.xml><?xml version="1.0" encoding="utf-8"?>
<math xmlns="http://www.w3.org/1998/Math/MathML">
  <semantics>
    <mrow>
      <mover accent="true">
        <mrow>
          <mi>w</mi>
        </mrow>
        <mo stretchy="false">⃗</mo>
      </mover>
    </mrow>
    <annotation encoding="StarMath 5.0"> vec {w}</annotation>
  </semantics>
</math>
</file>

<file path=Object 58/content.xml><?xml version="1.0" encoding="utf-8"?>
<math xmlns="http://www.w3.org/1998/Math/MathML">
  <semantics>
    <mrow>
      <mrow>
        <mrow>
          <mn>2</mn>
          <mo stretchy="false">×</mo>
          <mfrac>
            <mn>3</mn>
            <mn>4</mn>
          </mfrac>
        </mrow>
        <mo stretchy="false">−</mo>
        <mrow>
          <mn>1</mn>
          <mo stretchy="false">×</mo>
          <mfrac>
            <mn>3</mn>
            <mn>2</mn>
          </mfrac>
        </mrow>
      </mrow>
      <mo stretchy="false">=</mo>
      <mn>0</mn>
    </mrow>
    <annotation encoding="StarMath 5.0">{2} times {{3} over {4}}-{1} times {{3} over {2}}={0}</annotation>
  </semantics>
</math>
</file>

<file path=Object 59/content.xml><?xml version="1.0" encoding="utf-8"?>
<math xmlns="http://www.w3.org/1998/Math/MathML">
  <semantics>
    <mrow>
      <mi>A</mi>
      <mrow>
        <mo stretchy="false">(</mo>
        <mrow>
          <mrow>
            <mo stretchy="false">−</mo>
            <mn>2</mn>
          </mrow>
          <mstyle mathvariant="normal">
            <mrow>
              <mi mathvariant="normal">;</mi>
            </mrow>
          </mstyle>
          <mn>3</mn>
        </mrow>
        <mo stretchy="false">)</mo>
      </mrow>
    </mrow>
    <annotation encoding="StarMath 5.0">A(-{2} nitalic; {3})</annotation>
  </semantics>
</math>
</file>

<file path=Object 6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60/content.xml><?xml version="1.0" encoding="utf-8"?>
<math xmlns="http://www.w3.org/1998/Math/MathML">
  <semantics>
    <mrow>
      <mrow>
        <mover accent="true">
          <mi>w</mi>
          <mo stretchy="false">⃗</mo>
        </mover>
        <mo stretchy="false">=</mo>
        <mfrac>
          <mn>3</mn>
          <mn>4</mn>
        </mfrac>
      </mrow>
      <mover accent="true">
        <mi>u</mi>
        <mo stretchy="false">⃗</mo>
      </mover>
    </mrow>
    <annotation encoding="StarMath 5.0"> vec {w}={3} over {4}  vec {u}</annotation>
  </semantics>
</math>
</file>

<file path=Object 61/content.xml><?xml version="1.0" encoding="utf-8"?>
<math xmlns="http://www.w3.org/1998/Math/MathML">
  <semantics>
    <mrow>
      <mn>5</mn>
      <mrow>
        <mi>x</mi>
        <mo stretchy="false">−</mo>
        <mn>2</mn>
      </mrow>
      <mrow>
        <mrow>
          <mi>y</mi>
          <mo stretchy="false">+</mo>
          <mn>16</mn>
        </mrow>
        <mo stretchy="false">=</mo>
        <mn>0</mn>
      </mrow>
    </mrow>
    <annotation encoding="StarMath 5.0">{5}x-{2}y+{16}={0}</annotation>
  </semantics>
</math>
</file>

<file path=Object 62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n>2</mn>
            </mtd>
          </mtr>
          <mtr>
            <mtd>
              <mn>5</mn>
            </mtd>
          </mtr>
        </mtable>
      </mfenced>
    </mrow>
    <annotation encoding="StarMath 5.0"> vec {u}left( matrix{ {2}##{5} } right)</annotation>
  </semantics>
</math>
</file>

<file path=Object 63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64/content.xml><?xml version="1.0" encoding="utf-8"?>
<math xmlns="http://www.w3.org/1998/Math/MathML">
  <semantics>
    <mrow>
      <mover accent="true">
        <mi mathvariant="italic">AM</mi>
        <mo stretchy="false">⃗</mo>
      </mover>
      <mfenced open="(" close=")">
        <mtable>
          <mtr>
            <mtd>
              <mrow>
                <mi>x</mi>
                <mo stretchy="false">+</mo>
                <mn>2</mn>
              </mrow>
            </mtd>
          </mtr>
          <mtr>
            <mtd>
              <mrow>
                <mi>y</mi>
                <mo stretchy="false">−</mo>
                <mn>3</mn>
              </mrow>
            </mtd>
          </mtr>
        </mtable>
      </mfenced>
    </mrow>
    <annotation encoding="StarMath 5.0"> widevec {AM} left( matrix{ x+2##y-3 } right)</annotation>
  </semantics>
</math>
</file>

<file path=Object 65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66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67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68/content.xml><?xml version="1.0" encoding="utf-8"?>
<math xmlns="http://www.w3.org/1998/Math/MathML">
  <semantics>
    <mover accent="true">
      <mi>v</mi>
      <mo stretchy="false">⃗</mo>
    </mover>
    <annotation encoding="StarMath 5.0"> vec {v}</annotation>
  </semantics>
</math>
</file>

<file path=Object 69/content.xml><?xml version="1.0" encoding="utf-8"?>
<math xmlns="http://www.w3.org/1998/Math/MathML">
  <semantics>
    <mover accent="true">
      <mi mathvariant="italic">AC</mi>
      <mo stretchy="false">⃗</mo>
    </mover>
    <annotation encoding="StarMath 5.0"> widevec {AC}</annotation>
  </semantics>
</math>
</file>

<file path=Object 7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70/content.xml><?xml version="1.0" encoding="utf-8"?>
<math xmlns="http://www.w3.org/1998/Math/MathML">
  <semantics>
    <mover accent="true">
      <mi mathvariant="italic">BC</mi>
      <mo stretchy="false">⃗</mo>
    </mover>
    <annotation encoding="StarMath 5.0"> widevec {BC}</annotation>
  </semantics>
</math>
</file>

<file path=Object 71/content.xml><?xml version="1.0" encoding="utf-8"?>
<math xmlns="http://www.w3.org/1998/Math/MathML">
  <semantics>
    <mover accent="true">
      <mrow>
        <mi mathvariant="italic">AB</mi>
        <mi>,</mi>
      </mrow>
      <mo stretchy="false">⃗</mo>
    </mover>
    <annotation encoding="StarMath 5.0"> widevec {AB,}</annotation>
  </semantics>
</math>
</file>

<file path=Object 72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o stretchy="false">α</mo>
            </mtd>
          </mtr>
          <mtr>
            <mtd>
              <mo stretchy="false">β</mo>
            </mtd>
          </mtr>
        </mtable>
      </mfenced>
    </mrow>
    <annotation encoding="StarMath 5.0"> vec {u} left( matrix{ %alpha  ##%beta  } right)</annotation>
  </semantics>
</math>
</file>

<file path=Object 73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n>2</mn>
            </mtd>
          </mtr>
          <mtr>
            <mtd>
              <mn>5</mn>
            </mtd>
          </mtr>
        </mtable>
      </mfenced>
    </mrow>
    <annotation encoding="StarMath 5.0"> vec {u} left( matrix{ 2 ##5  } right)</annotation>
  </semantics>
</math>
</file>

<file path=Object 74/content.xml><?xml version="1.0" encoding="utf-8"?>
<math xmlns="http://www.w3.org/1998/Math/MathML">
  <semantics>
    <mrow>
      <mn>5</mn>
      <mrow>
        <mrow>
          <mo stretchy="false">(</mo>
          <mrow>
            <mi>x</mi>
            <mo stretchy="false">+</mo>
            <mn>2</mn>
          </mrow>
          <mo stretchy="false">)</mo>
        </mrow>
        <mo stretchy="false">−</mo>
        <mn>2</mn>
      </mrow>
      <mrow>
        <mrow>
          <mo stretchy="false">(</mo>
          <mrow>
            <mi>y</mi>
            <mo stretchy="false">−</mo>
            <mn>3</mn>
          </mrow>
          <mo stretchy="false">)</mo>
        </mrow>
        <mo stretchy="false">=</mo>
        <mn>0</mn>
      </mrow>
    </mrow>
    <annotation encoding="StarMath 5.0">{5}(x+{2})-{2}(y-{3})={0}</annotation>
  </semantics>
</math>
</file>

<file path=Object 75/content.xml><?xml version="1.0" encoding="utf-8"?>
<math xmlns="http://www.w3.org/1998/Math/MathML">
  <semantics>
    <mrow>
      <mn>5</mn>
      <mrow>
        <mi>x</mi>
        <mo stretchy="false">−</mo>
        <mn>2</mn>
      </mrow>
      <mrow>
        <mrow>
          <mi>y</mi>
          <mo stretchy="false">+</mo>
          <mn>16</mn>
        </mrow>
        <mo stretchy="false">=</mo>
        <mn>0</mn>
      </mrow>
    </mrow>
    <annotation encoding="StarMath 5.0">{5}x-{2}y+{16}={0}</annotation>
  </semantics>
</math>
</file>

<file path=Object 76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77/content.xml><?xml version="1.0" encoding="utf-8"?>
<math xmlns="http://www.w3.org/1998/Math/MathML">
  <semantics>
    <mrow>
      <mrow>
        <mrow>
          <mi mathvariant="italic">kax</mi>
          <mo stretchy="false">+</mo>
          <mi mathvariant="italic">kby</mi>
        </mrow>
        <mo stretchy="false">+</mo>
        <mi mathvariant="italic">kc</mi>
      </mrow>
      <mo stretchy="false">=</mo>
      <mn>0</mn>
    </mrow>
    <annotation encoding="StarMath 5.0">kax+kby+kc={0}</annotation>
  </semantics>
</math>
</file>

<file path=Object 78/content.xml><?xml version="1.0" encoding="utf-8"?>
<math xmlns="http://www.w3.org/1998/Math/MathML">
  <semantics>
    <mover accent="true">
      <mn>0</mn>
      <mo stretchy="false">⃗</mo>
    </mover>
    <annotation encoding="StarMath 5.0"> vec {0}</annotation>
  </semantics>
</math>
</file>

<file path=Object 79/content.xml><?xml version="1.0" encoding="utf-8"?>
<math xmlns="http://www.w3.org/1998/Math/MathML">
  <semantics>
    <mrow>
      <mover accent="true">
        <mi mathvariant="italic">AB</mi>
        <mo stretchy="false">⃗</mo>
      </mover>
      <mfenced open="(" close=")">
        <mtable>
          <mtr>
            <mtd>
              <mn>2</mn>
            </mtd>
          </mtr>
          <mtr>
            <mtd>
              <mrow>
                <mo stretchy="false">−</mo>
                <mn>4</mn>
              </mrow>
            </mtd>
          </mtr>
        </mtable>
      </mfenced>
    </mrow>
    <annotation encoding="StarMath 5.0"> widevec {AB}left( matrix{ {2}##-{4} } right)</annotation>
  </semantics>
</math>
</file>

<file path=Object 8/content.xml><?xml version="1.0" encoding="utf-8"?>
<math xmlns="http://www.w3.org/1998/Math/MathML">
  <semantics>
    <mrow>
      <mrow>
        <mover accent="true">
          <mi>u</mi>
          <mo stretchy="false">⃗</mo>
        </mover>
        <mo stretchy="false">=</mo>
        <mi>k</mi>
      </mrow>
      <mover accent="true">
        <mi>v</mi>
        <mo stretchy="false">⃗</mo>
      </mover>
    </mrow>
    <annotation encoding="StarMath 5.0"> vec {u}= k widevec {v}</annotation>
  </semantics>
</math>
</file>

<file path=Object 80/content.xml><?xml version="1.0" encoding="utf-8"?>
<math xmlns="http://www.w3.org/1998/Math/MathML">
  <semantics>
    <mrow>
      <mover accent="true">
        <mi>v</mi>
        <mo stretchy="false">⃗</mo>
      </mover>
      <mfenced open="(" close=")">
        <mtable>
          <mtr>
            <mtd>
              <mn>1</mn>
            </mtd>
          </mtr>
          <mtr>
            <mtd>
              <mrow>
                <mo stretchy="false">−</mo>
                <mn>2</mn>
              </mrow>
            </mtd>
          </mtr>
        </mtable>
      </mfenced>
    </mrow>
    <annotation encoding="StarMath 5.0"> vec {v}left( matrix{ {1}##-{2} } right)</annotation>
  </semantics>
</math>
</file>

<file path=Object 81/content.xml><?xml version="1.0" encoding="utf-8"?>
<math xmlns="http://www.w3.org/1998/Math/MathML">
  <semantics>
    <mrow>
      <mrow>
        <mi>y</mi>
        <mo stretchy="false">=</mo>
        <mrow>
          <mo stretchy="false">−</mo>
          <mn>2</mn>
        </mrow>
      </mrow>
      <mrow>
        <mi>x</mi>
        <mo stretchy="false">+</mo>
        <mn>1</mn>
      </mrow>
    </mrow>
    <annotation encoding="StarMath 5.0">y=-{2}x+{1}</annotation>
  </semantics>
</math>
</file>

<file path=Object 82/content.xml><?xml version="1.0" encoding="utf-8"?>
<math xmlns="http://www.w3.org/1998/Math/MathML">
  <semantics>
    <mrow>
      <mrow>
        <mrow>
          <mo stretchy="false">β</mo>
          <mo stretchy="false">×</mo>
          <mrow>
            <mo stretchy="false">(</mo>
            <mrow>
              <mi>x</mi>
              <mo stretchy="false">−</mo>
              <msub>
                <mi>x</mi>
                <mi>A</mi>
              </msub>
            </mrow>
            <mo stretchy="false">)</mo>
          </mrow>
        </mrow>
        <mo stretchy="false">−</mo>
        <mo stretchy="false">α</mo>
      </mrow>
      <mrow>
        <mrow>
          <mo stretchy="false">(</mo>
          <mrow>
            <mi>y</mi>
            <mo stretchy="false">−</mo>
            <msub>
              <mi>y</mi>
              <mi>A</mi>
            </msub>
          </mrow>
          <mo stretchy="false">)</mo>
        </mrow>
        <mo stretchy="false">=</mo>
        <mn>0</mn>
      </mrow>
    </mrow>
    <annotation encoding="StarMath 5.0">%beta  times (x-x_A)-%alpha (y-y_A)={0}</annotation>
  </semantics>
</math>
</file>

<file path=Object 83/content.xml><?xml version="1.0" encoding="utf-8"?>
<math xmlns="http://www.w3.org/1998/Math/MathML">
  <semantics>
    <mrow>
      <mo stretchy="false">β</mo>
      <mrow>
        <mi>x</mi>
        <mo stretchy="false">−</mo>
        <mo stretchy="false">α</mo>
      </mrow>
      <mrow>
        <mrow>
          <mi>y</mi>
          <mo stretchy="false">+</mo>
          <mrow>
            <mo stretchy="false">(</mo>
            <mrow>
              <mrow>
                <mo stretchy="false">−</mo>
                <mo stretchy="false">β</mo>
              </mrow>
              <mrow>
                <msub>
                  <mi>x</mi>
                  <mi>A</mi>
                </msub>
                <mo stretchy="false">+</mo>
                <mo stretchy="false">α</mo>
              </mrow>
              <msub>
                <mi>y</mi>
                <mi>A</mi>
              </msub>
            </mrow>
            <mo stretchy="false">)</mo>
          </mrow>
        </mrow>
        <mo stretchy="false">=</mo>
        <mn>0</mn>
      </mrow>
    </mrow>
    <annotation encoding="StarMath 5.0">%beta x-%alpha y+(-%beta x_A+%alpha y_A)={0}</annotation>
  </semantics>
</math>
</file>

<file path=Object 84/content.xml><?xml version="1.0" encoding="utf-8"?>
<math xmlns="http://www.w3.org/1998/Math/MathML">
  <semantics>
    <mrow>
      <mrow>
        <mo stretchy="false">(</mo>
        <mrow>
          <mo stretchy="false">β</mo>
          <mrow>
            <mstyle mathvariant="normal">
              <mrow>
                <mi mathvariant="normal">;</mi>
              </mrow>
            </mstyle>
            <mo stretchy="false">−</mo>
            <mo stretchy="false">α</mo>
          </mrow>
        </mrow>
        <mo stretchy="false">)</mo>
      </mrow>
      <mo stretchy="false">≠</mo>
      <mrow>
        <mo stretchy="false">(</mo>
        <mrow>
          <mn>0</mn>
          <mstyle mathvariant="normal">
            <mrow>
              <mi mathvariant="normal">;</mi>
            </mrow>
          </mstyle>
          <mn>0</mn>
        </mrow>
        <mo stretchy="false">)</mo>
      </mrow>
    </mrow>
    <annotation encoding="StarMath 5.0">(%beta  nitalic; -%alpha )%notequal ({0} nitalic; {0})</annotation>
  </semantics>
</math>
</file>

<file path=Object 85/content.xml><?xml version="1.0" encoding="utf-8"?>
<math xmlns="http://www.w3.org/1998/Math/MathML">
  <semantics>
    <mrow>
      <mi>A</mi>
      <mrow>
        <mo stretchy="false">(</mo>
        <mrow>
          <mrow>
            <mo stretchy="false">−</mo>
            <mn>1</mn>
          </mrow>
          <mstyle mathvariant="normal">
            <mrow>
              <mi mathvariant="normal">;</mi>
            </mrow>
          </mstyle>
          <mn>3</mn>
        </mrow>
        <mo stretchy="false">)</mo>
      </mrow>
    </mrow>
    <annotation encoding="StarMath 5.0">A(-{1} nitalic; {3})</annotation>
  </semantics>
</math>
</file>

<file path=Object 86/content.xml><?xml version="1.0" encoding="utf-8"?>
<math xmlns="http://www.w3.org/1998/Math/MathML">
  <semantics>
    <mrow>
      <mover accent="true">
        <mi>u</mi>
        <mo stretchy="false">⃗</mo>
      </mover>
      <mi>≠</mi>
      <mover accent="true">
        <mn>0</mn>
        <mo stretchy="false">⃗</mo>
      </mover>
    </mrow>
    <annotation encoding="StarMath 5.0"> vec {u}≠ vec {0}</annotation>
  </semantics>
</math>
</file>

<file path=Object 87/content.xml><?xml version="1.0" encoding="utf-8"?>
<math xmlns="http://www.w3.org/1998/Math/MathML">
  <semantics>
    <mrow>
      <mover accent="true">
        <mi mathvariant="italic">AM</mi>
        <mo stretchy="false">⃗</mo>
      </mover>
      <mfenced open="(" close=")">
        <mtable>
          <mtr>
            <mtd>
              <mrow>
                <mi>x</mi>
                <mo stretchy="false">−</mo>
                <msub>
                  <mi>x</mi>
                  <mi>A</mi>
                </msub>
              </mrow>
            </mtd>
          </mtr>
          <mtr>
            <mtd>
              <mrow>
                <mi>y</mi>
                <mo stretchy="false">−</mo>
                <msub>
                  <mi>y</mi>
                  <mi>A</mi>
                </msub>
              </mrow>
            </mtd>
          </mtr>
        </mtable>
      </mfenced>
    </mrow>
    <annotation encoding="StarMath 5.0"> widevec {AM} left( matrix{ x-x_A##y-y_A } right)</annotation>
  </semantics>
</math>
</file>

<file path=Object 88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o stretchy="false">α</mo>
            </mtd>
          </mtr>
          <mtr>
            <mtd>
              <mo stretchy="false">β</mo>
            </mtd>
          </mtr>
        </mtable>
      </mfenced>
    </mrow>
    <annotation encoding="StarMath 5.0"> vec {u} left( matrix{ %alpha ##%beta  } right)</annotation>
  </semantics>
</math>
</file>

<file path=Object 89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9/content.xml><?xml version="1.0" encoding="utf-8"?>
<math xmlns="http://www.w3.org/1998/Math/MathML">
  <semantics>
    <mover accent="true">
      <mi>u</mi>
      <mo stretchy="false">⃗</mo>
    </mover>
    <annotation encoding="StarMath 5.0"> vec {u}</annotation>
  </semantics>
</math>
</file>

<file path=Object 90/content.xml><?xml version="1.0" encoding="utf-8"?>
<math xmlns="http://www.w3.org/1998/Math/MathML">
  <semantics>
    <mrow>
      <mi>B</mi>
      <mrow>
        <mo stretchy="false">(</mo>
        <mrow>
          <mrow>
            <mn>1</mn>
          </mrow>
          <mrow>
            <mstyle mathvariant="normal">
              <mrow>
                <mi mathvariant="normal">;</mi>
              </mrow>
            </mstyle>
            <mo stretchy="false">−</mo>
            <mrow>
              <mn>1</mn>
            </mrow>
          </mrow>
        </mrow>
        <mo stretchy="false">)</mo>
      </mrow>
    </mrow>
    <annotation encoding="StarMath 5.0">B({1} nitalic; -{1})</annotation>
  </semantics>
</math>
</file>

<file path=Object 91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

<file path=Object 92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93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  <mo stretchy="false">≠</mo>
      <mrow>
        <mo stretchy="false">(</mo>
        <mrow>
          <mn>0</mn>
          <mstyle mathvariant="normal">
            <mrow>
              <mi mathvariant="normal">;</mi>
            </mrow>
          </mstyle>
          <mn>0</mn>
        </mrow>
        <mo stretchy="false">)</mo>
      </mrow>
    </mrow>
    <annotation encoding="StarMath 5.0">(a nitalic; b)%notequal ({0} nitalic; {0})</annotation>
  </semantics>
</math>
</file>

<file path=Object 94/content.xml><?xml version="1.0" encoding="utf-8"?>
<math xmlns="http://www.w3.org/1998/Math/MathML">
  <semantics>
    <mrow>
      <mrow>
        <mrow>
          <mi mathvariant="italic">ax</mi>
          <mo stretchy="false">+</mo>
          <mi mathvariant="italic">by</mi>
        </mrow>
        <mo stretchy="false">+</mo>
        <mi>c</mi>
      </mrow>
      <mo stretchy="false">=</mo>
      <mn>0</mn>
    </mrow>
    <annotation encoding="StarMath 5.0">ax+by+c={0}</annotation>
  </semantics>
</math>
</file>

<file path=Object 95/content.xml><?xml version="1.0" encoding="utf-8"?>
<math xmlns="http://www.w3.org/1998/Math/MathML">
  <semantics>
    <mrow>
      <mover accent="true">
        <mi>u</mi>
        <mo stretchy="false">⃗</mo>
      </mover>
      <mfenced open="(" close=")">
        <mtable>
          <mtr>
            <mtd>
              <mrow>
                <mo stretchy="false">−</mo>
                <mi>b</mi>
              </mrow>
            </mtd>
          </mtr>
          <mtr>
            <mtd>
              <mi>a</mi>
            </mtd>
          </mtr>
        </mtable>
      </mfenced>
    </mrow>
    <annotation encoding="StarMath 5.0"> vec {u}left( matrix{ -b##a } right)</annotation>
  </semantics>
</math>
</file>

<file path=Object 96/content.xml><?xml version="1.0" encoding="utf-8"?>
<math xmlns="http://www.w3.org/1998/Math/MathML">
  <semantics>
    <mrow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  <mo stretchy="false">≠</mo>
      <mrow>
        <mo stretchy="false">(</mo>
        <mrow>
          <mn>0</mn>
          <mstyle mathvariant="normal">
            <mrow>
              <mi mathvariant="normal">;</mi>
            </mrow>
          </mstyle>
          <mn>0</mn>
        </mrow>
        <mo stretchy="false">)</mo>
      </mrow>
    </mrow>
    <annotation encoding="StarMath 5.0">(a nitalic; b)%notequal ({0} nitalic; {0})</annotation>
  </semantics>
</math>
</file>

<file path=Object 97/content.xml><?xml version="1.0" encoding="utf-8"?>
<math xmlns="http://www.w3.org/1998/Math/MathML">
  <semantics>
    <mrow>
      <mi>a</mi>
      <mo stretchy="false">≠</mo>
      <mn>0</mn>
    </mrow>
    <annotation encoding="StarMath 5.0">a%notequal {0}</annotation>
  </semantics>
</math>
</file>

<file path=Object 98/content.xml><?xml version="1.0" encoding="utf-8"?>
<math xmlns="http://www.w3.org/1998/Math/MathML">
  <semantics>
    <mrow>
      <mo stretchy="false">(</mo>
      <mrow>
        <mstyle mathvariant="italic">
          <mrow>
            <mi>O</mi>
          </mrow>
        </mstyle>
        <mstyle mathvariant="normal">
          <mrow>
            <mi mathvariant="normal">;</mi>
          </mrow>
        </mstyle>
        <mi/>
        <mover accent="true">
          <mstyle mathvariant="italic">
            <mrow>
              <mi>i</mi>
            </mrow>
          </mstyle>
          <mo stretchy="false">⃗</mo>
        </mover>
        <mstyle mathvariant="normal">
          <mrow>
            <mi mathvariant="normal">,</mi>
          </mrow>
        </mstyle>
        <mover accent="true">
          <mstyle mathvariant="italic">
            <mrow>
              <mi>j</mi>
            </mrow>
          </mstyle>
          <mo stretchy="false">⃗</mo>
        </mover>
      </mrow>
      <mo stretchy="false">)</mo>
    </mrow>
    <annotation encoding="StarMath 5.0">( italic O nitalic ; ` vec { italic{i}} nitalic , vec { italic{j}})</annotation>
  </semantics>
</math>
</file>

<file path=Object 99/content.xml><?xml version="1.0" encoding="utf-8"?>
<math xmlns="http://www.w3.org/1998/Math/MathML">
  <semantics>
    <mrow>
      <mi>M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(x nitalic; y)</annotation>
  </semantics>
</math>
</file>